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140000000FD7E4700F.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Dialogs/dialog-lc.xml" manifest:media-type="text/xml"/>
  <manifest:file-entry manifest:full-path="Dialogs/VBAProject/dialog-lb.xml" manifest:media-type="text/xml"/>
  <manifest:file-entry manifest:full-path="Dialogs/VBAProject/UserForm1.xml" manifest:media-type="text/xml"/>
  <manifest:file-entry manifest:full-path="Dialogs/Standard/dialog-lb.xml" manifest:media-type="text/xml"/>
  <manifest:file-entry manifest:full-path="Basic/script-lc.xml" manifest:media-type="text/xml"/>
  <manifest:file-entry manifest:full-path="Basic/VBAProject/script-lb.xml" manifest:media-type="text/xml"/>
  <manifest:file-entry manifest:full-path="Basic/VBAProject/UserForm1.xml" manifest:media-type="text/xml"/>
  <manifest:file-entry manifest:full-path="Basic/VBAProject/Sheet8.xml" manifest:media-type="text/xml"/>
  <manifest:file-entry manifest:full-path="Basic/VBAProject/Sheet3.xml" manifest:media-type="text/xml"/>
  <manifest:file-entry manifest:full-path="Basic/VBAProject/ThisWorkbook.xml" manifest:media-type="text/xml"/>
  <manifest:file-entry manifest:full-path="Basic/VBAProject/Sheet2.xml" manifest:media-type="text/xml"/>
  <manifest:file-entry manifest:full-path="Basic/VBAProject/Sheet19.xml" manifest:media-type="text/xml"/>
  <manifest:file-entry manifest:full-path="Basic/VBAProject/Sheet1.xml" manifest:media-type="text/xml"/>
  <manifest:file-entry manifest:full-path="Basic/VBAProject/Sheet9.xml" manifest:media-type="text/xml"/>
  <manifest:file-entry manifest:full-path="Basic/VBAProject/ResetModule.xml" manifest:media-type="text/xml"/>
  <manifest:file-entry manifest:full-path="Basic/VBAProject/Module5.xml" manifest:media-type="text/xml"/>
  <manifest:file-entry manifest:full-path="Basic/VBAProject/Module4.xml" manifest:media-type="text/xml"/>
  <manifest:file-entry manifest:full-path="Basic/VBAProject/Module3.xml" manifest:media-type="text/xml"/>
  <manifest:file-entry manifest:full-path="Basic/VBAProject/Module2.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ahoma1" svg:font-family="Tahoma"/>
    <style:font-face style:name="Times New Roman" svg:font-family="'Times New Roman'"/>
    <style:font-face style:name="Arial1"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76cm"/>
    </style:style>
    <style:style style:name="co2" style:family="table-column">
      <style:table-column-properties fo:break-before="auto" style:column-width="10.153cm"/>
    </style:style>
    <style:style style:name="co3" style:family="table-column">
      <style:table-column-properties fo:break-before="auto" style:column-width="23.019cm"/>
    </style:style>
    <style:style style:name="co4" style:family="table-column">
      <style:table-column-properties fo:break-before="auto" style:column-width="1.118cm"/>
    </style:style>
    <style:style style:name="co5" style:family="table-column">
      <style:table-column-properties fo:break-before="auto" style:column-width="4.671cm"/>
    </style:style>
    <style:style style:name="co6" style:family="table-column">
      <style:table-column-properties fo:break-before="auto" style:column-width="1.79cm"/>
    </style:style>
    <style:style style:name="co7" style:family="table-column">
      <style:table-column-properties fo:break-before="auto" style:column-width="3.496cm"/>
    </style:style>
    <style:style style:name="co8" style:family="table-column">
      <style:table-column-properties fo:break-before="auto" style:column-width="23.327cm"/>
    </style:style>
    <style:style style:name="co9" style:family="table-column">
      <style:table-column-properties fo:break-before="auto" style:column-width="5.173cm"/>
    </style:style>
    <style:style style:name="co10" style:family="table-column">
      <style:table-column-properties fo:break-before="auto" style:column-width="10.88cm"/>
    </style:style>
    <style:style style:name="co11" style:family="table-column">
      <style:table-column-properties fo:break-before="auto" style:column-width="4.195cm"/>
    </style:style>
    <style:style style:name="co12" style:family="table-column">
      <style:table-column-properties fo:break-before="auto" style:column-width="3.357cm"/>
    </style:style>
    <style:style style:name="co13" style:family="table-column">
      <style:table-column-properties fo:break-before="auto" style:column-width="4.951cm"/>
    </style:style>
    <style:style style:name="co14" style:family="table-column">
      <style:table-column-properties fo:break-before="auto" style:column-width="3.581cm"/>
    </style:style>
    <style:style style:name="co15" style:family="table-column">
      <style:table-column-properties fo:break-before="auto" style:column-width="1.147cm"/>
    </style:style>
    <style:style style:name="co16" style:family="table-column">
      <style:table-column-properties fo:break-before="auto" style:column-width="7.832cm"/>
    </style:style>
    <style:style style:name="co17" style:family="table-column">
      <style:table-column-properties fo:break-before="auto" style:column-width="2.88cm"/>
    </style:style>
    <style:style style:name="co18" style:family="table-column">
      <style:table-column-properties fo:break-before="auto" style:column-width="2.517cm"/>
    </style:style>
    <style:style style:name="co19" style:family="table-column">
      <style:table-column-properties fo:break-before="auto" style:column-width="3.44cm"/>
    </style:style>
    <style:style style:name="co20" style:family="table-column">
      <style:table-column-properties fo:break-before="auto" style:column-width="3.385cm"/>
    </style:style>
    <style:style style:name="co21" style:family="table-column">
      <style:table-column-properties fo:break-before="auto" style:column-width="3.272cm"/>
    </style:style>
    <style:style style:name="co22" style:family="table-column">
      <style:table-column-properties fo:break-before="auto" style:column-width="2.937cm"/>
    </style:style>
    <style:style style:name="co23" style:family="table-column">
      <style:table-column-properties fo:break-before="auto" style:column-width="2.685cm"/>
    </style:style>
    <style:style style:name="co24" style:family="table-column">
      <style:table-column-properties fo:break-before="auto" style:column-width="2.237cm"/>
    </style:style>
    <style:style style:name="co25" style:family="table-column">
      <style:table-column-properties fo:break-before="auto" style:column-width="2.545cm"/>
    </style:style>
    <style:style style:name="co26" style:family="table-column">
      <style:table-column-properties fo:break-before="auto" style:column-width="2.293cm"/>
    </style:style>
    <style:style style:name="co27" style:family="table-column">
      <style:table-column-properties fo:break-before="auto" style:column-width="1.958cm"/>
    </style:style>
    <style:style style:name="co28" style:family="table-column">
      <style:table-column-properties fo:break-before="auto" style:column-width="13.51cm"/>
    </style:style>
    <style:style style:name="co29" style:family="table-column">
      <style:table-column-properties fo:break-before="auto" style:column-width="1.314cm"/>
    </style:style>
    <style:style style:name="co30" style:family="table-column">
      <style:table-column-properties fo:break-before="auto" style:column-width="3.244cm"/>
    </style:style>
    <style:style style:name="co31" style:family="table-column">
      <style:table-column-properties fo:break-before="auto" style:column-width="3.552cm"/>
    </style:style>
    <style:style style:name="co32" style:family="table-column">
      <style:table-column-properties fo:break-before="auto" style:column-width="2.489cm"/>
    </style:style>
    <style:style style:name="co33" style:family="table-column">
      <style:table-column-properties fo:break-before="auto" style:column-width="1.774cm"/>
    </style:style>
    <style:style style:name="ro1" style:family="table-row">
      <style:table-row-properties style:row-height="0.45cm" fo:break-before="auto" style:use-optimal-row-height="false"/>
    </style:style>
    <style:style style:name="ro2" style:family="table-row">
      <style:table-row-properties style:row-height="0.661cm" fo:break-before="auto" style:use-optimal-row-height="false"/>
    </style:style>
    <style:style style:name="ro3" style:family="table-row">
      <style:table-row-properties style:row-height="0.714cm" fo:break-before="auto" style:use-optimal-row-height="false"/>
    </style:style>
    <style:style style:name="ro4" style:family="table-row">
      <style:table-row-properties style:row-height="0.476cm" fo:break-before="auto" style:use-optimal-row-height="false"/>
    </style:style>
    <style:style style:name="ro5" style:family="table-row">
      <style:table-row-properties style:row-height="0.661cm" fo:break-before="auto" style:use-optimal-row-height="false"/>
    </style:style>
    <style:style style:name="ro6" style:family="table-row">
      <style:table-row-properties style:row-height="0.635cm" fo:break-before="auto" style:use-optimal-row-height="false"/>
    </style:style>
    <style:style style:name="ro7" style:family="table-row">
      <style:table-row-properties style:row-height="1.27cm" fo:break-before="auto" style:use-optimal-row-height="false"/>
    </style:style>
    <style:style style:name="ro8" style:family="table-row">
      <style:table-row-properties style:row-height="0.635cm" fo:break-before="auto" style:use-optimal-row-height="false"/>
    </style:style>
    <style:style style:name="ro9" style:family="table-row">
      <style:table-row-properties style:row-height="0.529cm" fo:break-before="auto" style:use-optimal-row-height="false"/>
    </style:style>
    <style:style style:name="ro10" style:family="table-row">
      <style:table-row-properties style:row-height="0.529cm" fo:break-before="auto" style:use-optimal-row-height="false"/>
    </style:style>
    <style:style style:name="ro11" style:family="table-row">
      <style:table-row-properties style:row-height="0.45cm" fo:break-before="auto" style:use-optimal-row-height="false"/>
    </style:style>
    <style:style style:name="ro12" style:family="table-row">
      <style:table-row-properties style:row-height="0.714cm" fo:break-before="auto" style:use-optimal-row-height="false"/>
    </style:style>
    <style:style style:name="ro13" style:family="table-row">
      <style:table-row-properties style:row-height="1.429cm" fo:break-before="auto" style:use-optimal-row-height="false"/>
    </style:style>
    <style:style style:name="ro14" style:family="table-row">
      <style:table-row-properties style:row-height="0.556cm" fo:break-before="auto" style:use-optimal-row-height="false"/>
    </style:style>
    <style:style style:name="ro15" style:family="table-row">
      <style:table-row-properties style:row-height="0.476cm" fo:break-before="auto" style:use-optimal-row-height="false"/>
    </style:style>
    <style:style style:name="ro16" style:family="table-row">
      <style:table-row-properties style:row-height="0.556cm" fo:break-before="auto" style:use-optimal-row-height="false"/>
    </style:style>
    <style:style style:name="ro17" style:family="table-row">
      <style:table-row-properties style:row-height="0.953cm" fo:break-before="auto" style:use-optimal-row-height="false"/>
    </style:style>
    <style:style style:name="ro18" style:family="table-row">
      <style:table-row-properties style:row-height="1.376cm" fo:break-before="auto" style:use-optimal-row-height="false"/>
    </style:style>
    <style:style style:name="ro19" style:family="table-row">
      <style:table-row-properties style:row-height="1.931cm" fo:break-before="auto" style:use-optimal-row-height="false"/>
    </style:style>
    <style:style style:name="ro20" style:family="table-row">
      <style:table-row-properties style:row-height="1.164cm" fo:break-before="auto" style:use-optimal-row-height="false"/>
    </style:style>
    <style:style style:name="ro21" style:family="table-row">
      <style:table-row-properties style:row-height="1.376cm" fo:break-before="auto" style:use-optimal-row-height="false"/>
    </style:style>
    <style:style style:name="ro22" style:family="table-row">
      <style:table-row-properties style:row-height="0.741cm" fo:break-before="auto" style:use-optimal-row-height="false"/>
    </style:style>
    <style:style style:name="ro23" style:family="table-row">
      <style:table-row-properties style:row-height="1.296cm" fo:break-before="auto" style:use-optimal-row-height="false"/>
    </style:style>
    <style:style style:name="ro24" style:family="table-row">
      <style:table-row-properties style:row-height="1.905cm" fo:break-before="auto" style:use-optimal-row-height="false"/>
    </style:style>
    <style:style style:name="ro25" style:family="table-row">
      <style:table-row-properties style:row-height="1.27cm" fo:break-before="auto" style:use-optimal-row-height="false"/>
    </style:style>
    <style:style style:name="ro26" style:family="table-row">
      <style:table-row-properties style:row-height="1.323cm" fo:break-before="auto" style:use-optimal-row-height="false"/>
    </style:style>
    <style:style style:name="ro27" style:family="table-row">
      <style:table-row-properties style:row-height="1.032cm" fo:break-before="auto" style:use-optimal-row-height="false"/>
    </style:style>
    <style:style style:name="ta1" style:family="table" style:master-page-name="PageStyle_5f_User_27_s_20_Guide">
      <style:table-properties table:display="true" style:writing-mode="lr-tb"/>
    </style:style>
    <style:style style:name="ta2" style:family="table" style:master-page-name="PageStyle_5f_Activity_20_Description">
      <style:table-properties table:display="true" style:writing-mode="lr-tb"/>
    </style:style>
    <style:style style:name="ta3" style:family="table" style:master-page-name="PageStyle_5f_ERR_20__26__20_Sensitivity_20_Analysis">
      <style:table-properties table:display="true" style:writing-mode="lr-tb"/>
    </style:style>
    <style:style style:name="ta4" style:family="table" style:master-page-name="PageStyle_5f_ERR_20_CALCULATION">
      <style:table-properties table:display="true" style:writing-mode="lr-tb"/>
    </style:style>
    <style:style style:name="ta5" style:family="table" style:master-page-name="PageStyle_5f_Value_20_Added_20_per_20_Tourist">
      <style:table-properties table:display="true" style:writing-mode="lr-tb"/>
    </style:style>
    <style:style style:name="ta6" style:family="table" style:master-page-name="PageStyle_5f_CB_5f_DATA_5f_">
      <style:table-properties table:display="false" style:writing-mode="lr-tb"/>
    </style: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0"/>
    <style:style style:name="ce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4"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6"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order-bottom="2.49pt double-thin #000000" style:border-line-width-bottom="0.018cm 0.053cm 0.018cm" style:diagonal-bl-tr="none" style:diagonal-tl-br="none" style:text-align-source="fix" style:repeat-content="false" fo:wrap-option="wrap" fo:border-left="2.49pt double-thin #000000" style:border-line-width-left="0.018cm 0.053cm 0.018cm" style:direction="ltr" fo:padding="0.071cm" fo:border-right="0.74pt solid #000000" style:rotation-angle="0" style:rotation-align="none" style:shrink-to-fit="false" fo:border-top="2.49pt double-thin #000000" style:border-line-width-top="0.018cm 0.053cm 0.018cm"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8" style:family="table-cell" style:parent-style-name="Default">
      <style:table-cell-properties style:glyph-orientation-vertical="0" fo:border-bottom="2.49pt double-thin #000000" style:border-line-width-bottom="0.018cm 0.053cm 0.018cm" style:diagonal-bl-tr="none" style:diagonal-tl-br="none" style:text-align-source="fix" style:repeat-content="false" fo:wrap-option="wrap" fo:border-left="2.49pt double-thin #000000" style:border-line-width-left="0.018cm 0.053cm 0.018cm" style:direction="ltr" fo:padding="0.071cm"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9" style:family="table-cell" style:parent-style-name="Default">
      <style:table-cell-properties style:glyph-orientation-vertical="0" fo:border-bottom="0.74pt solid #000000" style:diagonal-bl-tr="none" style:diagonal-tl-br="none" style:text-align-source="fix" style:repeat-content="false" fo:wrap-option="wrap" fo:border-left="2.49pt double-thin #000000" style:border-line-width-left="0.018cm 0.053cm 0.018cm" style:direction="ltr" fo:padding="0.071cm" fo:border-right="0.74pt solid #000000" style:rotation-angle="0" style:rotation-align="none" style:shrink-to-fit="false" fo:border-top="2.49pt double-thin #000000" style:border-line-width-top="0.018cm 0.053cm 0.018cm"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0" style:family="table-cell" style:parent-style-name="Default">
      <style:table-cell-properties style:glyph-orientation-vertical="0" fo:border-bottom="0.74pt solid #000000" style:diagonal-bl-tr="none" style:diagonal-tl-br="none" style:text-align-source="fix" style:repeat-content="false" fo:wrap-option="wrap" fo:border-left="2.49pt double-thin #000000" style:border-line-width-left="0.018cm 0.053cm 0.018cm" style:direction="ltr" fo:padding="0.071cm"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fix" style:repeat-content="false" fo:wrap-option="wrap" fo:border-left="2.49pt double-thin #000000" style:border-line-width-left="0.018cm 0.053cm 0.018cm" style:direction="ltr" fo:padding="0.071cm"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2" style:family="table-cell" style:parent-style-name="Default">
      <style:table-cell-properties style:glyph-orientation-vertical="0" fo:border-bottom="none" style:diagonal-bl-tr="none" style:diagonal-tl-br="none" style:text-align-source="value-type" style:repeat-content="false" fo:wrap-option="wrap" fo:border-left="2.49pt double-thin #000000" style:border-line-width-left="0.018cm 0.053cm 0.018cm" style:direction="ltr" fo:padding="0.071cm"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3" style:family="table-cell" style:parent-style-name="Default">
      <style:table-cell-properties style:glyph-orientation-vertical="0" fo:border-bottom="0.74pt solid #000000" style:diagonal-bl-tr="none" style:diagonal-tl-br="none" style:text-align-source="fix" style:repeat-content="false" fo:wrap-option="wrap" fo:border-left="2.49pt double-thin #000000" style:border-line-width-left="0.018cm 0.053cm 0.018cm"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4" style:family="table-cell" style:parent-style-name="Default">
      <style:table-cell-properties style:glyph-orientation-vertical="0" fo:border-bottom="1.76pt solid #000000" style:diagonal-bl-tr="none" style:diagonal-tl-br="none" style:text-align-source="fix" style:repeat-content="false" fo:wrap-option="wrap" fo:border-left="2.49pt double-thin #000000" style:border-line-width-left="0.018cm 0.053cm 0.018cm" style:direction="ltr" fo:padding="0.071cm" fo:border-right="2.49pt double-thin #000000" style:border-line-width-right="0.018cm 0.053cm 0.018cm"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5"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fix" style:repeat-content="false" fo:background-color="transparent" fo:wrap-option="wrap" fo:border-left="2.49pt double-thin #000000" style:border-line-width-left="0.018cm 0.053cm 0.018cm" style:direction="ltr" fo:padding="0.071cm" fo:border-right="2.49pt double-thin #000000" style:border-line-width-right="0.018cm 0.053cm 0.018cm" style:rotation-angle="0" style:rotation-align="none" style:shrink-to-fit="false" fo:border-top="non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Arial1" fo:font-size="14pt" fo:font-style="normal" fo:text-shadow="none" style:text-underline-style="solid" style:text-underline-width="auto" style:text-underline-color="font-color" fo:font-weight="normal" style:font-size-asian="14pt" style:font-style-asian="normal" style:font-weight-asian="normal" style:font-name-complex="Arial1" style:font-size-complex="14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wrap" fo:border-left="2.49pt double-thin #000000" style:border-line-width-left="0.018cm 0.053cm 0.018cm" style:direction="ltr" fo:padding="0.071cm" fo:border-right="2.49pt double-thin #000000" style:border-line-width-right="0.018cm 0.053cm 0.018cm"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7" style:family="table-cell" style:parent-style-name="Default">
      <style:table-cell-properties style:glyph-orientation-vertical="0" fo:border-bottom="none" style:diagonal-bl-tr="none" style:diagonal-tl-br="none" style:text-align-source="fix" style:repeat-content="false" fo:background-color="transparent" fo:wrap-option="wrap" fo:border-left="2.49pt double-thin #000000" style:border-line-width-left="0.018cm 0.053cm 0.018cm" style:direction="ltr" fo:padding="0.071cm" fo:border-right="2.49pt double-thin #000000" style:border-line-width-right="0.018cm 0.053cm 0.018cm"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8"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2.49pt double-thin #000000" style:border-line-width-left="0.018cm 0.053cm 0.018cm" style:direction="ltr" fo:padding="0.071cm" fo:border-right="2.49pt double-thin #000000" style:border-line-width-right="0.018cm 0.053cm 0.018cm" style:rotation-angle="0" style:rotation-align="none" style:shrink-to-fit="false" fo:border-top="none" style:vertical-align="middle" loext:vertical-justify="auto"/>
      <style:paragraph-properties css3t:text-justify="auto" fo:margin-left="0cm" style:writing-mode="page"/>
      <style:text-properties fo:color="#0000ff" style:text-outline="false" style:text-line-through-style="none" style:text-line-through-type="none" style:font-name="Arial1" fo:font-size="14pt" fo:font-style="normal" fo:text-shadow="none" style:text-underline-style="solid" style:text-underline-width="auto" style:text-underline-color="font-color" fo:font-weight="normal" style:font-size-asian="14pt" style:font-style-asian="normal" style:font-weight-asian="normal" style:font-name-complex="Arial1" style:font-size-complex="14pt" style:font-style-complex="normal" style:font-weight-complex="normal"/>
    </style:style>
    <style:style style:name="ce19" style:family="table-cell" style:parent-style-name="Default">
      <style:table-cell-properties style:glyph-orientation-vertical="0" fo:border-bottom="none" style:diagonal-bl-tr="none" style:diagonal-tl-br="none" style:text-align-source="fix" style:repeat-content="false" fo:wrap-option="wrap" fo:border-left="2.49pt double-thin #000000" style:border-line-width-left="0.018cm 0.053cm 0.018cm"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0" style:family="table-cell" style:parent-style-name="Default">
      <style:table-cell-properties style:glyph-orientation-vertical="0" fo:border-bottom="none" style:diagonal-bl-tr="none" style:diagonal-tl-br="none" style:text-align-source="fix" style:repeat-content="false" fo:background-color="transparent" fo:wrap-option="wrap" fo:border-left="2.49pt double-thin #000000" style:border-line-width-left="0.018cm 0.053cm 0.018cm" style:direction="ltr" fo:padding="0.071cm" fo:border-right="2.49pt double-thin #000000" style:border-line-width-right="0.018cm 0.053cm 0.018cm"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1" style:family="table-cell" style:parent-style-name="Default">
      <style:table-cell-properties style:glyph-orientation-vertical="0" fo:border-bottom="2.49pt double-thin #000000" style:border-line-width-bottom="0.018cm 0.053cm 0.018cm" style:diagonal-bl-tr="none" style:diagonal-tl-br="none" style:text-align-source="value-type" style:repeat-content="false" fo:wrap-option="wrap" fo:border-left="2.49pt double-thin #000000" style:border-line-width-left="0.018cm 0.053cm 0.018cm"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24"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2.49pt double-thin #000000" style:border-line-width-right="0.018cm 0.053cm 0.018cm" style:rotation-angle="0" style:rotation-align="none" style:shrink-to-fit="false" fo:border-top="2.49pt double-thin #000000" style:border-line-width-top="0.018cm 0.053cm 0.018cm"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6" style:family="table-cell" style:parent-style-name="Default">
      <style:table-cell-properties style:glyph-orientation-vertical="0" fo:border-bottom="2.49pt double-thin #000000" style:border-line-width-bottom="0.018cm 0.053cm 0.018cm" style:diagonal-bl-tr="none" style:diagonal-tl-br="none" style:text-align-source="fix" style:repeat-content="false" fo:wrap-option="wrap" fo:border-left="none" style:direction="ltr" fo:padding="0.071cm" fo:border-right="2.49pt double-thin #000000" style:border-line-width-right="0.018cm 0.053cm 0.018cm"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2.49pt double-thin #000000" style:border-line-width-right="0.018cm 0.053cm 0.018cm" style:rotation-angle="0" style:rotation-align="none" style:shrink-to-fit="false" fo:border-top="2.49pt double-thin #000000" style:border-line-width-top="0.018cm 0.053cm 0.018cm"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2.49pt double-thin #000000" style:border-line-width-right="0.018cm 0.053cm 0.018cm"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2.49pt double-thin #000000" style:border-line-width-right="0.018cm 0.053cm 0.018cm"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0"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2.49pt double-thin #000000" style:border-line-width-right="0.018cm 0.053cm 0.018cm"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1"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double-thin #000000" style:border-line-width-right="0.018cm 0.053cm 0.018cm"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2"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2.49pt double-thin #000000" style:border-line-width-right="0.018cm 0.053cm 0.018cm" style:rotation-angle="0" style:rotation-align="none" style:shrink-to-fit="false" fo:border-top="0.74pt solid #000000"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3"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padding="0.071cm" fo:border-right="2.49pt double-thin #000000" style:border-line-width-right="0.018cm 0.053cm 0.018cm" style:rotation-angle="0" style:rotation-align="none" style:shrink-to-fit="false" fo:border-top="non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Arial1" fo:font-size="14pt" fo:font-style="normal" fo:text-shadow="none" style:text-underline-style="solid" style:text-underline-width="auto" style:text-underline-color="font-color" fo:font-weight="normal" style:font-size-asian="14pt" style:font-style-asian="normal" style:font-weight-asian="normal" style:font-name-complex="Arial1" style:font-size-complex="14pt" style:font-style-complex="normal" style:font-weight-complex="normal"/>
    </style:style>
    <style:style style:name="ce3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2.49pt double-thin #000000" style:border-line-width-right="0.018cm 0.053cm 0.018cm"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2.49pt double-thin #000000" style:border-line-width-right="0.018cm 0.053cm 0.018cm"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6"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none" style:direction="ltr" fo:padding="0.071cm" fo:border-right="2.49pt double-thin #000000" style:border-line-width-right="0.018cm 0.053cm 0.018cm" style:rotation-angle="0" style:rotation-align="none" style:shrink-to-fit="false" fo:border-top="none" style:vertical-align="middle" loext:vertical-justify="auto"/>
      <style:paragraph-properties css3t:text-justify="auto" fo:margin-left="0cm" style:writing-mode="page"/>
      <style:text-properties fo:color="#0000ff" style:text-outline="false" style:text-line-through-style="none" style:text-line-through-type="none" style:font-name="Arial1" fo:font-size="14pt" fo:font-style="normal" fo:text-shadow="none" style:text-underline-style="solid" style:text-underline-width="auto" style:text-underline-color="font-color" fo:font-weight="normal" style:font-size-asian="14pt" style:font-style-asian="normal" style:font-weight-asian="normal" style:font-name-complex="Arial1" style:font-size-complex="14pt" style:font-style-complex="normal" style:font-weight-complex="normal"/>
    </style:style>
    <style:style style:name="ce37"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padding="0.071cm" fo:border-right="2.49pt double-thin #000000" style:border-line-width-right="0.018cm 0.053cm 0.018cm" style:rotation-angle="0" style:rotation-align="none" style:shrink-to-fit="false" fo:border-top="none" style:vertical-align="middle" loext:vertical-justify="auto">
        <style:hyperlink xlink:href="#ERR CALCULATION.A1" xlink:type="simple"/>
      </style:table-cell-properties>
      <style:paragraph-properties fo:text-align="start" css3t:text-justify="auto" fo:margin-left="0cm" style:writing-mode="page"/>
      <style:text-properties fo:color="#0000ff" style:text-outline="false" style:text-line-through-style="none" style:text-line-through-type="none" style:font-name="Arial1" fo:font-size="14pt" fo:font-style="normal" fo:text-shadow="none" style:text-underline-style="solid" style:text-underline-width="auto" style:text-underline-color="font-color" fo:font-weight="normal" style:font-size-asian="14pt" style:font-style-asian="normal" style:font-weight-asian="normal" style:font-name-complex="Arial1" style:font-size-complex="14pt" style:font-style-complex="normal" style:font-weight-complex="normal"/>
    </style:style>
    <style:style style:name="ce38"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2.49pt double-thin #000000" style:border-line-width-right="0.018cm 0.053cm 0.018cm"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9"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padding="0.071cm" fo:border-right="2.49pt double-thin #000000" style:border-line-width-right="0.018cm 0.053cm 0.018cm" style:rotation-angle="0" style:rotation-align="none" style:shrink-to-fit="false" fo:border-top="none" style:vertical-align="middle" loext:vertical-justify="auto">
        <style:hyperlink xlink:href="#Value Added per Tourist.A1" xlink:type="simple"/>
      </style:table-cell-properties>
      <style:paragraph-properties fo:text-align="start" css3t:text-justify="auto" fo:margin-left="0cm" style:writing-mode="page"/>
      <style:text-properties fo:color="#0000ff" style:text-outline="false" style:text-line-through-style="none" style:text-line-through-type="none" style:font-name="Arial1" fo:font-size="14pt" fo:font-style="normal" fo:text-shadow="none" style:text-underline-style="solid" style:text-underline-width="auto" style:text-underline-color="font-color" fo:font-weight="normal" style:font-size-asian="14pt" style:font-style-asian="normal" style:font-weight-asian="normal" style:font-name-complex="Arial1" style:font-size-complex="14pt" style:font-style-complex="normal" style:font-weight-complex="normal"/>
    </style:style>
    <style:style style:name="ce40" style:family="table-cell" style:parent-style-name="Default">
      <style:table-cell-properties style:glyph-orientation-vertical="0" fo:border-bottom="2.49pt double-thin #000000" style:border-line-width-bottom="0.018cm 0.053cm 0.018cm" style:diagonal-bl-tr="none" style:diagonal-tl-br="none" style:text-align-source="value-type" style:repeat-content="false" fo:wrap-option="wrap" fo:border-left="none" style:direction="ltr" fo:padding="0.071cm" fo:border-right="2.49pt double-thin #000000" style:border-line-width-right="0.018cm 0.053cm 0.018cm"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45"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7"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9"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 style:family="table-cell" style:parent-style-name="Default" style:data-style-name="N100">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1" style:family="table-cell" style:parent-style-name="Default" style:data-style-name="N100">
      <style:table-cell-properties style:glyph-orientation-vertical="0"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 style:family="table-cell" style:parent-style-name="Default" style:data-style-name="N100">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lr-tb"/>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 style:family="table-cell" style:parent-style-name="Default" style:data-style-name="N100">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middle" loext:vertical-justify="auto"/>
      <style:paragraph-properties css3t:text-justify="auto" fo:margin-left="0cm" style:writing-mode="page"/>
    </style:style>
    <style:style style:name="ce5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58" style:family="table-cell" style:parent-style-name="Default">
      <style:table-cell-properties style:glyph-orientation-vertical="0" fo:border-bottom="none" style:diagonal-bl-tr="none" style:diagonal-tl-br="none" style:text-align-source="value-type" style:repeat-content="false" fo:wrap-option="no-wrap" fo:border-left="2.49pt double-thin #000000" style:border-line-width-left="0.018cm 0.053cm 0.018cm" style:direction="ltr" fo:padding="0.071cm" fo:border-right="none" style:rotation-angle="0" style:rotation-align="none" style:shrink-to-fit="false" fo:border-top="2.49pt double-thin #000000" style:border-line-width-top="0.018cm 0.053cm 0.018cm"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9" style:family="table-cell" style:parent-style-name="Default">
      <style:table-cell-properties style:glyph-orientation-vertical="0" fo:border-bottom="2.49pt double-thin #000000" style:border-line-width-bottom="0.018cm 0.053cm 0.018cm" fo:background-color="#ffffff" style:diagonal-bl-tr="none" style:diagonal-tl-br="none" style:text-align-source="fix" style:repeat-content="false" fo:wrap-option="wrap" fo:border-left="2.49pt double-thin #000000" style:border-line-width-left="0.018cm 0.053cm 0.018cm" style:direction="ltr" fo:padding="0.071cm" fo:border-right="2.49pt double-thin #000000" style:border-line-width-right="0.018cm 0.053cm 0.018cm"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0" style:family="table-cell" style:parent-style-name="Default">
      <style:table-cell-properties style:glyph-orientation-vertical="0" fo:border-bottom="none" fo:background-color="#ffffff" style:diagonal-bl-tr="none" style:diagonal-tl-br="none" style:text-align-source="fix" style:repeat-content="false" fo:wrap-option="wrap" fo:border-left="2.49pt double-thin #000000" style:border-line-width-left="0.018cm 0.053cm 0.018cm"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1" style:family="table-cell" style:parent-style-name="Default">
      <style:table-cell-properties style:glyph-orientation-vertical="0" fo:border-bottom="2.49pt double-thin #000000" style:border-line-width-bottom="0.018cm 0.053cm 0.018cm" fo:background-color="#ffffff" style:diagonal-bl-tr="none" style:diagonal-tl-br="none" style:text-align-source="fix" style:repeat-content="false" fo:wrap-option="wrap" fo:border-left="2.49pt double-thin #000000" style:border-line-width-left="0.018cm 0.053cm 0.018cm"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2"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63"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64" style:family="table-cell" style:parent-style-name="Default">
      <style:table-cell-properties style:glyph-orientation-vertical="0" fo:border-bottom="none"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6"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7" style:family="table-cell" style:parent-style-name="Default">
      <style:table-cell-properties style:glyph-orientation-vertical="0" fo:border-bottom="none" style:diagonal-bl-tr="none" style:diagonal-tl-br="none" style:text-align-source="value-type"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9" style:family="table-cell" style:parent-style-name="Normal_5f_jwwREPMCA_20_ERR_20_Model_20_Tourism_20_Component_20_DRAFT_20_FINAL_20_V3_20_JB_20_July_20_2007" style:data-style-name="N1">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70"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0" style:apply-style-name="Excel_5f_CondFormat_5f_3_5f_1_5f_1" style:base-cell-address="'ERR &amp; Sensitivity Analysis'.B35"/>
      <style:map style:condition="cell-content()!=0" style:apply-style-name="Excel_5f_CondFormat_5f_3_5f_1_5f_2" style:base-cell-address="'ERR &amp; Sensitivity Analysis'.B35"/>
    </style:style>
    <style:style style:name="ce71"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72" style:family="table-cell" style:parent-style-name="Normal_5f_jwwREPMCA_20_ERR_20_Model_20_Tourism_20_Component_20_DRAFT_20_FINAL_20_V3_20_JB_20_July_20_2007" style:data-style-name="N1">
      <style:table-cell-properties style:glyph-orientation-vertical="0" fo:background-color="#ccffcc"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2.49pt double-thin #000000" style:border-line-width-top="0.018cm 0.053cm 0.018cm"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4"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5" style:family="table-cell" style:parent-style-name="Default">
      <style:table-cell-properties style:glyph-orientation-vertical="0" fo:border-bottom="2.49pt double-thin #000000" style:border-line-width-bottom="0.018cm 0.053cm 0.018cm" fo:background-color="#ff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6" style:family="table-cell" style:parent-style-name="Default">
      <style:table-cell-properties style:glyph-orientation-vertical="0" style:diagonal-bl-tr="none" style:diagonal-tl-br="none" style:text-align-source="fix" style:repeat-content="false" fo:wrap-option="wrap" fo:border="0.74pt solid #c0c0c0" style:direction="ltr" fo:padding="0.071cm" style:rotation-angle="0" style:rotation-align="none" style:shrink-to-fit="false" style:vertical-align="middle" loext:vertical-justify="auto"/>
      <style:paragraph-properties fo:text-align="center" css3t:text-justify="auto" fo:margin-left="0cm"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table-cell-properties style:glyph-orientation-vertical="0" fo:border-bottom="none" style:diagonal-bl-tr="none" style:diagonal-tl-br="none" style:text-align-source="value-type" style:repeat-content="false" fo:wrap-option="wrap" fo:border-left="0.74pt solid #000000" style:direction="ltr" fo:padding="0.071cm" fo:border-right="none" style:rotation-angle="0" style:rotation-align="none" style:shrink-to-fit="false" fo:border-top="1.76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78"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7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8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74pt solid #000000"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81"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8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8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Normal_5f_jwwREPMCA_20_ERR_20_Model_20_Tourism_20_Component_20_DRAFT_20_FINAL_20_V3_20_JB_20_July_20_2007" style:data-style-name="N1">
      <style:table-cell-properties style:glyph-orientation-vertical="0" fo:border-bottom="0.74pt solid #000000" fo:background-color="#ccffcc"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74pt solid #c0c0c0" style:direction="ltr" fo:padding="0.071cm" style:rotation-angle="0" style:rotation-align="none" style:shrink-to-fit="false" style:vertical-align="middle" loext:vertical-justify="auto"/>
      <style:paragraph-properties fo:text-align="center" css3t:text-justify="auto" fo:margin-left="0cm" style:writing-mode="page"/>
      <style:text-properties fo:color="#969696"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87"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88" style:family="table-cell" style:parent-style-name="Excel_5f_BuiltIn_5f_Percent" style:data-style-name="N10">
      <style:table-cell-properties style:glyph-orientation-vertical="0" fo:border-bottom="none" fo:background-color="#ffff99"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89" style:family="table-cell" style:parent-style-name="Excel_5f_BuiltIn_5f_Percent" style:data-style-name="N10">
      <style:table-cell-properties style:glyph-orientation-vertical="0" fo:border-bottom="none" fo:background-color="#ffff99"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90"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91" style:family="table-cell" style:parent-style-name="Excel_5f_BuiltIn_5f_Percent" style:data-style-name="N2">
      <style:table-cell-properties style:glyph-orientation-vertical="0" fo:border-bottom="none" fo:background-color="#ffff99"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92" style:family="table-cell" style:parent-style-name="Excel_5f_BuiltIn_5f_Percent" style:data-style-name="N128">
      <style:table-cell-properties style:glyph-orientation-vertical="0" fo:border-bottom="none" fo:background-color="#ffff99"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93" style:family="table-cell" style:parent-style-name="Default" style:data-style-name="N128">
      <style:table-cell-properties style:glyph-orientation-vertical="0" fo:border-bottom="none" fo:background-color="#ffff99"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94" style:family="table-cell" style:parent-style-name="Default" style:data-style-name="N1">
      <style:table-cell-properties style:glyph-orientation-vertical="0" fo:border-bottom="0.74pt solid #000000" fo:background-color="#ffff99"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95"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data-style-name="N127">
      <style:table-cell-properties style:glyph-orientation-vertical="0" fo:background-color="#00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97" style:family="table-cell" style:parent-style-name="Default" style:data-style-name="N127">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data-style-name="N127">
      <style:table-cell-properties style:glyph-orientation-vertical="0"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9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2.49pt double-thin #000000" style:border-line-width-top="0.018cm 0.053cm 0.018cm"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01" style:family="table-cell" style:parent-style-name="Default">
      <style:table-cell-properties style:glyph-orientation-vertical="0" fo:border-bottom="0.74pt solid #ffffff" fo:background-color="#ffffff" style:diagonal-bl-tr="none" style:diagonal-tl-br="none" style:text-align-source="fix" style:repeat-content="false" fo:wrap-option="wrap" fo:border-left="none" style:direction="ltr" fo:padding="0.071cm" fo:border-right="0.74pt solid #ffffff" style:rotation-angle="0" style:rotation-align="none" style:shrink-to-fit="false" fo:border-top="0.74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0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04" style:family="table-cell" style:parent-style-name="Default" style:data-style-name="N10">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05"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06" style:family="table-cell" style:parent-style-name="Excel_5f_BuiltIn_5f_Percent" style:data-style-name="N2">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07" style:family="table-cell" style:parent-style-name="Excel_5f_BuiltIn_5f_Percent" style:data-style-name="N128">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08" style:family="table-cell" style:parent-style-name="Default" style:data-style-name="N128">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0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10" style:family="table-cell" style:parent-style-name="Default" style:data-style-name="N11">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end" css3t:text-justify="auto" fo:margin-left="0cm" style:writing-mode="page"/>
      <style:text-properties fo:color="#0080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2" style:family="table-cell" style:parent-style-name="Default" style:data-style-name="N10">
      <style:table-cell-properties style:glyph-orientation-vertical="0" fo:border-bottom="none"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13" style:family="table-cell" style:parent-style-name="Default" style:data-style-name="N2">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14"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15" style:family="table-cell" style:parent-style-name="Default" style:data-style-name="N128">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16" style:family="table-cell" style:parent-style-name="Default">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17"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2.49pt double-thin #000000" style:border-line-width-right="0.018cm 0.053cm 0.018cm" style:rotation-angle="0" style:rotation-align="none" style:shrink-to-fit="false" fo:border-top="2.49pt double-thin #000000" style:border-line-width-top="0.018cm 0.053cm 0.018cm"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20"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padding="0.071cm" fo:border-right="2.49pt double-thin #000000" style:border-line-width-right="0.018cm 0.053cm 0.018cm"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21" style:family="table-cell" style:parent-style-name="Default">
      <style:table-cell-properties style:glyph-orientation-vertical="0" fo:border-bottom="2.49pt double-thin #000000" style:border-line-width-bottom="0.018cm 0.053cm 0.018cm" fo:background-color="#ffffff" style:diagonal-bl-tr="none" style:diagonal-tl-br="none" style:text-align-source="fix" style:repeat-content="false" fo:wrap-option="wrap" fo:border-left="none" style:direction="ltr" fo:padding="0.071cm" fo:border-right="2.49pt double-thin #000000" style:border-line-width-right="0.018cm 0.053cm 0.018cm"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2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23" style:family="table-cell" style:parent-style-name="Default" style:data-style-name="N10">
      <style:table-cell-properties style:glyph-orientation-vertical="0" fo:border-bottom="none" fo:background-color="#ccffcc"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2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25" style:family="table-cell" style:parent-style-name="Excel_5f_BuiltIn_5f_Comma" style:data-style-name="N2">
      <style:table-cell-properties style:glyph-orientation-vertical="0" fo:border-bottom="none" fo:background-color="#ccffcc"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26" style:family="table-cell" style:parent-style-name="Excel_5f_BuiltIn_5f_Comma" style:data-style-name="N128">
      <style:table-cell-properties style:glyph-orientation-vertical="0" fo:border-bottom="none" fo:background-color="#ccffcc"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27" style:family="table-cell" style:parent-style-name="Excel_5f_BuiltIn_5f_Comma" style:data-style-name="N1">
      <style:table-cell-properties style:glyph-orientation-vertical="0" fo:border-bottom="0.74pt solid #000000" fo:background-color="#ccffcc"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2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9" style:family="table-cell" style:parent-style-name="Default" style:data-style-name="N127">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Normal_5f_jwwREPMCA_20_ERR_20_Model_20_Tourism_20_Component_20_DRAFT_20_FINAL_20_V3_20_JB_20_July_20_2007" style:data-style-name="N1">
      <style:table-cell-properties style:glyph-orientation-vertical="0" fo:border-bottom="0.74pt solid #000000" fo:background-color="#ccffcc"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31" style:family="table-cell" style:parent-style-name="Normal_5f_jwwREPMCA_20_ERR_20_Model_20_Tourism_20_Component_20_DRAFT_20_FINAL_20_V3_20_JB_20_July_20_2007" style:data-style-name="N1">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000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132" style:family="table-cell" style:parent-style-name="Normal_5f_jwwREPMCA_20_ERR_20_Model_20_Tourism_20_Component_20_DRAFT_20_FINAL_20_V3_20_JB_20_July_20_2007" style:data-style-name="N1">
      <style:table-cell-properties style:glyph-orientation-vertical="0" fo:border-bottom="none" style:diagonal-bl-tr="none" style:diagonal-tl-br="none" style:text-align-source="value-type" style:repeat-content="false" fo:background-color="transparent" fo:wrap-option="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3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Normal_5f_jwwREPMCA_20_ERR_20_Model_20_Tourism_20_Component_20_DRAFT_20_FINAL_20_V3_20_JB_20_July_20_2007" style:data-style-name="N1">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35"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Normal_5f_jwwREPMCA_20_ERR_20_Model_20_Tourism_20_Component_20_DRAFT_20_FINAL_20_V3_20_JB_20_July_20_2007" style:data-style-name="N1">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37" style:family="table-cell" style:parent-style-name="Normal_5f_jwwREPMCA_20_ERR_20_Model_20_Tourism_20_Component_20_DRAFT_20_FINAL_20_V3_20_JB_20_July_20_2007" style:data-style-name="N1">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0000"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138" style:family="table-cell" style:parent-style-name="Normal_5f_jwwREPMCA_20_ERR_20_Model_20_Tourism_20_Component_20_DRAFT_20_FINAL_20_V3_20_JB_20_July_20_2007" style:data-style-name="N1">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39" style:family="table-cell" style:parent-style-name="Normal_5f_jwwREPMCA_20_ERR_20_Model_20_Tourism_20_Component_20_DRAFT_20_FINAL_20_V3_20_JB_20_July_20_2007" style:data-style-name="N1">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40" style:family="table-cell" style:parent-style-name="Normal_5f_jwwREPMCA_20_ERR_20_Model_20_Tourism_20_Component_20_DRAFT_20_FINAL_20_V3_20_JB_20_July_20_2007" style:data-style-name="N1">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41" style:family="table-cell" style:parent-style-name="Normal_5f_jwwREPMCA_20_ERR_20_Model_20_Tourism_20_Component_20_DRAFT_20_FINAL_20_V3_20_JB_20_July_20_2007" style:data-style-name="N1">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42" style:family="table-cell" style:parent-style-name="Normal_5f_jwwREPMCA_20_ERR_20_Model_20_Tourism_20_Component_20_DRAFT_20_FINAL_20_V3_20_JB_20_July_20_2007" style:data-style-name="N1">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43" style:family="table-cell" style:parent-style-name="Default">
      <style:table-cell-properties style:glyph-orientation-vertical="0"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144"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145" style:family="table-cell" style:parent-style-name="Default">
      <style:table-cell-properties style:glyph-orientation-vertical="0"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47" style:family="table-cell" style:parent-style-name="Normal_5f_jwwREPMCA_20_ERR_20_Model_20_Tourism_20_Component_20_DRAFT_20_FINAL_20_V3_20_JB_20_July_20_2007" style:data-style-name="N1">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48" style:family="table-cell" style:parent-style-name="Normal_5f_jwwREPMCA_20_ERR_20_Model_20_Tourism_20_Component_20_DRAFT_20_FINAL_20_V3_20_JB_20_July_20_2007" style:data-style-name="N1">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non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49" style:family="table-cell" style:parent-style-name="Normal_5f_jwwREPMCA_20_ERR_20_Model_20_Tourism_20_Component_20_DRAFT_20_FINAL_20_V3_20_JB_20_July_20_2007" style:data-style-name="N1">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non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50" style:family="table-cell" style:parent-style-name="Normal_5f_jwwREPMCA_20_ERR_20_Model_20_Tourism_20_Component_20_DRAFT_20_FINAL_20_V3_20_JB_20_July_20_2007" style:data-style-name="N1">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51" style:family="table-cell" style:parent-style-name="Normal_5f_jwwREPMCA_20_ERR_20_Model_20_Tourism_20_Component_20_DRAFT_20_FINAL_20_V3_20_JB_20_July_20_2007" style:data-style-name="N1">
      <style:table-cell-properties style:glyph-orientation-vertical="0" fo:border-bottom="none" style:diagonal-bl-tr="none" style:diagonal-tl-br="none" style:text-align-source="value-type" style:repeat-content="false" fo:background-color="transparent" fo:wrap-option="wrap" fo:border-left="0.74pt solid #000000" style:direction="ltr" fo:padding="0.071cm" fo:border-right="0.74pt dotted #000000"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52" style:family="table-cell" style:parent-style-name="Normal_5f_jwwREPMCA_20_ERR_20_Model_20_Tourism_20_Component_20_DRAFT_20_FINAL_20_V3_20_JB_20_July_20_2007" style:data-style-name="N1">
      <style:table-cell-properties style:glyph-orientation-vertical="0" fo:border-bottom="none" style:diagonal-bl-tr="none" style:diagonal-tl-br="none" style:text-align-source="value-type" style:repeat-content="false" fo:background-color="transparent" fo:wrap-option="wrap" fo:border-left="0.74pt solid #000000" style:direction="ltr" fo:padding="0.071cm" fo:border-right="0.74pt dotted #000000" style:rotation-angle="0" style:rotation-align="none" style:shrink-to-fit="false" fo:border-top="none" style:vertical-align="automatic" loext:vertical-justify="auto"/>
      <style:paragraph-properties css3t:text-justify="auto" fo:margin-left="0cm" style:writing-mode="page"/>
      <style:text-properties fo:color="#0000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53" style:family="table-cell" style:parent-style-name="Normal_5f_jwwREPMCA_20_ERR_20_Model_20_Tourism_20_Component_20_DRAFT_20_FINAL_20_V3_20_JB_20_July_20_2007" style:data-style-name="N1">
      <style:table-cell-properties style:glyph-orientation-vertical="0" fo:border-bottom="none" style:diagonal-bl-tr="none" style:diagonal-tl-br="none" style:text-align-source="value-type" style:repeat-content="false" fo:background-color="transparent" fo:wrap-option="wrap" fo:border-left="0.74pt solid #000000" style:direction="ltr" fo:padding="0.071cm" fo:border-right="0.74pt dotte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54" style:family="table-cell" style:parent-style-name="Normal_5f_jwwREPMCA_20_ERR_20_Model_20_Tourism_20_Component_20_DRAFT_20_FINAL_20_V3_20_JB_20_July_20_2007" style:data-style-name="N1">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0.74pt dotted #000000"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55" style:family="table-cell" style:parent-style-name="Normal_5f_jwwREPMCA_20_ERR_20_Model_20_Tourism_20_Component_20_DRAFT_20_FINAL_20_V3_20_JB_20_July_20_2007" style:data-style-name="N1">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0.74pt dotted #000000" style:rotation-angle="0" style:rotation-align="none" style:shrink-to-fit="false" fo:border-top="none" style:vertical-align="automatic" loext:vertical-justify="auto"/>
      <style:paragraph-properties css3t:text-justify="auto" fo:margin-left="0cm" style:writing-mode="page"/>
      <style:text-properties fo:color="#0000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56" style:family="table-cell" style:parent-style-name="Normal_5f_jwwREPMCA_20_ERR_20_Model_20_Tourism_20_Component_20_DRAFT_20_FINAL_20_V3_20_JB_20_July_20_2007" style:data-style-name="N1">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0.74pt dotte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57" style:family="table-cell" style:parent-style-name="Normal_5f_jwwREPMCA_20_ERR_20_Model_20_Tourism_20_Component_20_DRAFT_20_FINAL_20_V3_20_JB_20_July_20_2007" style:data-style-name="N1">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071cm" fo:border-right="0.74pt dotte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58" style:family="table-cell" style:parent-style-name="Normal_5f_jwwREPMCA_20_ERR_20_Model_20_Tourism_20_Component_20_DRAFT_20_FINAL_20_V3_20_JB_20_July_20_2007" style:data-style-name="N1">
      <style:table-cell-properties style:glyph-orientation-vertical="0" fo:border-bottom="none" style:diagonal-bl-tr="none" style:diagonal-tl-br="none" style:text-align-source="value-type" style:repeat-content="false" fo:background-color="transparent" fo:wrap-option="no-wrap" fo:border-left="0.74pt solid #000000" style:direction="ltr" fo:padding="0.071cm" fo:border-right="0.74pt dotte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59" style:family="table-cell" style:parent-style-name="Normal_5f_jwwREPMCA_20_ERR_20_Model_20_Tourism_20_Component_20_DRAFT_20_FINAL_20_V3_20_JB_20_July_20_2007" style:data-style-name="N1">
      <style:table-cell-properties style:glyph-orientation-vertical="0" fo:border-bottom="0.74pt solid #000000" style:diagonal-bl-tr="none" style:diagonal-tl-br="none" style:text-align-source="value-type" style:repeat-content="false" fo:background-color="transparent" fo:wrap-option="no-wrap" fo:border-left="0.74pt solid #000000" style:direction="ltr" fo:padding="0.071cm" fo:border-right="0.74pt dotte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60"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61" style:family="table-cell" style:parent-style-name="Normal_5f_jwwREPMCA_20_ERR_20_Model_20_Tourism_20_Component_20_DRAFT_20_FINAL_20_V3_20_JB_20_July_20_2007" style:data-style-name="N1">
      <style:table-cell-properties style:glyph-orientation-vertical="0" fo:border-bottom="none" fo:background-color="#ccffcc"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62" style:family="table-cell" style:parent-style-name="Normal_5f_jwwREPMCA_20_ERR_20_Model_20_Tourism_20_Component_20_DRAFT_20_FINAL_20_V3_20_JB_20_July_20_2007" style:data-style-name="N1">
      <style:table-cell-properties style:glyph-orientation-vertical="0" fo:border-bottom="none" fo:background-color="#ccffcc"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non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63" style:family="table-cell" style:parent-style-name="Normal_5f_jwwREPMCA_20_ERR_20_Model_20_Tourism_20_Component_20_DRAFT_20_FINAL_20_V3_20_JB_20_July_20_2007" style:data-style-name="N1">
      <style:table-cell-properties style:glyph-orientation-vertical="0" fo:border-bottom="none" fo:background-color="#ccffcc"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64" style:family="table-cell" style:parent-style-name="Normal_5f_jwwREPMCA_20_ERR_20_Model_20_Tourism_20_Component_20_DRAFT_20_FINAL_20_V3_20_JB_20_July_20_2007" style:data-style-name="N1">
      <style:table-cell-properties style:glyph-orientation-vertical="0" fo:border-bottom="0.74pt solid #000000" fo:background-color="#ccffcc"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65" style:family="table-cell" style:parent-style-name="Normal_5f_jwwREPMCA_20_ERR_20_Model_20_Tourism_20_Component_20_DRAFT_20_FINAL_20_V3_20_JB_20_July_20_2007" style:data-style-name="N1">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7" style:family="table-cell" style:parent-style-name="Normal_5f_jwwREPMCA_20_ERR_20_Model_20_Tourism_20_Component_20_DRAFT_20_FINAL_20_V3_20_JB_20_July_20_2007" style:data-style-name="N1">
      <style:table-cell-properties style:glyph-orientation-vertical="0" fo:border-bottom="non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74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68" style:family="table-cell" style:parent-style-name="Normal_5f_jwwREPMCA_20_ERR_20_Model_20_Tourism_20_Component_20_DRAFT_20_FINAL_20_V3_20_JB_20_July_20_2007" style:data-style-name="N1">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69" style:family="table-cell" style:parent-style-name="Normal_5f_jwwREPMCA_20_ERR_20_Model_20_Tourism_20_Component_20_DRAFT_20_FINAL_20_V3_20_JB_20_July_20_2007" style:data-style-name="N1">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non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70" style:family="table-cell" style:parent-style-name="Normal_5f_jwwREPMCA_20_ERR_20_Model_20_Tourism_20_Component_20_DRAFT_20_FINAL_20_V3_20_JB_20_July_20_2007" style:data-style-name="N1">
      <style:table-cell-properties style:glyph-orientation-vertical="0" fo:border-bottom="none" style:diagonal-bl-tr="none" style:diagonal-tl-br="none" style:text-align-source="value-type" style:repeat-content="false" fo:background-color="transparent" fo:wrap-option="no-wrap" fo:border-left="0.74pt dotted #000000" style:direction="ltr" fo:padding="0.071cm" fo:border-right="0.74pt dotted #000000"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71" style:family="table-cell" style:parent-style-name="Normal_5f_jwwREPMCA_20_ERR_20_Model_20_Tourism_20_Component_20_DRAFT_20_FINAL_20_V3_20_JB_20_July_20_2007" style:data-style-name="N2">
      <style:table-cell-properties style:glyph-orientation-vertical="0" fo:border-bottom="none" fo:background-color="#ffff99" style:diagonal-bl-tr="none" style:diagonal-tl-br="none" style:text-align-source="fix" style:repeat-content="false" fo:wrap-option="no-wrap" fo:border-left="0.74pt dotted #000000" style:direction="ltr" fo:padding="0.071cm" fo:border-right="0.74pt dotted #000000" style:rotation-angle="0" style:rotation-align="none" style:shrink-to-fit="false" fo:border-top="none" style:vertical-align="automatic" loext:vertical-justify="auto"/>
      <style:paragraph-properties fo:text-align="center" css3t:text-justify="auto" fo:margin-left="0cm" style:writing-mode="page"/>
      <style:text-properties fo:color="#0000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72" style:family="table-cell" style:parent-style-name="Normal_5f_jwwREPMCA_20_ERR_20_Model_20_Tourism_20_Component_20_DRAFT_20_FINAL_20_V3_20_JB_20_July_20_2007" style:data-style-name="N1">
      <style:table-cell-properties style:glyph-orientation-vertical="0" fo:border-bottom="none" style:diagonal-bl-tr="none" style:diagonal-tl-br="none" style:text-align-source="value-type" style:repeat-content="false" fo:background-color="transparent" fo:wrap-option="no-wrap" fo:border-left="0.74pt dotted #000000" style:direction="ltr" fo:padding="0.071cm" fo:border-right="0.74pt dotte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73" style:family="table-cell" style:parent-style-name="Normal_5f_jwwREPMCA_20_ERR_20_Model_20_Tourism_20_Component_20_DRAFT_20_FINAL_20_V3_20_JB_20_July_20_2007" style:data-style-name="N1">
      <style:table-cell-properties style:glyph-orientation-vertical="0" fo:border-bottom="none" style:diagonal-bl-tr="none" style:diagonal-tl-br="none" style:text-align-source="fix" style:repeat-content="false" fo:background-color="transparent" fo:wrap-option="no-wrap" fo:border-left="0.74pt dotte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74" style:family="table-cell" style:parent-style-name="Normal_5f_jwwREPMCA_20_ERR_20_Model_20_Tourism_20_Component_20_DRAFT_20_FINAL_20_V3_20_JB_20_July_20_2007" style:data-style-name="N128">
      <style:table-cell-properties style:glyph-orientation-vertical="0" fo:border-bottom="none" fo:background-color="#ffff99" style:diagonal-bl-tr="none" style:diagonal-tl-br="none" style:text-align-source="fix" style:repeat-content="false" fo:wrap-option="no-wrap" fo:border-left="0.74pt dotte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fo:color="#0000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75" style:family="table-cell" style:parent-style-name="Normal_5f_jwwREPMCA_20_ERR_20_Model_20_Tourism_20_Component_20_DRAFT_20_FINAL_20_V3_20_JB_20_July_20_2007" style:data-style-name="N129">
      <style:table-cell-properties style:glyph-orientation-vertical="0" fo:border-bottom="none" style:diagonal-bl-tr="none" style:diagonal-tl-br="none" style:text-align-source="fix" style:repeat-content="false" fo:background-color="transparent" fo:wrap-option="no-wrap" fo:border-left="0.74pt dotte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76" style:family="table-cell" style:parent-style-name="Normal_5f_jwwREPMCA_20_ERR_20_Model_20_Tourism_20_Component_20_DRAFT_20_FINAL_20_V3_20_JB_20_July_20_2007" style:data-style-name="N4">
      <style:table-cell-properties style:glyph-orientation-vertical="0" fo:border-bottom="none" style:diagonal-bl-tr="none" style:diagonal-tl-br="none" style:text-align-source="fix" style:repeat-content="false" fo:background-color="transparent" fo:wrap-option="no-wrap" fo:border-left="0.74pt dotte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77" style:family="table-cell" style:parent-style-name="Normal_5f_jwwREPMCA_20_ERR_20_Model_20_Tourism_20_Component_20_DRAFT_20_FINAL_20_V3_20_JB_20_July_20_2007" style:data-style-name="N128">
      <style:table-cell-properties style:glyph-orientation-vertical="0" fo:border-bottom="none" style:diagonal-bl-tr="none" style:diagonal-tl-br="none" style:text-align-source="fix" style:repeat-content="false" fo:background-color="transparent" fo:wrap-option="no-wrap" fo:border-left="0.74pt dotte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78" style:family="table-cell" style:parent-style-name="Normal_5f_jwwREPMCA_20_ERR_20_Model_20_Tourism_20_Component_20_DRAFT_20_FINAL_20_V3_20_JB_20_July_20_2007" style:data-style-name="N1">
      <style:table-cell-properties style:glyph-orientation-vertical="0" fo:border-bottom="0.74pt solid #000000" style:diagonal-bl-tr="none" style:diagonal-tl-br="none" style:text-align-source="fix" style:repeat-content="false" fo:background-color="transparent" fo:wrap-option="no-wrap" fo:border-left="0.74pt dotted #000000" style:direction="ltr" fo:padding="0.071cm" fo:border-right="0.74pt dotte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79" style:family="table-cell" style:parent-style-name="Normal_5f_jwwREPMCA_20_ERR_20_Model_20_Tourism_20_Component_20_DRAFT_20_FINAL_20_V3_20_JB_20_July_20_2007" style:data-style-name="N1">
      <style:table-cell-properties style:glyph-orientation-vertical="0" fo:border-bottom="none" style:diagonal-bl-tr="none" style:diagonal-tl-br="none" style:text-align-source="value-type" style:repeat-content="false" fo:background-color="transparent" fo:wrap-option="wrap" fo:border-left="0.74pt dotted #000000" style:direction="ltr" fo:padding="0.071cm" fo:border-right="0.74pt dotted #000000"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80" style:family="table-cell" style:parent-style-name="Normal_5f_jwwREPMCA_20_ERR_20_Model_20_Tourism_20_Component_20_DRAFT_20_FINAL_20_V3_20_JB_20_July_20_2007" style:data-style-name="N3">
      <style:table-cell-properties style:glyph-orientation-vertical="0" fo:border-bottom="none" style:diagonal-bl-tr="none" style:diagonal-tl-br="none" style:text-align-source="value-type" style:repeat-content="false" fo:background-color="transparent" fo:wrap-option="wrap" fo:border-left="0.74pt dotted #000000" style:direction="ltr" fo:padding="0.071cm" fo:border-right="0.74pt dotte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81" style:family="table-cell" style:parent-style-name="Normal_5f_jwwREPMCA_20_ERR_20_Model_20_Tourism_20_Component_20_DRAFT_20_FINAL_20_V3_20_JB_20_July_20_2007" style:data-style-name="N1">
      <style:table-cell-properties style:glyph-orientation-vertical="0" fo:border-bottom="none" style:diagonal-bl-tr="none" style:diagonal-tl-br="none" style:text-align-source="fix" style:repeat-content="false" fo:background-color="transparent" fo:wrap-option="wrap" fo:border-left="0.74pt dotted #000000" style:direction="ltr" fo:padding="0.071cm" fo:border-right="0.74pt dotte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82" style:family="table-cell" style:parent-style-name="Normal_5f_jwwREPMCA_20_ERR_20_Model_20_Tourism_20_Component_20_DRAFT_20_FINAL_20_V3_20_JB_20_July_20_2007" style:data-style-name="N1">
      <style:table-cell-properties style:glyph-orientation-vertical="0" fo:border-bottom="none" style:diagonal-bl-tr="none" style:diagonal-tl-br="none" style:text-align-source="value-type" style:repeat-content="false" fo:background-color="transparent" fo:wrap-option="wrap" fo:border-left="0.74pt dotted #000000" style:direction="ltr" fo:padding="0.071cm" fo:border-right="0.74pt dotte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83" style:family="table-cell" style:parent-style-name="Excel_5f_BuiltIn_5f_Percent">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0.74pt dotted #000000" style:direction="ltr" fo:padding="0.071cm" fo:border-right="0.74pt dotte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84" style:family="table-cell" style:parent-style-name="Normal_5f_jwwREPMCA_20_ERR_20_Model_20_Tourism_20_Component_20_DRAFT_20_FINAL_20_V3_20_JB_20_July_20_2007" style:data-style-name="N1">
      <style:table-cell-properties style:glyph-orientation-vertical="0" fo:border-bottom="0.74pt solid #000000" style:diagonal-bl-tr="none" style:diagonal-tl-br="none" style:text-align-source="value-type" style:repeat-content="false" fo:background-color="transparent" fo:wrap-option="no-wrap" fo:border-left="0.74pt dotted #000000" style:direction="ltr" fo:padding="0.071cm" fo:border-right="0.74pt dotte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85" style:family="table-cell" style:parent-style-name="Normal_5f_jwwREPMCA_20_ERR_20_Model_20_Tourism_20_Component_20_DRAFT_20_FINAL_20_V3_20_JB_20_July_20_2007" style:data-style-name="N1">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86" style:family="table-cell" style:parent-style-name="Normal_5f_jwwREPMCA_20_ERR_20_Model_20_Tourism_20_Component_20_DRAFT_20_FINAL_20_V3_20_JB_20_July_20_2007" style:data-style-name="N1">
      <style:table-cell-properties style:glyph-orientation-vertical="0" fo:border-bottom="none" fo:background-color="#ccffcc"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87" style:family="table-cell" style:parent-style-name="Normal_5f_jwwREPMCA_20_ERR_20_Model_20_Tourism_20_Component_20_DRAFT_20_FINAL_20_V3_20_JB_20_July_20_2007" style:data-style-name="N1">
      <style:table-cell-properties style:glyph-orientation-vertical="0" fo:background-color="#ccffcc"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88" style:family="table-cell" style:parent-style-name="Normal_5f_jwwREPMCA_20_ERR_20_Model_20_Tourism_20_Component_20_DRAFT_20_FINAL_20_V3_20_JB_20_July_20_2007" style:data-style-name="N1">
      <style:table-cell-properties style:glyph-orientation-vertical="0" fo:background-color="#ccffcc"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89" style:family="table-cell" style:parent-style-name="Normal_5f_jwwREPMCA_20_ERR_20_Model_20_Tourism_20_Component_20_DRAFT_20_FINAL_20_V3_20_JB_20_July_20_2007" style:data-style-name="N1">
      <style:table-cell-properties style:glyph-orientation-vertical="0" fo:border-bottom="0.74pt solid #000000" fo:background-color="#ccffcc"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90" style:family="table-cell" style:parent-style-name="Normal_5f_jwwREPMCA_20_ERR_20_Model_20_Tourism_20_Component_20_DRAFT_20_FINAL_20_V3_20_JB_20_July_20_2007">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91" style:family="table-cell" style:parent-style-name="Normal_5f_jwwREPMCA_20_ERR_20_Model_20_Tourism_20_Component_20_DRAFT_20_FINAL_20_V3_20_JB_20_July_20_2007">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92" style:family="table-cell" style:parent-style-name="Normal_5f_jwwREPMCA_20_ERR_20_Model_20_Tourism_20_Component_20_DRAFT_20_FINAL_20_V3_20_JB_20_July_20_2007" style:data-style-name="N1">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93" style:family="table-cell" style:parent-style-name="Normal_5f_jwwREPMCA_20_ERR_20_Model_20_Tourism_20_Component_20_DRAFT_20_FINAL_20_V3_20_JB_20_July_20_2007">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94" style:family="table-cell" style:parent-style-name="Normal_5f_jwwREPMCA_20_ERR_20_Model_20_Tourism_20_Component_20_DRAFT_20_FINAL_20_V3_20_JB_20_July_20_2007" style:data-style-name="N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95" style:family="table-cell" style:parent-style-name="Default">
      <style:table-cell-properties fo:background-color="transparent"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Normal_5f_jwwREPMCA_20_ERR_20_Model_20_Tourism_20_Component_20_DRAFT_20_FINAL_20_V3_20_JB_20_July_20_2007" style:data-style-name="N1">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97" style:family="table-cell" style:parent-style-name="Normal_5f_jwwREPMCA_20_ERR_20_Model_20_Tourism_20_Component_20_DRAFT_20_FINAL_20_V3_20_JB_20_July_20_2007" style:data-style-name="N1">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98" style:family="table-cell" style:parent-style-name="Normal_5f_jwwREPMCA_20_ERR_20_Model_20_Tourism_20_Component_20_DRAFT_20_FINAL_20_V3_20_JB_20_July_20_2007" style:data-style-name="N3">
      <style:table-cell-properties style:glyph-orientation-vertical="0" fo:border-bottom="none" style:diagonal-bl-tr="none" style:diagonal-tl-br="none" style:text-align-source="value-type" style:repeat-content="false" fo:background-color="transparent" fo:wrap-option="wrap" fo:border-left="0.74pt dotted #000000" style:direction="ltr" fo:padding="0.071cm" fo:border-right="0.74pt dotted #000000"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99" style:family="table-cell" style:parent-style-name="Normal_5f_jwwREPMCA_20_ERR_20_Model_20_Tourism_20_Component_20_DRAFT_20_FINAL_20_V3_20_JB_20_July_20_2007" style:data-style-name="N3">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00" style:family="table-cell" style:parent-style-name="Normal_5f_jwwREPMCA_20_ERR_20_Model_20_Tourism_20_Component_20_DRAFT_20_FINAL_20_V3_20_JB_20_July_20_2007" style:data-style-name="N127">
      <style:table-cell-properties style:glyph-orientation-vertical="0" fo:background-color="#ccffff" style:diagonal-bl-tr="none" style:diagonal-tl-br="none" style:text-align-source="fix" style:repeat-content="false" fo:wrap-option="no-wrap" fo:border="1.7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01" style:family="table-cell" style:parent-style-name="Normal_5f_jwwREPMCA_20_ERR_20_Model_20_Tourism_20_Component_20_DRAFT_20_FINAL_20_V3_20_JB_20_July_20_2007" style:data-style-name="N1">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02" style:family="table-cell" style:parent-style-name="Normal_5f_jwwREPMCA_20_ERR_20_Model_20_Tourism_20_Component_20_DRAFT_20_FINAL_20_V3_20_JB_20_July_20_2007" style:data-style-name="N131">
      <style:table-cell-properties fo:background-color="transparent" fo:padding="0.071c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03" style:family="table-cell" style:parent-style-name="Normal_5f_jwwREPMCA_20_ERR_20_Model_20_Tourism_20_Component_20_DRAFT_20_FINAL_20_V3_20_JB_20_July_20_2007" style:data-style-name="N130">
      <style:table-cell-properties fo:background-color="transparent" fo:padding="0.071c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04" style:family="table-cell" style:parent-style-name="Normal_5f_jwwREPMCA_20_ERR_20_Model_20_Tourism_20_Component_20_DRAFT_20_FINAL_20_V3_20_JB_20_July_20_2007" style:data-style-name="N2">
      <style:table-cell-properties style:glyph-orientation-vertical="0" fo:border-bottom="none" style:diagonal-bl-tr="none" style:diagonal-tl-br="none" style:text-align-source="fix" style:repeat-content="false" fo:background-color="transparent" fo:wrap-option="no-wrap" fo:border-left="0.74pt dotted #000000" style:direction="ltr" fo:padding="0.071cm" fo:border-right="0.74pt dotte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05" style:family="table-cell" style:parent-style-name="Normal_5f_jwwREPMCA_20_ERR_20_Model_20_Tourism_20_Component_20_DRAFT_20_FINAL_20_V3_20_JB_20_July_20_2007" style:data-style-name="N3">
      <style:table-cell-properties style:glyph-orientation-vertical="0" fo:border-bottom="none" fo:background-color="#ffff99" style:diagonal-bl-tr="none" style:diagonal-tl-br="none" style:text-align-source="fix" style:repeat-content="false" fo:wrap-option="no-wrap" fo:border-left="0.74pt dotted #000000" style:direction="ltr" fo:padding="0.071cm" fo:border-right="0.74pt dotted #000000" style:rotation-angle="0" style:rotation-align="none" style:shrink-to-fit="false" fo:border-top="none" style:vertical-align="automatic" loext:vertical-justify="auto"/>
      <style:paragraph-properties fo:text-align="center" css3t:text-justify="auto" fo:margin-left="0cm" style:writing-mode="page"/>
      <style:text-properties fo:color="#0000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06" style:family="table-cell" style:parent-style-name="Normal_5f_jwwREPMCA_20_ERR_20_Model_20_Tourism_20_Component_20_DRAFT_20_FINAL_20_V3_20_JB_20_July_20_2007" style:data-style-name="N2">
      <style:table-cell-properties style:glyph-orientation-vertical="0" fo:border-bottom="none" style:diagonal-bl-tr="none" style:diagonal-tl-br="none" style:text-align-source="fix" style:repeat-content="false" fo:background-color="transparent" fo:wrap-option="no-wrap" fo:border-left="0.74pt dotted #000000" style:direction="ltr" fo:padding="0.071cm" fo:border-right="0.74pt dotte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07" style:family="table-cell" style:parent-style-name="Normal_5f_jwwREPMCA_20_ERR_20_Model_20_Tourism_20_Component_20_DRAFT_20_FINAL_20_V3_20_JB_20_July_20_2007" style:data-style-name="N1">
      <style:table-cell-properties style:glyph-orientation-vertical="0" fo:border-bottom="0.74pt solid #000000" style:diagonal-bl-tr="none" style:diagonal-tl-br="none" style:text-align-source="fix" style:repeat-content="false" fo:background-color="transparent" fo:wrap-option="no-wrap" fo:border-left="0.74pt dotted #000000" style:direction="ltr" fo:padding="0.071cm" fo:border-right="0.74pt dotte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08" style:family="table-cell" style:parent-style-name="Normal_5f_jwwREPMCA_20_ERR_20_Model_20_Tourism_20_Component_20_DRAFT_20_FINAL_20_V3_20_JB_20_July_20_2007" style:data-style-name="N3">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09" style:family="table-cell" style:parent-style-name="Normal_5f_jwwREPMCA_20_ERR_20_Model_20_Tourism_20_Component_20_DRAFT_20_FINAL_20_V3_20_JB_20_July_20_2007" style:data-style-name="N3">
      <style:table-cell-properties style:glyph-orientation-vertical="0" fo:border-bottom="none" style:diagonal-bl-tr="none" style:diagonal-tl-br="none" style:text-align-source="fix" style:repeat-content="false" fo:background-color="transparent" fo:wrap-option="no-wrap" fo:border-left="0.74pt dotted #000000" style:direction="ltr" fo:padding="0.071cm" fo:border-right="0.74pt dotte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10" style:family="table-cell" style:parent-style-name="Normal_5f_jwwREPMCA_20_ERR_20_Model_20_Tourism_20_Component_20_DRAFT_20_FINAL_20_V3_20_JB_20_July_20_2007" style:data-style-name="N1">
      <style:table-cell-properties style:glyph-orientation-vertical="0" fo:border-bottom="none"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0.74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11" style:family="table-cell" style:parent-style-name="Normal_5f_jwwREPMCA_20_ERR_20_Model_20_Tourism_20_Component_20_DRAFT_20_FINAL_20_V3_20_JB_20_July_20_2007" style:data-style-name="N1">
      <style:table-cell-properties style:glyph-orientation-vertical="0" fo:border-bottom="none"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non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12" style:family="table-cell" style:parent-style-name="Normal_5f_jwwREPMCA_20_ERR_20_Model_20_Tourism_20_Component_20_DRAFT_20_FINAL_20_V3_20_JB_20_July_20_2007" style:data-style-name="N1">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non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13" style:family="table-cell" style:parent-style-name="Normal_5f_jwwREPMCA_20_ERR_20_Model_20_Tourism_20_Component_20_DRAFT_20_FINAL_20_V3_20_JB_20_July_20_2007" style:data-style-name="N2">
      <style:table-cell-properties style:glyph-orientation-vertical="0" fo:border-bottom="none" style:diagonal-bl-tr="none" style:diagonal-tl-br="none" style:text-align-source="fix" style:repeat-content="false" fo:background-color="transparent" fo:wrap-option="no-wrap" fo:border-left="0.74pt dotted #000000" style:direction="ltr" fo:padding="0.071cm" fo:border-right="0.74pt solid #000000" style:rotation-angle="0" style:rotation-align="none" style:shrink-to-fit="false" fo:border-top="0.74pt solid #000000"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14" style:family="table-cell" style:parent-style-name="Normal_5f_jwwREPMCA_20_ERR_20_Model_20_Tourism_20_Component_20_DRAFT_20_FINAL_20_V3_20_JB_20_July_20_2007" style:data-style-name="N1">
      <style:table-cell-properties style:glyph-orientation-vertical="0" fo:border-bottom="none" style:diagonal-bl-tr="none" style:diagonal-tl-br="none" style:text-align-source="value-type" style:repeat-content="false" fo:background-color="transparent" fo:wrap-option="no-wrap" fo:border-left="0.74pt dotte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15" style:family="table-cell" style:parent-style-name="Normal_5f_jwwREPMCA_20_ERR_20_Model_20_Tourism_20_Component_20_DRAFT_20_FINAL_20_V3_20_JB_20_July_20_2007" style:data-style-name="N3">
      <style:table-cell-properties style:glyph-orientation-vertical="0" fo:border-bottom="none" style:diagonal-bl-tr="none" style:diagonal-tl-br="none" style:text-align-source="fix" style:repeat-content="false" fo:background-color="transparent" fo:wrap-option="no-wrap" fo:border-left="0.74pt dotte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16" style:family="table-cell" style:parent-style-name="Normal_5f_jwwREPMCA_20_ERR_20_Model_20_Tourism_20_Component_20_DRAFT_20_FINAL_20_V3_20_JB_20_July_20_2007" style:data-style-name="N2">
      <style:table-cell-properties style:glyph-orientation-vertical="0" fo:border-bottom="none" style:diagonal-bl-tr="none" style:diagonal-tl-br="none" style:text-align-source="value-type" style:repeat-content="false" fo:background-color="transparent" fo:wrap-option="no-wrap" fo:border-left="0.74pt dotte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17" style:family="table-cell" style:parent-style-name="Normal_5f_jwwREPMCA_20_ERR_20_Model_20_Tourism_20_Component_20_DRAFT_20_FINAL_20_V3_20_JB_20_July_20_2007" style:data-style-name="N1">
      <style:table-cell-properties style:glyph-orientation-vertical="0" fo:border-bottom="0.74pt solid #000000" style:diagonal-bl-tr="none" style:diagonal-tl-br="none" style:text-align-source="fix" style:repeat-content="false" fo:background-color="transparent" fo:wrap-option="no-wrap" fo:border-left="0.74pt dotte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18" style:family="table-cell" style:parent-style-name="Normal_5f_jwwREPMCA_20_ERR_20_Model_20_Tourism_20_Component_20_DRAFT_20_FINAL_20_V3_20_JB_20_July_20_2007" style:data-style-name="N2">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19" style:family="table-cell" style:parent-style-name="Normal_5f_jwwREPMCA_20_ERR_20_Model_20_Tourism_20_Component_20_DRAFT_20_FINAL_20_V3_20_JB_20_July_20_2007" style:data-style-name="N1">
      <style:table-cell-properties style:glyph-orientation-vertical="0" fo:border-bottom="none" fo:background-color="#ccffcc"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20" style:family="table-cell" style:parent-style-name="Normal_5f_jwwREPMCA_20_ERR_20_Model_20_Tourism_20_Component_20_DRAFT_20_FINAL_20_V3_20_JB_20_July_20_2007" style:data-style-name="N1">
      <style:table-cell-properties style:glyph-orientation-vertical="0" fo:border-bottom="none" fo:background-color="#ccffcc"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21" style:family="table-cell" style:parent-style-name="Normal_5f_jwwREPMCA_20_ERR_20_Model_20_Tourism_20_Component_20_DRAFT_20_FINAL_20_V3_20_JB_20_July_20_2007" style:data-style-name="N1">
      <style:table-cell-properties style:glyph-orientation-vertical="0" fo:border-bottom="none" fo:background-color="#ccffcc"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22" style:family="table-cell" style:parent-style-name="Normal_5f_jwwREPMCA_20_ERR_20_Model_20_Tourism_20_Component_20_DRAFT_20_FINAL_20_V3_20_JB_20_July_20_2007" style:data-style-name="N1">
      <style:table-cell-properties style:glyph-orientation-vertical="0" fo:border-bottom="0.74pt solid #000000" fo:background-color="#ccffcc"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23" style:family="table-cell" style:parent-style-name="Normal_5f_jwwREPMCA_20_ERR_20_Model_20_Tourism_20_Component_20_DRAFT_20_FINAL_20_V3_20_JB_20_July_20_2007" style:data-style-name="N1">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24" style:family="table-cell" style:parent-style-name="Normal_5f_jwwREPMCA_20_ERR_20_Model_20_Tourism_20_Component_20_DRAFT_20_FINAL_20_V3_20_JB_20_July_20_2007" style:data-style-name="N1">
      <style:table-cell-properties style:glyph-orientation-vertical="0" fo:border-bottom="0.74pt solid #000000" style:diagonal-bl-tr="none" style:diagonal-tl-br="none" style:text-align-source="fix" style:repeat-content="false" fo:background-color="transparent" fo:wrap-option="no-wrap" fo:border-left="0.74pt dotte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25" style:family="table-cell" style:parent-style-name="Normal_5f_jwwREPMCA_20_ERR_20_Model_20_Tourism_20_Component_20_DRAFT_20_FINAL_20_V3_20_JB_20_July_20_2007" style:data-style-name="N3">
      <style:table-cell-properties style:glyph-orientation-vertical="0" fo:border-bottom="none" style:diagonal-bl-tr="none" style:diagonal-tl-br="none" style:text-align-source="value-type" style:repeat-content="false" fo:background-color="transparent" fo:wrap-option="wrap" fo:border-left="0.74pt dotted #000000"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26" style:family="table-cell" style:parent-style-name="Normal_5f_jwwREPMCA_20_ERR_20_Model_20_Tourism_20_Component_20_DRAFT_20_FINAL_20_V3_20_JB_20_July_20_2007" style:data-style-name="N3">
      <style:table-cell-properties style:glyph-orientation-vertical="0" fo:border-bottom="none" style:diagonal-bl-tr="none" style:diagonal-tl-br="none" style:text-align-source="value-type" style:repeat-content="false" fo:background-color="transparent" fo:wrap-option="wrap" fo:border-left="0.74pt dotte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27" style:family="table-cell" style:parent-style-name="Normal_5f_jwwREPMCA_20_ERR_20_Model_20_Tourism_20_Component_20_DRAFT_20_FINAL_20_V3_20_JB_20_July_20_2007" style:data-style-name="N1">
      <style:table-cell-properties style:glyph-orientation-vertical="0" fo:border-bottom="none" style:diagonal-bl-tr="none" style:diagonal-tl-br="none" style:text-align-source="value-type" style:repeat-content="false" fo:background-color="transparent" fo:wrap-option="wrap" fo:border-left="0.74pt dotte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28" style:family="table-cell" style:parent-style-name="Normal_5f_jwwREPMCA_20_ERR_20_Model_20_Tourism_20_Component_20_DRAFT_20_FINAL_20_V3_20_JB_20_July_20_2007" style:data-style-name="N1">
      <style:table-cell-properties style:glyph-orientation-vertical="0" fo:border-bottom="0.74pt solid #000000" style:diagonal-bl-tr="none" style:diagonal-tl-br="none" style:text-align-source="value-type" style:repeat-content="false" fo:background-color="transparent" fo:wrap-option="no-wrap" fo:border-left="0.74pt dotte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29" style:family="table-cell" style:parent-style-name="Normal_5f_jwwREPMCA_20_ERR_20_Model_20_Tourism_20_Component_20_DRAFT_20_FINAL_20_V3_20_JB_20_July_20_2007" style:data-style-name="N3">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30" style:family="table-cell" style:parent-style-name="Normal_5f_jwwREPMCA_20_ERR_20_Model_20_Tourism_20_Component_20_DRAFT_20_FINAL_20_V3_20_JB_20_July_20_2007" style:data-style-name="N1">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31" style:family="table-cell" style:parent-style-name="Normal_5f_jwwREPMCA_20_ERR_20_Model_20_Tourism_20_Component_20_DRAFT_20_FINAL_20_V3_20_JB_20_July_20_2007" style:data-style-name="N1">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32" style:family="table-cell" style:parent-style-name="Normal_5f_jwwREPMCA_20_ERR_20_Model_20_Tourism_20_Component_20_DRAFT_20_FINAL_20_V3_20_JB_20_July_20_2007" style:data-style-name="N1">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ff0000"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233" style:family="table-cell" style:parent-style-name="Normal_5f_jwwREPMCA_20_ERR_20_Model_20_Tourism_20_Component_20_DRAFT_20_FINAL_20_V3_20_JB_20_July_20_2007" style:data-style-name="N1">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ff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34" style:family="table-cell" style:parent-style-name="Normal_5f_jwwREPMCA_20_ERR_20_Model_20_Tourism_20_Component_20_DRAFT_20_FINAL_20_V3_20_JB_20_July_20_2007" style:data-style-name="N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35" style:family="table-cell" style:parent-style-name="Normal_5f_jwwREPMCA_20_ERR_20_Model_20_Tourism_20_Component_20_DRAFT_20_FINAL_20_V3_20_JB_20_July_20_2007" style:data-style-name="N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236" style:family="table-cell" style:parent-style-name="Normal_5f_jwwREPMCA_20_ERR_20_Model_20_Tourism_20_Component_20_DRAFT_20_FINAL_20_V3_20_JB_20_July_20_2007" style:data-style-name="N1">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3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38" style:family="table-cell" style:parent-style-name="Normal_5f_ERR_20_Namibia_20_marketing">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39" style:family="table-cell" style:parent-style-name="Normal_5f_ERR_20_Namibia_20_marketing">
      <style:table-cell-properties fo:background-color="#ffffff" fo:padding="0.071cm"/>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40" style:family="table-cell" style:parent-style-name="Normal_5f_jwwREPMCA_20_ERR_20_Model_20_Tourism_20_Component_20_DRAFT_20_FINAL_20_V3_20_JB_20_July_20_2007" style:data-style-name="N1">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4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42" style:family="table-cell" style:parent-style-name="Normal_5f_ERR_20_Namibia_20_marketing">
      <style:table-cell-properties style:glyph-orientation-vertical="0" fo:background-color="#ffffff" style:diagonal-bl-tr="none" style:diagonal-tl-br="none" style:text-align-source="value-type" style:repeat-content="false" fo:wrap-option="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43" style:family="table-cell" style:parent-style-name="Normal_5f_ERR_20_Namibia_20_marketing">
      <style:table-cell-properties fo:border-bottom="none"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44" style:family="table-cell" style:parent-style-name="Normal_5f_ERR_20_Namibia_20_marketing">
      <style:table-cell-properties fo:border-bottom="0.74pt solid #000000"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45" style:family="table-cell" style:parent-style-name="Normal_5f_ERR_20_Namibia_20_marketing" style:data-style-name="N2">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46" style:family="table-cell" style:parent-style-name="Normal_5f_ERR_20_Namibia_20_marketing">
      <style:table-cell-properties fo:background-color="#ffffff" style:diagonal-bl-tr="none" style:diagonal-tl-br="none" fo:border="0.74pt solid #000000" fo:padding="0.071cm" style:rotation-align="non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47" style:family="table-cell" style:parent-style-name="Normal_5f_ERR_20_Namibia_20_marketing">
      <style:table-cell-properties fo:border-bottom="none" fo:background-color="#ffffff"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48" style:family="table-cell" style:parent-style-name="Normal_5f_ERR_20_Namibia_20_marketing">
      <style:table-cell-properties style:glyph-orientation-vertical="0" fo:border-bottom="1.76pt solid #000000"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49" style:family="table-cell" style:parent-style-name="Normal_5f_ERR_20_Namibia_20_marketing" style:data-style-name="N2">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50" style:family="table-cell" style:parent-style-name="Normal_5f_ERR_20_Namibia_20_marketing" style:data-style-name="N3">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51" style:family="table-cell" style:parent-style-name="Normal_5f_ERR_20_Namibia_20_marketing" style:data-style-name="N1">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52" style:family="table-cell" style:parent-style-name="Normal_5f_ERR_20_Namibia_20_marketing" style:data-style-name="N1">
      <style:table-cell-properties style:glyph-orientation-vertical="0"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53" style:family="table-cell" style:parent-style-name="Normal_5f_ERR_20_Namibia_20_marketing">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54" style:family="table-cell" style:parent-style-name="Normal_5f_ERR_20_Namibia_20_marketing">
      <style:table-cell-properties fo:background-color="transparent" fo:padding="0.071cm"/>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55" style:family="table-cell" style:parent-style-name="Normal_5f_jwwREPMCA_20_ERR_20_Model_20_Tourism_20_Component_20_DRAFT_20_FINAL_20_V3_20_JB_20_July_20_2007" style:data-style-name="N1">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6" style:family="table-cell" style:parent-style-name="Normal_5f_jwwREPMCA_20_ERR_20_Model_20_Tourism_20_Component_20_DRAFT_20_FINAL_20_V3_20_JB_20_July_20_2007" style:data-style-name="N1">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7" style:family="table-cell" style:parent-style-name="Normal_5f_jwwREPMCA_20_ERR_20_Model_20_Tourism_20_Component_20_DRAFT_20_FINAL_20_V3_20_JB_20_July_20_2007" style:data-style-name="N3">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8" style:family="table-cell" style:parent-style-name="Normal_5f_jwwREPMCA_20_ERR_20_Model_20_Tourism_20_Component_20_DRAFT_20_FINAL_20_V3_20_JB_20_July_20_2007" style:data-style-name="N1">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259" style:family="table-cell" style:parent-style-name="Normal_5f_jwwREPMCA_20_ERR_20_Model_20_Tourism_20_Component_20_DRAFT_20_FINAL_20_V3_20_JB_20_July_20_2007" style:data-style-name="N1">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0" style:family="table-cell" style:parent-style-name="Normal_5f_jwwREPMCA_20_ERR_20_Model_20_Tourism_20_Component_20_DRAFT_20_FINAL_20_V3_20_JB_20_July_20_2007" style:data-style-name="N131">
      <style:table-cell-properties fo:padding="0.071cm"/>
    </style:style>
    <style:style style:name="ce261" style:family="table-cell" style:parent-style-name="Normal_5f_jwwREPMCA_20_ERR_20_Model_20_Tourism_20_Component_20_DRAFT_20_FINAL_20_V3_20_JB_20_July_20_2007" style:data-style-name="N130">
      <style:table-cell-properties fo:padding="0.071cm"/>
    </style:style>
    <style:style style:name="ce262" style:family="table-cell" style:parent-style-name="Normal_5f_ERR_20_Namibia_20_marketing">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3" style:family="table-cell" style:parent-style-name="Normal_5f_jwwREPMCA_20_ERR_20_Model_20_Tourism_20_Component_20_DRAFT_20_FINAL_20_V3_20_JB_20_July_20_2007" style:data-style-name="N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4" style:family="table-cell" style:parent-style-name="Normal_5f_jwwREPMCA_20_ERR_20_Model_20_Tourism_20_Component_20_DRAFT_20_FINAL_20_V3_20_JB_20_July_20_2007" style:data-style-name="N1">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Narrow"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gr1" style:family="graphic">
      <style:graphic-properties draw:stroke="none" draw:fill="none" draw:fill-color="#ffffff" draw:textarea-horizontal-align="justify" draw:textarea-vertical-align="top" draw:auto-grow-height="false" fo:padding-top="0.056cm" fo:padding-bottom="0.056cm" fo:padding-left="0.056cm" fo:padding-right="0.056cm" fo:wrap-option="wrap" draw:shadow-color="#808080" draw:color-mode="standard" draw:luminance="0%" draw:contrast="0%" draw:gamma="100%" draw:red="0%" draw:green="0%" draw:blue="0%" fo:clip="rect(0cm, 0cm, 0cm, 0cm)" draw:image-opacity="100%" style:mirror="none"/>
    </style:style>
    <style:style style:name="gr2" style:family="graphic">
      <style:graphic-properties draw:textarea-vertical-align="middle"/>
    </style:style>
    <style:style style:name="gr3" style:family="graphic">
      <style:graphic-properties draw:textarea-horizontal-align="justify" draw:textarea-vertical-align="middle" fo:padding-top="0.056cm" fo:padding-bottom="0.056cm" fo:padding-left="0.056cm" fo:padding-right="0.056cm" draw:ole-draw-aspect="1"/>
    </style:style>
    <style:style style:name="gr4" style:family="graphic">
      <style:graphic-properties draw:stroke="solid" svg:stroke-width="0.026cm" svg:stroke-color="#000000" draw:marker-start="Arrowhead_20_1" draw:marker-start-width="0.2cm" draw:marker-start-center="false" draw:stroke-linejoin="miter" svg:stroke-linecap="square" draw:fill="solid" draw:fill-color="#ffffc0" draw:textarea-horizontal-align="justify" draw:textarea-vertical-align="top" draw:auto-grow-height="false" draw:auto-grow-width="false" fo:min-height="1.856cm" fo:min-width="3.079cm" fo:padding-top="0.056cm" fo:padding-bottom="0.056cm" fo:padding-left="0.056cm" fo:padding-right="0.056cm" fo:wrap-option="wrap" draw:shadow="hidden" draw:shadow-offset-x="0.1cm" draw:shadow-offset-y="0.1cm" draw:shadow-color="#000000" draw:caption-escape-direction="auto"/>
    </style:style>
    <style:style style:name="ta_extref" style:family="table">
      <style:table-properties table:display="false"/>
    </style:style>
    <style:style style:name="P1" style:family="paragraph">
      <style:paragraph-properties fo:text-align="center" style:writing-mode="lr-tb"/>
    </style:style>
    <style:style style:name="P2" style:family="paragraph">
      <style:paragraph-properties fo:text-align="center"/>
      <style:text-properties fo:color="#0000ff" style:text-line-through-style="none" style:text-line-through-type="none" fo:font-family="Arial" style:font-family-generic="modern" fo:font-size="10pt" fo:font-style="normal" style:text-underline-style="none" fo:font-weight="bold"/>
    </style:style>
    <style:style style:name="P3" style:family="paragraph">
      <style:paragraph-properties fo:text-align="center"/>
    </style:style>
    <style:style style:name="P4" style:family="paragraph">
      <style:paragraph-properties fo:text-align="start" style:text-autospace="none" style:line-break="normal" style:writing-mode="page"/>
      <style:text-properties style:text-outline="false" style:text-line-through-style="none" style:text-line-through-type="none" style:font-name="Arial1" fo:font-size="10pt" fo:language="ru" fo:country="R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1" fo:font-size="8pt" fo:font-style="normal" fo:text-shadow="none" style:text-underline-style="none" fo:font-weight="bold" style:font-size-asian="8pt" style:font-style-asian="normal" style:font-weight-asian="bold" style:font-name-complex="Tahoma1" style:font-size-complex="8pt" style:font-style-complex="normal" style:font-weight-complex="bold"/>
    </style:style>
    <style:style style:name="T2" style:family="text">
      <style:text-properties fo:color="#000000" style:text-outline="false" style:text-line-through-style="none" style:text-line-through-type="none" style:text-position="0% 100%"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T3" style:family="text">
      <style:text-properties style:font-name="Arial" fo:font-size="14pt" fo:font-weight="normal" style:text-underline-style="none" style:text-underline-color="font-color" style:text-line-through-type="none" fo:font-style="normal" style:text-outline="false" fo:text-shadow="none" style:text-position="0%" style:font-name-complex="Arial" style:font-size-asian="14pt" style:font-size-complex="14pt" style:font-weight-asian="normal" style:font-weight-complex="normal" style:font-style-asian="normal" style:font-style-complex="normal"/>
    </style:style>
    <style:style style:name="T4" style:family="text">
      <style:text-properties fo:color="#0000ff" style:font-name="Arial" fo:font-size="14pt" fo:font-weight="normal" style:text-underline-style="solid" style:text-underline-width="auto" style:text-underline-color="font-color" style:text-line-through-type="none" fo:font-style="normal" style:text-outline="false" fo:text-shadow="none" style:text-line-through-mode="continuous" fo:country="RU" style:country-asian="CN" style:country-complex="IN" style:font-name-asian="Microsoft YaHei" style:font-name-complex="Arial"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Arial" fo:font-size="12pt" fo:font-weight="normal" style:text-underline-style="none" style:text-underline-color="font-color" style:text-line-through-type="none" fo:font-style="normal" style:text-outline="false" fo:text-shadow="none" style:text-position="33%" style:font-name-complex="Arial" style:font-size-asian="12pt" style:font-size-complex="12pt" style:font-weight-asian="normal" style:font-weight-complex="normal" style:font-style-asian="normal" style:font-style-complex="normal"/>
    </style:style>
    <style:style style:name="T6" style:family="text">
      <style:text-properties style:font-name="Arial" fo:font-size="12pt" fo:font-weight="normal" style:text-underline-style="none" style:text-underline-color="font-color" style:text-line-through-type="none" fo:font-style="normal" style:text-outline="false" fo:text-shadow="none" style:font-name-complex="Arial" style:font-size-asian="12pt" style:font-size-complex="12pt" style:font-weight-asian="normal" style:font-weight-complex="normal" style:font-style-asian="normal" style:font-style-complex="normal" style:text-position="0%"/>
    </style:style>
    <style:style style:name="T7" style:family="text">
      <style:text-properties style:font-name="Arial" fo:font-size="14pt" fo:font-weight="normal" style:text-underline-style="none" style:text-underline-color="font-color" style:text-line-through-type="none" fo:font-style="normal" style:text-outline="false" fo:text-shadow="none" style:text-position="33%" style:font-name-complex="Arial" style:font-size-asian="14pt" style:font-size-complex="14pt" style:font-weight-asian="normal" style:font-weight-complex="normal" style:font-style-asian="normal" style:font-style-complex="normal"/>
    </style:style>
    <style:style style:name="T8" style:family="text">
      <style:text-properties fo:color="#0000ff" style:font-name="Arial" fo:font-size="10pt" fo:font-weight="normal" style:text-underline-style="solid" style:text-underline-width="auto" style:text-underline-color="font-color" style:text-line-through-type="none" fo:font-style="normal" style:text-outline="false" fo:text-shadow="none" style:text-line-through-mode="continuous" fo:country="RU" style:country-asian="CN"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0000ff" style:font-name="Arial" fo:font-size="14pt" fo:font-weight="bold" style:text-underline-style="none" style:text-underline-color="font-color" style:text-line-through-type="none" fo:font-style="normal" style:text-outline="false" fo:text-shadow="none" style:text-position="33%" style:font-name-complex="Arial" style:font-size-asian="14pt" style:font-size-complex="14pt" style:font-weight-asian="bold" style:font-weight-complex="bold"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User's Guide" table:style-name="ta1" table:print-ranges="'User''s Guide'.A1:'User''s Guide'.D64">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252" table:default-cell-style-name="ce2"/>
        <table:table-column table:style-name="co6" table:number-columns-repeated="767" table:default-cell-style-name="Default"/>
        <table:table-row table:style-name="ro1" table:number-rows-repeated="3">
          <table:table-cell table:number-columns-repeated="1024"/>
        </table:table-row>
        <table:table-row table:style-name="ro2">
          <table:table-cell/>
          <table:table-cell table:style-name="ce3" office:value-type="string" calcext:value-type="string" table:number-columns-spanned="2" table:number-rows-spanned="1">
            <text:p>MILLENNIUM CHALLENGE CORPORATION</text:p>
          </table:table-cell>
          <table:covered-table-cell table:style-name="ce23"/>
          <table:table-cell table:style-name="ce44" table:number-columns-repeated="4"/>
          <table:table-cell table:number-columns-repeated="1017"/>
        </table:table-row>
        <table:table-row table:style-name="ro1">
          <table:table-cell/>
          <table:table-cell table:style-name="ce4" office:value-type="string" calcext:value-type="string" table:number-columns-spanned="2" table:number-rows-spanned="5">
            <text:p>Namibia: Tourism Marketing Activity</text:p>
          </table:table-cell>
          <table:covered-table-cell table:style-name="ce5"/>
          <table:table-cell table:number-columns-repeated="1021"/>
        </table:table-row>
        <table:table-row table:style-name="ro1">
          <table:table-cell/>
          <table:covered-table-cell table:number-columns-repeated="2" table:style-name="ce5"/>
          <table:table-cell table:number-columns-repeated="1021"/>
        </table:table-row>
        <table:table-row table:style-name="ro1">
          <table:table-cell/>
          <table:covered-table-cell table:number-columns-repeated="2" table:style-name="ce5"/>
          <table:table-cell table:number-columns-repeated="1021"/>
        </table:table-row>
        <table:table-row table:style-name="ro3">
          <table:table-cell/>
          <table:covered-table-cell table:number-columns-repeated="2" table:style-name="ce5"/>
          <table:table-cell table:number-columns-repeated="1021"/>
        </table:table-row>
        <table:table-row table:style-name="ro1">
          <table:table-cell/>
          <table:covered-table-cell table:number-columns-repeated="2" table:style-name="ce5"/>
          <table:table-cell table:number-columns-repeated="1021"/>
        </table:table-row>
        <table:table-row table:style-name="ro4">
          <table:table-cell/>
          <table:table-cell table:style-name="ce6" office:value-type="string" calcext:value-type="string" table:number-columns-spanned="2" table:number-rows-spanned="1">
            <text:p>LAST UPDATED:6/5/2008</text:p>
          </table:table-cell>
          <table:covered-table-cell table:style-name="ce24"/>
          <table:table-cell table:number-columns-repeated="1021"/>
        </table:table-row>
        <table:table-row table:style-name="ro5">
          <table:table-cell/>
          <table:table-cell table:style-name="ce7" office:value-type="string" calcext:value-type="string" table:number-columns-spanned="1" table:number-rows-spanned="2">
            <text:p>PROJECT NAME</text:p>
          </table:table-cell>
          <table:table-cell table:style-name="ce25" office:value-type="string" calcext:value-type="string">
            <text:p>Tourism Sector Project</text:p>
          </table:table-cell>
          <table:table-cell table:number-columns-repeated="1021"/>
        </table:table-row>
        <table:table-row table:style-name="ro5">
          <table:table-cell/>
          <table:covered-table-cell table:style-name="ce8"/>
          <table:table-cell table:style-name="ce26" office:value-type="string" calcext:value-type="string">
            <text:p>Marketing Activity</text:p>
          </table:table-cell>
          <table:table-cell table:number-columns-repeated="1021"/>
        </table:table-row>
        <table:table-row table:style-name="ro5">
          <table:table-cell/>
          <table:table-cell table:style-name="ce9" office:value-type="string" calcext:value-type="string">
            <text:p>SPREADSHEET VERSION</text:p>
          </table:table-cell>
          <table:table-cell table:style-name="ce27" office:value-type="string" calcext:value-type="string">
            <text:p>-</text:p>
          </table:table-cell>
          <table:table-cell table:number-columns-repeated="1021"/>
        </table:table-row>
        <table:table-row table:style-name="ro6">
          <table:table-cell/>
          <table:table-cell table:style-name="ce10" office:value-type="string" calcext:value-type="string">
            <text:p>AMOUNT OF MCC FUNDS</text:p>
          </table:table-cell>
          <table:table-cell table:style-name="ce28" office:value-type="string" calcext:value-type="string">
            <text:p>$8.3 million for marketing activity project.</text:p>
          </table:table-cell>
          <table:table-cell table:number-columns-repeated="1021"/>
        </table:table-row>
        <table:table-row table:style-name="ro6">
          <table:table-cell/>
          <table:table-cell table:style-name="ce11" office:value-type="string" calcext:value-type="string">
            <text:p>PROJECT DESCRIPTION</text:p>
          </table:table-cell>
          <table:table-cell table:style-name="ce29" office:value-type="string" calcext:value-type="string">
            <text:p>MCC funding will be used to increase tourist arrivals to Namibia.</text:p>
          </table:table-cell>
          <table:table-cell table:number-columns-repeated="1021"/>
        </table:table-row>
        <table:table-row table:style-name="ro7">
          <table:table-cell/>
          <table:table-cell table:style-name="ce12" office:value-type="string" calcext:value-type="string">
            <text:p>BENEFIT STREAMS INCLUDED IN ERR</text:p>
          </table:table-cell>
          <table:table-cell table:style-name="ce30" office:value-type="string" calcext:value-type="string">
            <text:p>Increased tourism visits, value added from overseas tourists.</text:p>
          </table:table-cell>
          <table:table-cell table:number-columns-repeated="1021"/>
        </table:table-row>
        <table:table-row table:style-name="ro7">
          <table:table-cell/>
          <table:table-cell table:style-name="ce13" office:value-type="string" calcext:value-type="string">
            <text:p>COSTS INCLUDED IN ERR <text:span text:style-name="T3">(OTHER THAN COSTS BOURNE BY MCC)</text:span></text:p>
          </table:table-cell>
          <table:table-cell table:style-name="ce31" office:value-type="string" calcext:value-type="string">
            <text:p>Direct foreign and domestic marketing expenditures</text:p>
          </table:table-cell>
          <table:table-cell table:number-columns-repeated="1021"/>
        </table:table-row>
        <table:table-row table:style-name="ro6">
          <table:table-cell/>
          <table:table-cell table:style-name="ce13" office:value-type="string" calcext:value-type="string">
            <text:p>ESTIMATED ERR AND TIMELINE</text:p>
          </table:table-cell>
          <table:table-cell table:style-name="ce31" office:value-type="string" calcext:value-type="string">
            <text:p>17.8% over 6 years*</text:p>
          </table:table-cell>
          <table:table-cell table:number-columns-repeated="1021"/>
        </table:table-row>
        <table:table-row table:style-name="ro2">
          <table:table-cell/>
          <table:table-cell table:style-name="ce14" office:value-type="string" calcext:value-type="string" table:number-columns-spanned="2" table:number-rows-spanned="1">
            <text:p>WORKSHEETS IN THIS FILE</text:p>
          </table:table-cell>
          <table:covered-table-cell table:style-name="ce32"/>
          <table:table-cell table:number-columns-repeated="1021"/>
        </table:table-row>
        <table:table-row table:style-name="ro8">
          <table:table-cell/>
          <table:table-cell table:style-name="ce15" office:value-type="string" calcext:value-type="string" table:number-columns-spanned="2" table:number-rows-spanned="1">
            <text:p><text:span text:style-name="T4"><text:a xlink:href="#Activity Description.A1" xlink:type="simple">Activity Description</text:a></text:span></text:p>
          </table:table-cell>
          <table:covered-table-cell table:style-name="ce33"/>
          <table:table-cell table:number-columns-repeated="1021"/>
        </table:table-row>
        <table:table-row table:style-name="ro9">
          <table:table-cell/>
          <table:table-cell table:style-name="ce16" office:value-type="string" calcext:value-type="string" table:number-columns-spanned="2" table:number-rows-spanned="1">
            <text:p>One should read this sheet first, as it offers a summary of the project, a list of components, and states the economic rationale for the project.</text:p>
          </table:table-cell>
          <table:covered-table-cell table:style-name="ce34"/>
          <table:table-cell table:number-columns-repeated="1021"/>
        </table:table-row>
        <table:table-row table:style-name="ro8">
          <table:table-cell/>
          <table:table-cell table:style-name="ce17" table:number-columns-spanned="2" table:number-rows-spanned="1"/>
          <table:covered-table-cell table:style-name="ce35"/>
          <table:table-cell table:number-columns-repeated="1021"/>
        </table:table-row>
        <table:table-row table:style-name="ro8">
          <table:table-cell/>
          <table:table-cell table:style-name="ce18" office:value-type="string" calcext:value-type="string" table:number-columns-spanned="2" table:number-rows-spanned="1">
            <text:p><text:span text:style-name="T4"><text:a xlink:href="#ERR &amp; Sensitivity Analysis.A1" xlink:type="simple">ERR &amp; Sensitivity Analysis</text:a></text:span></text:p>
          </table:table-cell>
          <table:covered-table-cell table:style-name="ce36"/>
          <table:table-cell table:number-columns-repeated="1021"/>
        </table:table-row>
        <table:table-row table:style-name="ro9">
          <table:table-cell/>
          <table:table-cell table:style-name="ce16" office:value-type="string" calcext:value-type="string" table:number-columns-spanned="2" table:number-rows-spanned="1">
            <text:p>A brief summary of the project's key parameters and ERR calculations.</text:p>
          </table:table-cell>
          <table:covered-table-cell table:style-name="ce34"/>
          <table:table-cell table:number-columns-repeated="1021"/>
        </table:table-row>
        <table:table-row table:style-name="ro10">
          <table:table-cell/>
          <table:table-cell table:style-name="ce19"/>
          <table:table-cell table:style-name="ce34"/>
          <table:table-cell table:number-columns-repeated="1021"/>
        </table:table-row>
        <table:table-row table:style-name="ro8">
          <table:table-cell/>
          <table:table-cell table:style-name="ce15" office:value-type="string" calcext:value-type="string" table:number-columns-spanned="2" table:number-rows-spanned="1">
            <text:p><text:span text:style-name="T4"><text:a xlink:href="#ERR CALCULATION.A1" xlink:type="simple">ERR Calculation</text:a></text:span></text:p>
          </table:table-cell>
          <table:covered-table-cell table:style-name="ce37"/>
          <table:table-cell table:number-columns-repeated="1021"/>
        </table:table-row>
        <table:table-row table:style-name="ro9">
          <table:table-cell/>
          <table:table-cell table:style-name="ce16" office:value-type="string" calcext:value-type="string" table:number-columns-spanned="2" table:number-rows-spanned="1">
            <text:p>A brief summary of the project's key parameters and ERR calculations.</text:p>
          </table:table-cell>
          <table:covered-table-cell table:style-name="ce34"/>
          <table:table-cell table:number-columns-repeated="1021"/>
        </table:table-row>
        <table:table-row table:style-name="ro8">
          <table:table-cell/>
          <table:table-cell table:style-name="ce20" table:number-columns-spanned="2" table:number-rows-spanned="1"/>
          <table:covered-table-cell table:style-name="ce38"/>
          <table:table-cell table:number-columns-repeated="1021"/>
        </table:table-row>
        <table:table-row table:style-name="ro8">
          <table:table-cell/>
          <table:table-cell table:style-name="ce15" office:value-type="string" calcext:value-type="string" table:number-columns-spanned="2" table:number-rows-spanned="1">
            <text:p><text:span text:style-name="T4"><text:a xlink:href="#Value Added per Tourist.A1" xlink:type="simple">Value Added per Tourist</text:a></text:span></text:p>
          </table:table-cell>
          <table:covered-table-cell table:style-name="ce39"/>
          <table:table-cell table:number-columns-repeated="1021"/>
        </table:table-row>
        <table:table-row table:style-name="ro9">
          <table:table-cell/>
          <table:table-cell table:style-name="ce16" office:value-type="string" calcext:value-type="string" table:number-columns-spanned="2" table:number-rows-spanned="1">
            <text:p>Value added of new tourists by origin </text:p>
          </table:table-cell>
          <table:covered-table-cell table:style-name="ce34"/>
          <table:table-cell table:number-columns-repeated="1021"/>
        </table:table-row>
        <table:table-row table:style-name="ro11">
          <table:table-cell/>
          <table:table-cell table:style-name="ce21"/>
          <table:table-cell table:style-name="ce40"/>
          <table:table-cell table:number-columns-repeated="1021"/>
        </table:table-row>
        <table:table-row table:style-name="ro11">
          <table:table-cell table:number-columns-repeated="2"/>
          <table:table-cell table:style-name="ce41"/>
          <table:table-cell table:number-columns-repeated="1021"/>
        </table:table-row>
        <table:table-row table:style-name="ro9">
          <table:table-cell/>
          <table:table-cell table:style-name="ce22" office:value-type="string" calcext:value-type="string" table:number-columns-spanned="2" table:number-rows-spanned="1">
            <text:p>* The ERR was calculated over a six year time horizon because the MCC-funded marketing expenditures are expected to generate benefits over this time frame.</text:p>
          </table:table-cell>
          <table:covered-table-cell table:style-name="ce42"/>
          <table:table-cell table:number-columns-repeated="1021"/>
        </table:table-row>
        <table:table-row table:style-name="ro11" table:number-rows-repeated="2">
          <table:table-cell table:number-columns-repeated="2"/>
          <table:table-cell table:style-name="ce41"/>
          <table:table-cell table:number-columns-repeated="1021"/>
        </table:table-row>
        <table:table-row table:style-name="ro1">
          <table:table-cell table:number-columns-repeated="2"/>
          <table:table-cell table:style-name="ce41"/>
          <table:table-cell table:number-columns-repeated="1021"/>
        </table:table-row>
        <table:table-row table:style-name="ro11">
          <table:table-cell table:number-columns-repeated="2"/>
          <table:table-cell table:style-name="ce41"/>
          <table:table-cell table:number-columns-repeated="1021"/>
        </table:table-row>
        <table:table-row table:style-name="ro11">
          <table:table-cell table:number-columns-repeated="2"/>
          <table:table-cell table:style-name="ce43"/>
          <table:table-cell table:number-columns-repeated="1021"/>
        </table:table-row>
        <table:table-row table:style-name="ro1">
          <table:table-cell table:number-columns-repeated="2"/>
          <table:table-cell table:style-name="ce41"/>
          <table:table-cell table:number-columns-repeated="1021"/>
        </table:table-row>
        <table:table-row table:style-name="ro11">
          <table:table-cell table:number-columns-repeated="2"/>
          <table:table-cell table:style-name="ce41"/>
          <table:table-cell table:number-columns-repeated="1021"/>
        </table:table-row>
        <table:table-row table:style-name="ro9">
          <table:table-cell table:number-columns-repeated="2"/>
          <table:table-cell table:style-name="ce41"/>
          <table:table-cell table:number-columns-repeated="1021"/>
        </table:table-row>
        <table:table-row table:style-name="ro1">
          <table:table-cell table:number-columns-repeated="2"/>
          <table:table-cell table:style-name="ce41"/>
          <table:table-cell table:number-columns-repeated="1021"/>
        </table:table-row>
        <table:table-row table:style-name="ro11" table:number-rows-repeated="2">
          <table:table-cell table:number-columns-repeated="2"/>
          <table:table-cell table:style-name="ce41"/>
          <table:table-cell table:number-columns-repeated="1021"/>
        </table:table-row>
        <table:table-row table:style-name="ro1">
          <table:table-cell table:number-columns-repeated="1024"/>
        </table:table-row>
        <table:table-row table:style-name="ro11">
          <table:table-cell table:number-columns-repeated="1024"/>
        </table:table-row>
        <table:table-row table:style-name="ro9">
          <table:table-cell table:number-columns-repeated="1024"/>
        </table:table-row>
        <table:table-row table:style-name="ro1">
          <table:table-cell table:number-columns-repeated="1024"/>
        </table:table-row>
        <table:table-row table:style-name="ro11">
          <table:table-cell table:number-columns-repeated="1024"/>
        </table:table-row>
        <table:table-row table:style-name="ro9">
          <table:table-cell table:number-columns-repeated="1024"/>
        </table:table-row>
        <table:table-row table:style-name="ro1">
          <table:table-cell table:number-columns-repeated="1024"/>
        </table:table-row>
        <table:table-row table:style-name="ro11">
          <table:table-cell table:number-columns-repeated="1024"/>
        </table:table-row>
        <table:table-row table:style-name="ro9">
          <table:table-cell table:number-columns-repeated="1024"/>
        </table:table-row>
        <table:table-row table:style-name="ro1">
          <table:table-cell table:number-columns-repeated="1024"/>
        </table:table-row>
        <table:table-row table:style-name="ro11">
          <table:table-cell table:number-columns-repeated="1024"/>
        </table:table-row>
        <table:table-row table:style-name="ro9">
          <table:table-cell table:number-columns-repeated="1024"/>
        </table:table-row>
        <table:table-row table:style-name="ro1">
          <table:table-cell table:number-columns-repeated="1024"/>
        </table:table-row>
        <table:table-row table:style-name="ro11">
          <table:table-cell table:number-columns-repeated="1024"/>
        </table:table-row>
        <table:table-row table:style-name="ro1">
          <table:table-cell table:number-columns-repeated="1024"/>
        </table:table-row>
        <table:table-row table:style-name="ro11" table:number-rows-repeated="2">
          <table:table-cell table:number-columns-repeated="1024"/>
        </table:table-row>
        <table:table-row table:style-name="ro1" table:number-rows-repeated="1048514">
          <table:table-cell table:number-columns-repeated="1024"/>
        </table:table-row>
        <table:table-row table:style-name="ro1">
          <table:table-cell table:number-columns-repeated="1024"/>
        </table:table-row>
        <table:named-expressions>
          <table:named-range table:name="Excel_BuiltIn_Print_Area" table:base-cell-address="$'User''s Guide'.$A$1" table:cell-range-address="$'User''s Guide'.$A$1:.$D$64" table:range-usable-as="print-range"/>
        </table:named-expressions>
      </table:table>
      <table:table table:name="Activity Description" table:style-name="ta2" table:print-ranges="'Activity Description'.A1:'Activity Description'.D35">
        <office:forms form:automatic-focus="false" form:apply-design-mode="false"/>
        <table:table-column table:style-name="co4" table:default-cell-style-name="ce2"/>
        <table:table-column table:style-name="co7" table:default-cell-style-name="ce2"/>
        <table:table-column table:style-name="co8" table:default-cell-style-name="ce2"/>
        <table:table-column table:style-name="co4" table:default-cell-style-name="ce2"/>
        <table:table-column table:style-name="co5" table:default-cell-style-name="ce2"/>
        <table:table-column table:style-name="co6" table:number-columns-repeated="252" table:default-cell-style-name="ce2"/>
        <table:table-column table:style-name="co6" table:number-columns-repeated="767" table:default-cell-style-name="Default"/>
        <table:table-row table:style-name="ro1" table:number-rows-repeated="3">
          <table:table-cell table:number-columns-repeated="1024"/>
        </table:table-row>
        <table:table-row table:style-name="ro12">
          <table:table-cell/>
          <table:table-cell table:style-name="ce3" office:value-type="string" calcext:value-type="string" table:number-columns-spanned="3" table:number-rows-spanned="1">
            <text:p>MILLENNIUM CHALLENGE CORPORATION</text:p>
          </table:table-cell>
          <table:covered-table-cell table:number-columns-repeated="2" table:style-name="ce23"/>
          <table:table-cell table:number-columns-repeated="1020"/>
        </table:table-row>
        <table:table-row table:style-name="ro11">
          <table:table-cell/>
          <table:table-cell table:style-name="ce4" office:value-type="string" calcext:value-type="string" table:number-columns-spanned="2" table:number-rows-spanned="5">
            <text:p>Namibia: Tourism Marketing Activity</text:p>
          </table:table-cell>
          <table:covered-table-cell table:style-name="ce5"/>
          <table:table-cell table:number-columns-repeated="1021"/>
        </table:table-row>
        <table:table-row table:style-name="ro11">
          <table:table-cell/>
          <table:covered-table-cell table:number-columns-repeated="2" table:style-name="ce5"/>
          <table:table-cell table:number-columns-repeated="1021"/>
        </table:table-row>
        <table:table-row table:style-name="ro3">
          <table:table-cell/>
          <table:covered-table-cell table:number-columns-repeated="2" table:style-name="ce5"/>
          <table:table-cell table:number-columns-repeated="1021"/>
        </table:table-row>
        <table:table-row table:style-name="ro11">
          <table:table-cell/>
          <table:covered-table-cell table:number-columns-repeated="2" table:style-name="ce5"/>
          <table:table-cell table:number-columns-repeated="1021"/>
        </table:table-row>
        <table:table-row table:style-name="ro1">
          <table:table-cell/>
          <table:covered-table-cell table:number-columns-repeated="2" table:style-name="ce5"/>
          <table:table-cell table:number-columns-repeated="1021"/>
        </table:table-row>
        <table:table-row table:style-name="ro11">
          <table:table-cell/>
          <table:table-cell table:style-name="ce6" office:value-type="string" calcext:value-type="string" table:number-columns-spanned="2" table:number-rows-spanned="1">
            <text:p>LAST UPDATED: 6/5/2008</text:p>
          </table:table-cell>
          <table:covered-table-cell table:style-name="ce24"/>
          <table:table-cell table:number-columns-repeated="1021"/>
        </table:table-row>
        <table:table-row table:style-name="ro3">
          <table:table-cell/>
          <table:table-cell table:style-name="ce48" office:value-type="string" calcext:value-type="string" table:number-columns-spanned="2" table:number-rows-spanned="1">
            <text:p>SUMMARY</text:p>
          </table:table-cell>
          <table:covered-table-cell table:style-name="ce48"/>
          <table:table-cell table:number-columns-repeated="1021"/>
        </table:table-row>
        <table:table-row table:style-name="ro10">
          <table:table-cell/>
          <table:table-cell table:style-name="ce48" table:number-columns-repeated="2"/>
          <table:table-cell table:number-columns-repeated="1021"/>
        </table:table-row>
        <table:table-row table:style-name="ro13">
          <table:table-cell/>
          <table:table-cell table:style-name="ce48" office:value-type="string" calcext:value-type="string" table:number-columns-spanned="2" table:number-rows-spanned="1">
            <text:p>MCC funding will be used to enhance the revenue production possibilities of the Namibian tourism sector by focusing on marketing, management and investment capacities of communal conservancies.</text:p>
          </table:table-cell>
          <table:covered-table-cell table:style-name="ce48"/>
          <table:table-cell table:number-columns-repeated="1021"/>
        </table:table-row>
        <table:table-row table:style-name="ro10">
          <table:table-cell/>
          <table:table-cell table:style-name="ce48" table:number-columns-repeated="2"/>
          <table:table-cell table:number-columns-repeated="1021"/>
        </table:table-row>
        <table:table-row table:style-name="ro10">
          <table:table-cell/>
          <table:table-cell table:style-name="ce48" office:value-type="string" calcext:value-type="string">
            <text:p>COMPONENTS</text:p>
          </table:table-cell>
          <table:table-cell table:style-name="ce48"/>
          <table:table-cell table:number-columns-repeated="1021"/>
        </table:table-row>
        <table:table-row table:style-name="ro10">
          <table:table-cell/>
          <table:table-cell table:style-name="ce48" table:number-columns-repeated="2"/>
          <table:table-cell table:number-columns-repeated="1021"/>
        </table:table-row>
        <table:table-row table:style-name="ro9">
          <table:table-cell/>
          <table:table-cell table:style-name="ce49" office:value-type="string" calcext:value-type="string" table:number-columns-spanned="2" table:number-rows-spanned="1">
            <text:p>Specifically, MCC Funding will support:</text:p>
          </table:table-cell>
          <table:covered-table-cell table:style-name="ce49"/>
          <table:table-cell table:number-columns-repeated="1021"/>
        </table:table-row>
        <table:table-row table:style-name="ro10">
          <table:table-cell/>
          <table:table-cell table:style-name="ce49" table:number-columns-repeated="2"/>
          <table:table-cell table:number-columns-repeated="1021"/>
        </table:table-row>
        <table:table-row table:style-name="ro10">
          <table:table-cell/>
          <table:table-cell table:style-name="ce50" office:value-type="string" calcext:value-type="string">
            <text:p>1.</text:p>
          </table:table-cell>
          <table:table-cell table:style-name="ce53" office:value-type="string" calcext:value-type="string">
            <text:p>Destination marketing to North America</text:p>
          </table:table-cell>
          <table:table-cell table:number-columns-repeated="1021"/>
        </table:table-row>
        <table:table-row table:style-name="ro10">
          <table:table-cell/>
          <table:table-cell table:style-name="ce50" office:value-type="string" calcext:value-type="string">
            <text:p>2.</text:p>
          </table:table-cell>
          <table:table-cell table:style-name="ce53" office:value-type="string" calcext:value-type="string">
            <text:p>Development and marketing of local and regional tourism routes</text:p>
          </table:table-cell>
          <table:table-cell table:number-columns-repeated="1021"/>
        </table:table-row>
        <table:table-row table:style-name="ro10">
          <table:table-cell/>
          <table:table-cell table:style-name="ce50" office:value-type="string" calcext:value-type="string">
            <text:p>3.</text:p>
          </table:table-cell>
          <table:table-cell table:style-name="ce53" office:value-type="string" calcext:value-type="string">
            <text:p>Interactive website</text:p>
          </table:table-cell>
          <table:table-cell table:number-columns-repeated="1021"/>
        </table:table-row>
        <table:table-row table:style-name="ro10">
          <table:table-cell/>
          <table:table-cell table:style-name="ce50" office:value-type="string" calcext:value-type="string">
            <text:p>4.</text:p>
          </table:table-cell>
          <table:table-cell table:style-name="ce53" office:value-type="string" calcext:value-type="string">
            <text:p>Implementing entity support</text:p>
          </table:table-cell>
          <table:table-cell table:number-columns-repeated="1021"/>
        </table:table-row>
        <table:table-row table:style-name="ro10">
          <table:table-cell/>
          <table:table-cell table:style-name="ce50"/>
          <table:table-cell table:style-name="ce53"/>
          <table:table-cell table:number-columns-repeated="1021"/>
        </table:table-row>
        <table:table-row table:style-name="ro9">
          <table:table-cell table:style-name="ce45"/>
          <table:table-cell table:style-name="ce51" office:value-type="string" calcext:value-type="string" table:number-columns-spanned="2" table:number-rows-spanned="1">
            <text:p>ECONOMIC RATIONALE</text:p>
          </table:table-cell>
          <table:covered-table-cell table:style-name="ce54"/>
          <table:table-cell table:number-columns-repeated="1021"/>
        </table:table-row>
        <table:table-row table:style-name="ro10">
          <table:table-cell table:style-name="ce46"/>
          <table:table-cell table:style-name="ce52" table:number-columns-repeated="2"/>
          <table:table-cell table:style-name="ce46" table:number-columns-repeated="1021"/>
        </table:table-row>
        <table:table-row table:style-name="ro10">
          <table:table-cell table:style-name="ce46"/>
          <table:table-cell table:style-name="ce48" office:value-type="string" calcext:value-type="string" table:number-columns-spanned="2" table:number-rows-spanned="9">
            <text:p>The Namibia tourism sector has grown at a steady rate since independence in 1990. However, it has underperformed relative to regional competitors and it remains especially susceptible to seasonal fluctuations. Diversification of source markets for tourists is a key element to increasing tourist arrivals and reducing seasonal fluctuations. <text:s/>The primary objective of this activity is to increase tourist arrivals to Namibia by ramping up marketing to North American tourists, developing and marketing local and regional tourism route packages, and developing a fully interactive website for Namibia's Tourism Board. <text:s text:c="2"/>In modeling the impact of MCC’s tourism investments on economic growth and incomes, we include the expenditure on trips due to increase of arrivals, which is estimated at an average of 4,000 additional tourists per year and incremental (present) value added by overseas tourists of approximately 7 million USD as a result of the project. Based on a recent study, the benefits will be shared in proportions similar to the wider tourism economy, in which approximately 24% of the benefits will accrue to the poor or near poor.</text:p>
          </table:table-cell>
          <table:covered-table-cell table:style-name="ce48"/>
          <table:table-cell table:style-name="ce46" table:number-columns-repeated="1021"/>
        </table:table-row>
        <table:table-row table:style-name="ro10">
          <table:table-cell table:style-name="ce46"/>
          <table:covered-table-cell table:number-columns-repeated="2" table:style-name="ce48"/>
          <table:table-cell table:style-name="ce46" table:number-columns-repeated="1021"/>
        </table:table-row>
        <table:table-row table:style-name="ro10">
          <table:table-cell table:style-name="ce46"/>
          <table:covered-table-cell table:number-columns-repeated="2" table:style-name="ce48"/>
          <table:table-cell table:style-name="ce46" table:number-columns-repeated="1021"/>
        </table:table-row>
        <table:table-row table:style-name="ro10">
          <table:table-cell table:style-name="ce46"/>
          <table:covered-table-cell table:number-columns-repeated="2" table:style-name="ce48"/>
          <table:table-cell table:style-name="ce46" table:number-columns-repeated="1021"/>
        </table:table-row>
        <table:table-row table:style-name="ro10">
          <table:table-cell table:style-name="ce46"/>
          <table:covered-table-cell table:number-columns-repeated="2" table:style-name="ce48"/>
          <table:table-cell table:style-name="ce46" table:number-columns-repeated="1021"/>
        </table:table-row>
        <table:table-row table:style-name="ro11">
          <table:table-cell table:style-name="ce46"/>
          <table:covered-table-cell table:number-columns-repeated="2" table:style-name="ce48"/>
          <table:table-cell table:style-name="ce46" table:number-columns-repeated="1021"/>
        </table:table-row>
        <table:table-row table:style-name="ro11">
          <table:table-cell table:style-name="ce46"/>
          <table:covered-table-cell table:number-columns-repeated="2" table:style-name="ce48"/>
          <table:table-cell table:style-name="ce46" table:number-columns-repeated="1021"/>
        </table:table-row>
        <table:table-row table:style-name="ro1">
          <table:table-cell table:style-name="ce47"/>
          <table:covered-table-cell table:number-columns-repeated="2" table:style-name="ce48"/>
          <table:table-cell table:number-columns-repeated="1021"/>
        </table:table-row>
        <table:table-row table:style-name="ro3">
          <table:table-cell table:style-name="ce47"/>
          <table:covered-table-cell table:number-columns-repeated="2" table:style-name="ce48"/>
          <table:table-cell table:number-columns-repeated="1021"/>
        </table:table-row>
        <table:table-row table:style-name="ro1" table:number-rows-repeated="47">
          <table:table-cell table:style-name="ce47" table:number-columns-repeated="3"/>
          <table:table-cell table:number-columns-repeated="1021"/>
        </table:table-row>
        <table:table-row table:style-name="ro1" table:number-rows-repeated="2">
          <table:table-cell table:style-name="ce47"/>
          <table:table-cell/>
          <table:table-cell table:style-name="ce41"/>
          <table:table-cell table:number-columns-repeated="1021"/>
        </table:table-row>
        <table:table-row table:style-name="ro14" table:number-rows-repeated="2">
          <table:table-cell table:style-name="ce47"/>
          <table:table-cell/>
          <table:table-cell table:style-name="ce41"/>
          <table:table-cell table:number-columns-repeated="1021"/>
        </table:table-row>
        <table:table-row table:style-name="ro1" table:number-rows-repeated="2">
          <table:table-cell table:style-name="ce47"/>
          <table:table-cell/>
          <table:table-cell table:style-name="ce41"/>
          <table:table-cell table:number-columns-repeated="1021"/>
        </table:table-row>
        <table:table-row table:style-name="ro1">
          <table:table-cell table:number-columns-repeated="2"/>
          <table:table-cell table:style-name="ce55"/>
          <table:table-cell table:number-columns-repeated="1021"/>
        </table:table-row>
        <table:table-row table:style-name="ro1" table:number-rows-repeated="6">
          <table:table-cell table:number-columns-repeated="2"/>
          <table:table-cell table:style-name="ce41"/>
          <table:table-cell table:number-columns-repeated="1021"/>
        </table:table-row>
        <table:table-row table:style-name="ro1" table:number-rows-repeated="1048481">
          <table:table-cell table:number-columns-repeated="1024"/>
        </table:table-row>
        <table:table-row table:style-name="ro1">
          <table:table-cell table:number-columns-repeated="1024"/>
        </table:table-row>
        <table:named-expressions>
          <table:named-range table:name="Excel_BuiltIn_Print_Area" table:base-cell-address="$'User''s Guide'.$A$1" table:cell-range-address="$'Activity Description'.$A$1:.$D$35" table:range-usable-as="print-range"/>
          <table:named-expression table:name="PROJECT_NAME" table:base-cell-address="$'User''s Guide'.$A$1" table:expression="CONCATENATE([$'Activity Description'.$C$9];&quot; (&quot;;[$'Activity Description'.$C$12];&quot;)&quot;)"/>
        </table:named-expressions>
      </table:table>
      <table:table table:name="ERR &amp; Sensitivity Analysis" table:style-name="ta3" table:print-ranges="'ERR &amp; Sensitivity Analysis'.A1:'ERR &amp; Sensitivity Analysis'.H83">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Кнопка 8" form:control-implementation="ooo:com.sun.star.form.component.CommandButton" xml:id="control1" form:id="control1" form:label="Reset&#10;Parameters" form:printable="false" office:target-frame="" xlink:href="" form:image-data=""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ResetModule.Reset1?language=Basic&amp;location=document" xlink:type="simple"/>
              </office:event-listeners>
            </form:button>
          </form:form>
        </office:forms>
        <table:table-column table:style-name="co4" table:default-cell-style-name="ce56"/>
        <table:table-column table:style-name="co9" table:default-cell-style-name="ce56"/>
        <table:table-column table:style-name="co10" table:default-cell-style-name="ce56"/>
        <table:table-column table:style-name="co11" table:default-cell-style-name="ce56"/>
        <table:table-column table:style-name="co12" table:default-cell-style-name="ce99"/>
        <table:table-column table:style-name="co13" table:default-cell-style-name="ce56"/>
        <table:table-column table:style-name="co14" table:default-cell-style-name="ce56"/>
        <table:table-column table:style-name="co4" table:default-cell-style-name="ce56"/>
        <table:table-column table:style-name="co15" table:default-cell-style-name="ce56"/>
        <table:table-column table:style-name="co6" table:number-columns-repeated="248" table:default-cell-style-name="ce56"/>
        <table:table-column table:style-name="co6" table:number-columns-repeated="767" table:default-cell-style-name="Default"/>
        <table:table-row table:style-name="ro1">
          <table:table-cell>
            <draw:frame table:end-cell-address="'ERR &amp; Sensitivity Analysis'.A1" table:end-x="0.029cm" table:end-y="0.026cm" draw:z-index="7" draw:name="CB_Block_7.0.0.0:1" draw:style-name="gr1" draw:text-style-name="P1" drawooo:display="none" svg:width="0.029cm" svg:height="0.026cm" svg:x="0cm" svg:y="0cm">
              <draw:image xlink:href="Pictures/10000000000000140000000FD7E4700F.png" xlink:type="simple" xlink:show="embed" xlink:actuate="onLoad">
                <text:p/>
              </draw:image>
            </draw:frame>
          </table:table-cell>
          <table:table-cell table:number-columns-repeated="1023"/>
        </table:table-row>
        <table:table-row table:style-name="ro1" table:number-rows-repeated="4">
          <table:table-cell table:number-columns-repeated="1024"/>
        </table:table-row>
        <table:table-row table:style-name="ro3">
          <table:table-cell table:style-name="ce44"/>
          <table:table-cell table:style-name="ce3" office:value-type="string" calcext:value-type="string" table:number-columns-spanned="6" table:number-rows-spanned="1">
            <text:p>MILLENNIUM CHALLENGE CORPORATION</text:p>
          </table:table-cell>
          <table:covered-table-cell table:number-columns-repeated="5" table:style-name="ce23"/>
          <table:table-cell table:style-name="ce44" table:number-columns-repeated="1017"/>
        </table:table-row>
        <table:table-row table:style-name="ro1">
          <table:table-cell/>
          <table:table-cell table:style-name="ce4" office:value-type="string" calcext:value-type="string" table:number-columns-spanned="6" table:number-rows-spanned="5">
            <text:p>Namibia: Tourism Marketing Activity</text:p>
          </table:table-cell>
          <table:covered-table-cell table:number-columns-repeated="5" table:style-name="ce5"/>
          <table:table-cell table:number-columns-repeated="1017"/>
        </table:table-row>
        <table:table-row table:style-name="ro1">
          <table:table-cell/>
          <table:covered-table-cell table:number-columns-repeated="6" table:style-name="ce5"/>
          <table:table-cell table:number-columns-repeated="1017"/>
        </table:table-row>
        <table:table-row table:style-name="ro1">
          <table:table-cell/>
          <table:covered-table-cell table:number-columns-repeated="6" table:style-name="ce5"/>
          <table:table-cell table:number-columns-repeated="1017"/>
        </table:table-row>
        <table:table-row table:style-name="ro1">
          <table:table-cell/>
          <table:covered-table-cell table:number-columns-repeated="6" table:style-name="ce5"/>
          <table:table-cell table:number-columns-repeated="1017"/>
        </table:table-row>
        <table:table-row table:style-name="ro1">
          <table:table-cell/>
          <table:covered-table-cell table:number-columns-repeated="6" table:style-name="ce5"/>
          <table:table-cell table:number-columns-repeated="1017"/>
        </table:table-row>
        <table:table-row table:style-name="ro11">
          <table:table-cell/>
          <table:table-cell table:style-name="ce6" office:value-type="string" calcext:value-type="string" table:number-columns-spanned="6" table:number-rows-spanned="1">
            <text:p>LAST UPDATED: 6/5/2008</text:p>
          </table:table-cell>
          <table:covered-table-cell table:number-columns-repeated="5" table:style-name="ce24"/>
          <table:table-cell table:number-columns-repeated="1017"/>
        </table:table-row>
        <table:table-row table:style-name="ro1">
          <table:table-cell>
            <draw:frame table:end-cell-address="'ERR &amp; Sensitivity Analysis'.A13" table:end-x="0.029cm" table:end-y="0.026cm" draw:z-index="0" draw:name="CB_00000000000000000000000000000001" draw:style-name="gr1" draw:text-style-name="P1" drawooo:display="none" svg:width="0.029cm" svg:height="0.026cm" svg:x="0cm" svg:y="0cm">
              <draw:image xlink:href="Pictures/10000000000000140000000FD7E4700F.png" xlink:type="simple" xlink:show="embed" xlink:actuate="onLoad">
                <text:p/>
              </draw:image>
            </draw:frame>
            <draw:frame table:end-cell-address="'ERR &amp; Sensitivity Analysis'.A13" table:end-x="0.029cm" table:end-y="0.026cm" draw:z-index="1" draw:name="CB_00000000000000000000000000000003" draw:style-name="gr1" draw:text-style-name="P1" drawooo:display="none" svg:width="0.029cm" svg:height="0.026cm" svg:x="0cm" svg:y="0cm">
              <draw:image xlink:href="Pictures/10000000000000140000000FD7E4700F.png" xlink:type="simple" xlink:show="embed" xlink:actuate="onLoad">
                <text:p/>
              </draw:image>
            </draw:frame>
            <draw:frame table:end-cell-address="'ERR &amp; Sensitivity Analysis'.A13" table:end-x="0.029cm" table:end-y="0.026cm" draw:z-index="2" draw:name="CB_00000000000000000000000000000000" draw:style-name="gr1" draw:text-style-name="P1" drawooo:display="none" svg:width="0.029cm" svg:height="0.026cm" svg:x="0cm" svg:y="0cm">
              <draw:image xlink:href="Pictures/10000000000000140000000FD7E4700F.png" xlink:type="simple" xlink:show="embed" xlink:actuate="onLoad">
                <text:p/>
              </draw:image>
            </draw:frame>
            <draw:frame table:end-cell-address="'ERR &amp; Sensitivity Analysis'.A13" table:end-x="0.029cm" table:end-y="0.026cm" draw:z-index="3" draw:name="CB_Block_0" draw:style-name="gr1" draw:text-style-name="P1" drawooo:display="none" svg:width="0.029cm" svg:height="0.026cm" svg:x="0cm" svg:y="0cm">
              <draw:image xlink:href="Pictures/10000000000000140000000FD7E4700F.png" xlink:type="simple" xlink:show="embed" xlink:actuate="onLoad">
                <text:p/>
              </draw:image>
            </draw:frame>
          </table:table-cell>
          <table:table-cell table:number-columns-repeated="1023"/>
        </table:table-row>
        <table:table-row table:style-name="ro1">
          <table:table-cell table:number-columns-repeated="5"/>
          <table:table-cell table:style-name="ce111"/>
          <table:table-cell table:number-columns-repeated="1018"/>
        </table:table-row>
        <table:table-row table:style-name="ro8">
          <table:table-cell/>
          <table:table-cell table:style-name="ce57" office:value-type="string" calcext:value-type="string" table:number-columns-spanned="6" table:number-rows-spanned="1">
            <text:p>ERR and Sensitivity Analysis</text:p>
          </table:table-cell>
          <table:covered-table-cell table:number-columns-repeated="4" table:style-name="ce57"/>
          <table:covered-table-cell table:style-name="ce57" office:value-type="string" calcext:value-type="string">
            <text:p>Last updated: <text:s/>8/24/2007</text:p>
          </table:covered-table-cell>
          <table:table-cell table:number-columns-repeated="1017"/>
        </table:table-row>
        <table:table-row table:style-name="ro15">
          <table:table-cell table:number-columns-repeated="1024"/>
        </table:table-row>
        <table:table-row table:style-name="ro16">
          <table:table-cell/>
          <table:table-cell table:style-name="ce58" office:value-type="string" calcext:value-type="string">
            <text:p>NOTES:</text:p>
          </table:table-cell>
          <table:table-cell table:style-name="ce73" table:number-columns-repeated="2"/>
          <table:table-cell table:style-name="ce100"/>
          <table:table-cell table:style-name="ce73"/>
          <table:table-cell table:style-name="ce119"/>
          <table:table-cell table:number-columns-repeated="1017"/>
        </table:table-row>
        <table:table-row table:style-name="ro1">
          <table:table-cell/>
          <table:table-cell table:style-name="ce59" office:value-type="string" calcext:value-type="string" table:number-columns-spanned="6" table:number-rows-spanned="3">
            <text:p>Change the "User Input" cells in the table below to see the effect on the compact's Economic Rate of Return (ERR) and net benefits (see chart below). <text:s/>To reset all values to the default MCC estimates, click the "Reset Parameters" button. <text:s/>Be sure to reset all summary parameters to their original values ("MCC Estimate" values) before changing specific parameters.</text:p>
          </table:table-cell>
          <table:covered-table-cell table:number-columns-repeated="4" table:style-name="ce74"/>
          <table:covered-table-cell table:style-name="ce120"/>
          <table:table-cell table:number-columns-repeated="1017"/>
        </table:table-row>
        <table:table-row table:style-name="ro1">
          <table:table-cell/>
          <table:covered-table-cell table:style-name="ce60"/>
          <table:covered-table-cell table:number-columns-repeated="4" table:style-name="ce74"/>
          <table:covered-table-cell table:style-name="ce120"/>
          <table:table-cell table:number-columns-repeated="1017"/>
        </table:table-row>
        <table:table-row table:style-name="ro17">
          <table:table-cell/>
          <table:covered-table-cell table:style-name="ce61"/>
          <table:covered-table-cell table:number-columns-repeated="4" table:style-name="ce75"/>
          <table:covered-table-cell table:style-name="ce121"/>
          <table:table-cell table:number-columns-repeated="1017"/>
        </table:table-row>
        <table:table-row table:style-name="ro15">
          <table:table-cell table:number-columns-repeated="1024"/>
        </table:table-row>
        <table:table-row table:style-name="ro18">
          <table:table-cell/>
          <table:table-cell table:style-name="ce47">
            <draw:control table:end-cell-address="'ERR &amp; Sensitivity Analysis'.B23" table:end-x="3.304cm" table:end-y="0.053cm" draw:z-index="4" draw:name="Кнопка 8" draw:style-name="gr2" draw:text-style-name="P2" svg:width="3.273cm" svg:height="1.192cm" svg:x="0.031cm" svg:y="0.237cm" draw:control="control1">
              <svg:desc>Reset
Parameters</svg:desc>
            </draw:control>
          </table:table-cell>
          <table:table-cell table:style-name="ce76" office:value-type="string" calcext:value-type="string">
            <text:p>All summary parameters set to initial values?</text:p>
          </table:table-cell>
          <table:table-cell table:style-name="ce85" table:formula="of:=IF([.D26]=[.E26];IF([.D27]=[.E27];&quot;Y&quot;;&quot;N&quot;);&quot;N&quot;)" office:value-type="string" office:string-value="Y" calcext:value-type="string">
            <text:p>Y</text:p>
          </table:table-cell>
          <table:table-cell table:style-name="ce101" table:formula="of:=IF([.D29]=[.E29];IF([.D30]=[.E30];IF([.D31]=[.E31];IF([.D32]=[.E32];&quot;Y&quot;;&quot;N&quot;);&quot;N&quot;);&quot;N&quot;);&quot;N&quot;)" office:value-type="string" office:string-value="Y" calcext:value-type="string">
            <text:p>Y</text:p>
          </table:table-cell>
          <table:table-cell table:style-name="ce47" table:number-columns-repeated="2"/>
          <table:table-cell table:number-columns-repeated="1017"/>
        </table:table-row>
        <table:table-row table:style-name="ro11">
          <table:table-cell/>
          <table:table-cell table:style-name="ce47" table:number-columns-repeated="6"/>
          <table:table-cell table:number-columns-repeated="1017"/>
        </table:table-row>
        <table:table-row table:style-name="ro8">
          <table:table-cell/>
          <table:table-cell table:style-name="ce62" office:value-type="string" calcext:value-type="string" table:number-columns-spanned="1" table:number-rows-spanned="2">
            <text:p>Parameter type</text:p>
          </table:table-cell>
          <table:table-cell table:style-name="ce62" office:value-type="string" calcext:value-type="string" table:number-columns-spanned="1" table:number-rows-spanned="2">
            <text:p>Description of Key Parameters</text:p>
          </table:table-cell>
          <table:table-cell table:style-name="ce86" office:value-type="string" calcext:value-type="string" table:number-columns-spanned="4" table:number-rows-spanned="1">
            <text:p>Parameter Values</text:p>
          </table:table-cell>
          <table:covered-table-cell table:number-columns-repeated="2" table:style-name="ce102"/>
          <table:covered-table-cell table:style-name="ce122"/>
          <table:table-cell table:number-columns-repeated="1017"/>
        </table:table-row>
        <table:table-row table:style-name="ro19">
          <table:table-cell/>
          <table:covered-table-cell table:number-columns-repeated="2" table:style-name="ce63"/>
          <table:table-cell table:style-name="ce87" office:value-type="string" calcext:value-type="string">
            <text:p>User Input</text:p>
          </table:table-cell>
          <table:table-cell table:style-name="ce103" office:value-type="string" calcext:value-type="string">
            <text:p>MCC Estimate</text:p>
          </table:table-cell>
          <table:table-cell table:style-name="ce103" office:value-type="string" calcext:value-type="string">
            <text:p>Plausible range</text:p>
          </table:table-cell>
          <table:table-cell table:style-name="ce103" office:value-type="string" calcext:value-type="string">
            <text:p>Values used in ERR computation</text:p>
          </table:table-cell>
          <table:table-cell/>
          <table:table-cell table:style-name="ce47"/>
          <table:table-cell table:number-columns-repeated="1015"/>
        </table:table-row>
        <table:table-row table:style-name="ro7">
          <table:table-cell/>
          <table:table-cell table:style-name="ce64" office:value-type="string" calcext:value-type="string">
            <text:p>Summary</text:p>
          </table:table-cell>
          <table:table-cell table:style-name="ce77" office:value-type="string" calcext:value-type="string">
            <text:p>Actual costs as a percentage of estimated costs</text:p>
          </table:table-cell>
          <table:table-cell table:style-name="ce88" office:value-type="percentage" office:value="1" calcext:value-type="percentage">
            <text:p>100%</text:p>
          </table:table-cell>
          <table:table-cell table:style-name="ce104" office:value-type="percentage" office:value="1" calcext:value-type="percentage">
            <text:p>100%</text:p>
          </table:table-cell>
          <table:table-cell table:style-name="ce112" office:value-type="percentage" office:value="1" calcext:value-type="percentage">
            <text:p>100%</text:p>
          </table:table-cell>
          <table:table-cell table:style-name="ce123" table:formula="of:=[.D26]" office:value-type="percentage" office:value="1" calcext:value-type="percentage">
            <text:p>100%</text:p>
          </table:table-cell>
          <table:table-cell table:number-columns-repeated="1017"/>
        </table:table-row>
        <table:table-row table:style-name="ro7">
          <table:table-cell/>
          <table:table-cell table:style-name="ce65" office:value-type="string" calcext:value-type="string">
            <text:p>Summary</text:p>
          </table:table-cell>
          <table:table-cell table:style-name="ce78" office:value-type="string" calcext:value-type="string">
            <text:p>Actual benefits as a percentage of estimated benefits</text:p>
          </table:table-cell>
          <table:table-cell table:style-name="ce89" office:value-type="percentage" office:value="1" calcext:value-type="percentage">
            <text:p>100%</text:p>
          </table:table-cell>
          <table:table-cell table:style-name="ce104" office:value-type="percentage" office:value="1" calcext:value-type="percentage">
            <text:p>100%</text:p>
          </table:table-cell>
          <table:table-cell table:style-name="ce112" office:value-type="percentage" office:value="1" calcext:value-type="percentage">
            <text:p>100%</text:p>
          </table:table-cell>
          <table:table-cell table:style-name="ce123" table:formula="of:=[.D27]" office:value-type="percentage" office:value="1" calcext:value-type="percentage">
            <text:p>100%</text:p>
          </table:table-cell>
          <table:table-cell/>
          <table:table-cell table:style-name="ce133"/>
          <table:table-cell table:number-columns-repeated="1015"/>
        </table:table-row>
        <table:table-row table:style-name="ro6">
          <table:table-cell/>
          <table:table-cell table:style-name="ce66"/>
          <table:table-cell table:style-name="ce79"/>
          <table:table-cell table:style-name="ce90"/>
          <table:table-cell table:style-name="ce105" table:number-columns-repeated="2"/>
          <table:table-cell table:style-name="ce124"/>
          <table:table-cell table:number-columns-repeated="1017"/>
        </table:table-row>
        <table:table-row table:style-name="ro20">
          <table:table-cell/>
          <table:table-cell table:style-name="ce67" office:value-type="string" calcext:value-type="string">
            <text:p>Specific</text:p>
          </table:table-cell>
          <table:table-cell table:style-name="ce80" office:value-type="string" calcext:value-type="string">
            <text:p>Value added ratio<text:span text:style-name="T7">1</text:span></text:p>
          </table:table-cell>
          <table:table-cell table:style-name="ce91" office:value-type="float" office:value="0.38" calcext:value-type="float">
            <text:p>0,38</text:p>
          </table:table-cell>
          <table:table-cell table:style-name="ce106" office:value-type="float" office:value="0.38" calcext:value-type="float">
            <text:p>0,38</text:p>
          </table:table-cell>
          <table:table-cell table:style-name="ce113" office:value-type="string" calcext:value-type="string">
            <text:p>0.29 - 0.48</text:p>
          </table:table-cell>
          <table:table-cell table:style-name="ce125" table:formula="of:=IF([.$D$22]=&quot;Y&quot;;[.D29];[.E29])" office:value-type="float" office:value="0.38" calcext:value-type="float">
            <text:p>0,38</text:p>
          </table:table-cell>
          <table:table-cell table:number-columns-repeated="1017"/>
        </table:table-row>
        <table:table-row table:style-name="ro20">
          <table:table-cell/>
          <table:table-cell table:style-name="ce64" office:value-type="string" calcext:value-type="string">
            <text:p>Specific</text:p>
          </table:table-cell>
          <table:table-cell table:style-name="ce65" office:value-type="string" calcext:value-type="string">
            <text:p>N$ - US$ exchange rate</text:p>
          </table:table-cell>
          <table:table-cell table:style-name="ce92" office:value-type="float" office:value="7" calcext:value-type="float">
            <text:p>7,0</text:p>
          </table:table-cell>
          <table:table-cell table:style-name="ce107" office:value-type="float" office:value="7" calcext:value-type="float">
            <text:p>7,0</text:p>
          </table:table-cell>
          <table:table-cell table:style-name="ce114" office:value-type="string" calcext:value-type="string">
            <text:p>5.6 - 8.4</text:p>
          </table:table-cell>
          <table:table-cell table:style-name="ce126" table:formula="of:=IF([.$D$22]=&quot;Y&quot;;[.D30];[.E30])" office:value-type="float" office:value="7" calcext:value-type="float">
            <text:p>7,0</text:p>
          </table:table-cell>
          <table:table-cell table:number-columns-repeated="1017"/>
        </table:table-row>
        <table:table-row table:style-name="ro21">
          <table:table-cell/>
          <table:table-cell table:style-name="ce64" office:value-type="string" calcext:value-type="string">
            <text:p>Specific</text:p>
          </table:table-cell>
          <table:table-cell table:style-name="ce81" office:value-type="string" calcext:value-type="string">
            <text:p>Factor to reduce estimated impact: (endogeneity and diminishing returns)<text:span text:style-name="T7">2</text:span></text:p>
          </table:table-cell>
          <table:table-cell table:style-name="ce93" office:value-type="float" office:value="0.5" calcext:value-type="float">
            <text:p>0,5</text:p>
          </table:table-cell>
          <table:table-cell table:style-name="ce108" office:value-type="float" office:value="0.5" calcext:value-type="float">
            <text:p>0,5</text:p>
          </table:table-cell>
          <table:table-cell table:style-name="ce115" office:value-type="string" calcext:value-type="string">
            <text:p>0.4 - 0.6</text:p>
          </table:table-cell>
          <table:table-cell table:style-name="ce126" table:formula="of:=IF([.$D$22]=&quot;Y&quot;;[.D31];[.E31])" office:value-type="float" office:value="0.5" calcext:value-type="float">
            <text:p>0,5</text:p>
          </table:table-cell>
          <table:table-cell table:number-columns-repeated="1017"/>
        </table:table-row>
        <table:table-row table:style-name="ro6">
          <table:table-cell/>
          <table:table-cell table:style-name="ce68" office:value-type="string" calcext:value-type="string">
            <text:p>Specific</text:p>
          </table:table-cell>
          <table:table-cell table:style-name="ce68" office:value-type="string" calcext:value-type="string">
            <text:p>Expenditures per trip (US$)</text:p>
          </table:table-cell>
          <table:table-cell table:style-name="ce94" office:value-type="float" office:value="2260" calcext:value-type="float">
            <text:p>2260</text:p>
          </table:table-cell>
          <table:table-cell table:style-name="ce109" office:value-type="float" office:value="2260" calcext:value-type="float">
            <text:p>2260</text:p>
          </table:table-cell>
          <table:table-cell table:style-name="ce109" office:value-type="string" calcext:value-type="string">
            <text:p>1808 - 2712</text:p>
          </table:table-cell>
          <table:table-cell table:style-name="ce127" table:formula="of:=IF([.$D$22]=&quot;Y&quot;;[.D32];[.E32])" office:value-type="float" office:value="2260" calcext:value-type="float">
            <text:p>2260</text:p>
          </table:table-cell>
          <table:table-cell table:number-columns-repeated="1017"/>
        </table:table-row>
        <table:table-row table:style-name="ro1">
          <table:table-cell table:number-columns-repeated="4"/>
          <table:table-cell table:style-name="ce56"/>
          <table:table-cell table:number-columns-repeated="1019"/>
        </table:table-row>
        <table:table-row table:style-name="ro3">
          <table:table-cell/>
          <table:table-cell table:style-name="ce69" table:formula="of:=IF([$'ERR &amp; Sensitivity Analysis'.D22]=&quot;N&quot;;&quot;NOTE: Current calculations are based on USER INPUT and are not the original MCC estimates.&quot;;IF([$'ERR &amp; Sensitivity Analysis'.E22]=&quot;N&quot;;&quot;NOTE: Current calculations are based on USER INPUT and are not the original MCC estimates.&quot;;&quot;&quot;))" table:number-columns-spanned="6" table:number-rows-spanned="1">
            <text:p/>
          </table:table-cell>
          <table:covered-table-cell table:number-columns-repeated="5" table:style-name="ce69"/>
          <table:table-cell table:style-name="ce131" table:number-columns-repeated="3"/>
          <table:table-cell table:number-columns-repeated="1014"/>
        </table:table-row>
        <table:table-row table:style-name="ro1">
          <table:table-cell/>
          <table:table-cell table:style-name="ce70" table:number-columns-repeated="2"/>
          <table:table-cell table:style-name="ce95" table:number-columns-repeated="4"/>
          <table:table-cell table:number-columns-repeated="1017"/>
        </table:table-row>
        <table:table-row table:style-name="ro6">
          <table:table-cell/>
          <table:table-cell table:style-name="ce71"/>
          <table:table-cell table:style-name="ce82" office:value-type="string" calcext:value-type="string">
            <text:p>Economic rate of return (ERR):</text:p>
          </table:table-cell>
          <table:table-cell table:style-name="ce96" table:formula="of:=[$'ERR CALCULATION'.$D$43]" office:value-type="percentage" office:value="0.17751311872275" calcext:value-type="percentage">
            <text:p>17,8%</text:p>
          </table:table-cell>
          <table:table-cell table:style-name="ce97"/>
          <table:table-cell table:style-name="ce116" office:value-type="string" calcext:value-type="string">
            <text:p>More Info</text:p>
          </table:table-cell>
          <table:table-cell table:style-name="ce97"/>
          <table:table-cell table:number-columns-repeated="1017"/>
        </table:table-row>
        <table:table-row table:style-name="ro1">
          <table:table-cell table:number-columns-repeated="2"/>
          <table:table-cell table:style-name="ce83"/>
          <table:table-cell table:style-name="ce97"/>
          <table:table-cell table:style-name="ce110"/>
          <table:table-cell table:style-name="ce117" office:value-type="string" calcext:value-type="string">
            <text:p><text:span text:style-name="T8"><text:a xlink:href="#Activity Description.A1" xlink:type="simple">Activity Description</text:a></text:span></text:p>
          </table:table-cell>
          <table:table-cell table:style-name="ce128"/>
          <table:table-cell table:number-columns-repeated="1017"/>
        </table:table-row>
        <table:table-row table:style-name="ro6">
          <table:table-cell table:number-columns-repeated="2"/>
          <table:table-cell table:style-name="ce82" office:value-type="string" calcext:value-type="string">
            <text:p>MCC Estimated ERR:</text:p>
          </table:table-cell>
          <table:table-cell table:style-name="ce98" office:value-type="percentage" office:value="0.17751311872275" calcext:value-type="percentage">
            <text:p>17,8%</text:p>
          </table:table-cell>
          <table:table-cell/>
          <table:table-cell table:style-name="ce118" office:value-type="string" calcext:value-type="string">
            <text:p><text:span text:style-name="T8"><text:a xlink:href="#'User''s Guide'.A1" xlink:type="simple">User's Guide</text:a></text:span></text:p>
          </table:table-cell>
          <table:table-cell table:style-name="ce129"/>
          <table:table-cell table:number-columns-repeated="1017"/>
        </table:table-row>
        <table:table-row table:style-name="ro1">
          <table:table-cell table:number-columns-repeated="1024"/>
        </table:table-row>
        <table:table-row table:style-name="ro9">
          <table:table-cell/>
          <table:table-cell table:style-name="ce72" office:value-type="string" calcext:value-type="string" table:number-columns-spanned="6" table:number-rows-spanned="1">
            <text:p><text:span text:style-name="T5">1</text:span><text:span text:style-name="T6">Fraction of expenditures per trip that constitute value added by participants.</text:span></text:p>
          </table:table-cell>
          <table:covered-table-cell table:number-columns-repeated="4" table:style-name="ce84"/>
          <table:covered-table-cell table:style-name="ce130"/>
          <table:table-cell table:style-name="ce132"/>
          <table:table-cell table:style-name="ce134"/>
          <table:table-cell table:number-columns-repeated="1015"/>
        </table:table-row>
        <table:table-row table:style-name="ro1">
          <table:table-cell table:number-columns-repeated="1024"/>
        </table:table-row>
        <table:table-row table:style-name="ro1">
          <table:table-cell>
            <draw:frame table:end-cell-address="'ERR &amp; Sensitivity Analysis'.G79" table:end-x="3.445cm" table:end-y="0.106cm" draw:z-index="5" draw:name="Chart 12" draw:style-name="gr3" draw:text-style-name="P3" svg:width="32.139cm" svg:height="16.456cm" svg:x="0.979cm" svg:y="0.292cm">
              <draw:object draw:notify-on-update-of-ranges="'ERR CALCULATION'.C32:'ERR CALCULATION'.I32 'ERR CALCULATION'.D41:'ERR CALCULATION'.J41 'ERR CALCULATION'.D41:'ERR CALCULATION'.J41" xlink:href="./Object 1" xlink:type="simple" xlink:show="embed" xlink:actuate="onLoad"/>
              <draw:image xlink:href="./ObjectReplacements/Object 1" xlink:type="simple" xlink:show="embed" xlink:actuate="onLoad"/>
            </draw:frame>
          </table:table-cell>
          <table:table-cell table:number-columns-repeated="1023"/>
        </table:table-row>
        <table:table-row table:style-name="ro1" table:number-rows-repeated="37">
          <table:table-cell table:number-columns-repeated="1024"/>
        </table:table-row>
        <table:table-row table:style-name="ro1">
          <table:table-cell/>
          <table:table-cell>
            <draw:frame table:end-cell-address="'ERR &amp; Sensitivity Analysis'.G113" table:end-x="3.138cm" table:end-y="0.08cm" draw:z-index="6" draw:name="Chart 34" draw:style-name="gr3" draw:text-style-name="P3" svg:width="31.693cm" svg:height="14.922cm" svg:x="0cm" svg:y="0.001cm">
              <draw:object xlink:href="./Object 2" xlink:type="simple" xlink:show="embed" xlink:actuate="onLoad"/>
              <draw:image xlink:href="./ObjectReplacements/Object 2" xlink:type="simple" xlink:show="embed" xlink:actuate="onLoad"/>
            </draw:frame>
          </table:table-cell>
          <table:table-cell table:number-columns-repeated="1022"/>
        </table:table-row>
        <table:table-row table:style-name="ro1" table:number-rows-repeated="1048495">
          <table:table-cell table:number-columns-repeated="1024"/>
        </table:table-row>
        <table:table-row table:style-name="ro1">
          <table:table-cell table:number-columns-repeated="1024"/>
        </table:table-row>
        <table:named-expressions>
          <table:named-expression table:name="billing_subsea" table:base-cell-address="$'User''s Guide'.$A$1" table:expression="['file:///D:/Documents%20and%20Settings/kolawoleos/Local%20Settings/Temporary%20Internet%20Files/OLK26/Copy%20of%20mcc-err-tanzania-energydistribution_Tuesday.xls'#$Assumptions.$F$36]"/>
          <table:named-expression table:name="billing_td" table:base-cell-address="$'User''s Guide'.$A$1" table:expression="['file:///D:/Documents%20and%20Settings/kolawoleos/Local%20Settings/Temporary%20Internet%20Files/OLK26/Copy%20of%20mcc-err-tanzania-energydistribution_Tuesday.xls'#$Assumptions.$C$48]"/>
          <table:named-expression table:name="CBx_Sheet_Guid" table:base-cell-address="$'User''s Guide'.$A$1" table:expression="&quot;'efb6a818-0e6b-4401-9721-1dfc6d35eb9e&quot;"/>
          <table:named-expression table:name="CBx_StorageType" table:base-cell-address="$'User''s Guide'.$A$1" table:expression="1"/>
          <table:named-range table:name="CB_3365d6c8376f44b5b00df3ac8621bfed" table:base-cell-address="$'User''s Guide'.$A$1" table:cell-range-address="$'ERR &amp; Sensitivity Analysis'.$D$30"/>
          <table:named-range table:name="CB_44965b27b67b4285aded23ba15345ebd" table:base-cell-address="$'User''s Guide'.$A$1" table:cell-range-address="$'ERR &amp; Sensitivity Analysis'.$D$32"/>
          <table:named-range table:name="CB_553dc9b1f42741569fc9b48bbffe9473" table:base-cell-address="$'User''s Guide'.$A$1" table:cell-range-address="$'ERR &amp; Sensitivity Analysis'.$D$31"/>
          <table:named-range table:name="CB_de1d28b50d4b43e985be0031e3d63777" table:base-cell-address="$'User''s Guide'.$A$1" table:cell-range-address="$'ERR &amp; Sensitivity Analysis'.$D$36"/>
          <table:named-range table:name="CB_effc519c0e304820a4f39a2fa561d1bc" table:base-cell-address="$'User''s Guide'.$A$1" table:cell-range-address="$'ERR &amp; Sensitivity Analysis'.$D$29"/>
          <table:named-expression table:name="debt_cost" table:base-cell-address="$'User''s Guide'.$A$1" table:expression="['file:///D:/Documents%20and%20Settings/kolawoleos/Local%20Settings/Temporary%20Internet%20Files/OLK26/Copy%20of%20mcc-err-tanzania-energydistribution_Tuesday.xls'#$Assumptions.$C$17]"/>
          <table:named-expression table:name="equity" table:base-cell-address="$'User''s Guide'.$A$1" table:expression="['file:///D:/Documents%20and%20Settings/kolawoleos/Local%20Settings/Temporary%20Internet%20Files/OLK26/Copy%20of%20mcc-err-tanzania-energydistribution_Tuesday.xls'#$Assumptions.$C$14]"/>
          <table:named-range table:name="Excel_BuiltIn_Print_Area" table:base-cell-address="$'User''s Guide'.$A$1" table:cell-range-address="$'ERR &amp; Sensitivity Analysis'.$A$1:.$H$83" table:range-usable-as="print-range"/>
          <table:named-expression table:name="income_comm" table:base-cell-address="$'User''s Guide'.$A$1" table:expression="['file:///D:/Documents%20and%20Settings/kolawoleos/Local%20Settings/Temporary%20Internet%20Files/OLK26/Copy%20of%20mcc-err-tanzania-energydistribution_Tuesday.xls'#$Assumptions.$C$31]"/>
          <table:named-expression table:name="income_dom" table:base-cell-address="$'User''s Guide'.$A$1" table:expression="['file:///D:/Documents%20and%20Settings/kolawoleos/Local%20Settings/Temporary%20Internet%20Files/OLK26/Copy%20of%20mcc-err-tanzania-energydistribution_Tuesday.xls'#$Assumptions.$C$30]"/>
          <table:named-expression table:name="income_ind" table:base-cell-address="$'User''s Guide'.$A$1" table:expression="['file:///D:/Documents%20and%20Settings/kolawoleos/Local%20Settings/Temporary%20Internet%20Files/OLK26/Copy%20of%20mcc-err-tanzania-energydistribution_Tuesday.xls'#$Assumptions.$C$32]"/>
          <table:named-expression table:name="income_street" table:base-cell-address="$'User''s Guide'.$A$1" table:expression="['file:///D:/Documents%20and%20Settings/kolawoleos/Local%20Settings/Temporary%20Internet%20Files/OLK26/Copy%20of%20mcc-err-tanzania-energydistribution_Tuesday.xls'#$Assumptions.$C$33]"/>
          <table:named-expression table:name="inflation" table:base-cell-address="$'User''s Guide'.$A$1" table:expression="['file:///D:/Documents%20and%20Settings/kolawoleos/Local%20Settings/Temporary%20Internet%20Files/OLK26/Copy%20of%20mcc-err-tanzania-energydistribution_Tuesday.xls'#$Assumptions.$C$24]"/>
          <table:named-expression table:name="loan_period" table:base-cell-address="$'User''s Guide'.$A$1" table:expression="['file:///D:/Documents%20and%20Settings/kolawoleos/Local%20Settings/Temporary%20Internet%20Files/OLK26/Copy%20of%20mcc-err-tanzania-energydistribution_Tuesday.xls'#$Assumptions.$C$20]"/>
          <table:named-expression table:name="price_comm" table:base-cell-address="$'User''s Guide'.$A$1" table:expression="['file:///D:/Documents%20and%20Settings/kolawoleos/Local%20Settings/Temporary%20Internet%20Files/OLK26/Copy%20of%20mcc-err-tanzania-energydistribution_Tuesday.xls'#$Assumptions.$C$36]"/>
          <table:named-expression table:name="price_dom" table:base-cell-address="$'User''s Guide'.$A$1" table:expression="['file:///D:/Documents%20and%20Settings/kolawoleos/Local%20Settings/Temporary%20Internet%20Files/OLK26/Copy%20of%20mcc-err-tanzania-energydistribution_Tuesday.xls'#$Assumptions.$C$35]"/>
          <table:named-expression table:name="price_ind" table:base-cell-address="$'User''s Guide'.$A$1" table:expression="['file:///D:/Documents%20and%20Settings/kolawoleos/Local%20Settings/Temporary%20Internet%20Files/OLK26/Copy%20of%20mcc-err-tanzania-energydistribution_Tuesday.xls'#$Assumptions.$C$37]+['file:///D:/Documents%20and%20Settings/kolawoleos/Local%20Settings/Temporary%20Internet%20Files/OLK26/Copy%20of%20mcc-err-tanzania-energydistribution_Tuesday.xls'#$Assumptions.$C$37]"/>
          <table:named-expression table:name="price_street" table:base-cell-address="$'User''s Guide'.$A$1" table:expression="['file:///D:/Documents%20and%20Settings/kolawoleos/Local%20Settings/Temporary%20Internet%20Files/OLK26/Copy%20of%20mcc-err-tanzania-energydistribution_Tuesday.xls'#$Assumptions.$C$38]"/>
          <table:named-expression table:name="PROJECT_NAME" table:base-cell-address="$'User''s Guide'.$A$1" table:expression="CONCATENATE(['file:///D:/Documents%20and%20Settings/kolawoleos/Local%20Settings/Temporary%20Internet%20Files/OLK26/mcc-err-tanzania.xls'#$'User''s Guide'.$C$8];&quot; (&quot;;['file:///D:/Documents%20and%20Settings/kolawoleos/Local%20Settings/Temporary%20Internet%20Files/OLK26/mcc-err-tanzania.xls'#$'User''s Guide'.$C$9];&quot;)&quot;)"/>
          <table:named-expression table:name="real_disc_rate" table:base-cell-address="$'User''s Guide'.$A$1" table:expression="['file:///D:/Documents%20and%20Settings/kolawoleos/Local%20Settings/Temporary%20Internet%20Files/OLK26/Copy%20of%20mcc-err-tanzania-energydistribution_Tuesday.xls'#$Assumptions.$C$19]"/>
          <table:named-expression table:name="sub_cap" table:base-cell-address="$'User''s Guide'.$A$1" table:expression="['file:///D:/Documents%20and%20Settings/kolawoleos/Local%20Settings/Temporary%20Internet%20Files/OLK26/Copy%20of%20mcc-err-tanzania-energydistribution_Tuesday.xls'#$Assumptions.$G$21]"/>
          <table:named-expression table:name="tax_dep" table:base-cell-address="$'User''s Guide'.$A$1" table:expression="['file:///D:/Documents%20and%20Settings/kolawoleos/Local%20Settings/Temporary%20Internet%20Files/OLK26/Copy%20of%20mcc-err-tanzania-energydistribution_Tuesday.xls'#$Assumptions.$C$22]"/>
          <table:named-expression table:name="tax_rate" table:base-cell-address="$'User''s Guide'.$A$1" table:expression="['file:///D:/Documents%20and%20Settings/kolawoleos/Local%20Settings/Temporary%20Internet%20Files/OLK26/Copy%20of%20mcc-err-tanzania-energydistribution_Tuesday.xls'#$Assumptions.$C$24]"/>
        </table:named-expressions>
        <calcext:conditional-formats>
          <calcext:conditional-format calcext:target-range-address="'ERR &amp; Sensitivity Analysis'.B35:'ERR &amp; Sensitivity Analysis'.C35">
            <calcext:condition calcext:apply-style-name="Excel_CondFormat_3_1_1" calcext:value="=0" calcext:base-cell-address="'ERR &amp; Sensitivity Analysis'.B35"/>
            <calcext:condition calcext:apply-style-name="Excel_CondFormat_3_1_2" calcext:value="!=0" calcext:base-cell-address="'ERR &amp; Sensitivity Analysis'.B35"/>
          </calcext:conditional-format>
        </calcext:conditional-formats>
      </table:table>
      <table:table table:name="ERR CALCULATION" table:style-name="ta4" table:print-ranges="'ERR CALCULATION'.A1:'ERR CALCULATION'.K78">
        <table:table-column table:style-name="co4" table:default-cell-style-name="ce136"/>
        <table:table-column table:style-name="co16" table:default-cell-style-name="ce136"/>
        <table:table-column table:style-name="co17" table:default-cell-style-name="ce136"/>
        <table:table-column table:style-name="co18" table:default-cell-style-name="ce136"/>
        <table:table-column table:style-name="co19" table:number-columns-repeated="2" table:default-cell-style-name="ce136"/>
        <table:table-column table:style-name="co20" table:default-cell-style-name="ce136"/>
        <table:table-column table:style-name="co21" table:default-cell-style-name="ce136"/>
        <table:table-column table:style-name="co22" table:default-cell-style-name="ce136"/>
        <table:table-column table:style-name="co23" table:default-cell-style-name="ce136"/>
        <table:table-column table:style-name="co24" table:default-cell-style-name="ce136"/>
        <table:table-column table:style-name="co25" table:default-cell-style-name="ce136"/>
        <table:table-column table:style-name="co26" table:default-cell-style-name="ce136"/>
        <table:table-column table:style-name="co27" table:default-cell-style-name="ce136"/>
        <table:table-column table:style-name="co24" table:number-columns-repeated="243" table:default-cell-style-name="ce136"/>
        <table:table-column table:style-name="co24" table:number-columns-repeated="767" table:default-cell-style-name="Default"/>
        <table:table-row table:style-name="ro10">
          <table:table-cell table:style-name="ce135">
            <draw:frame table:end-cell-address="'ERR CALCULATION'.A1" table:end-x="0.029cm" table:end-y="0.027cm" draw:z-index="4" draw:name="CB_Block_7.0.0.0:1" draw:style-name="gr1" draw:text-style-name="P1" drawooo:display="none" svg:width="0.029cm" svg:height="0.027cm" svg:x="0cm" svg:y="0cm">
              <draw:image xlink:href="Pictures/10000000000000140000000FD7E4700F.png" xlink:type="simple" xlink:show="embed" xlink:actuate="onLoad">
                <text:p/>
              </draw:image>
            </draw:frame>
          </table:table-cell>
          <table:table-cell table:style-name="ce135" table:number-columns-repeated="6"/>
          <table:table-cell table:number-columns-repeated="1017"/>
        </table:table-row>
        <table:table-row table:style-name="ro10" table:number-rows-repeated="3">
          <table:table-cell table:style-name="ce135" table:number-columns-repeated="7"/>
          <table:table-cell table:number-columns-repeated="1017"/>
        </table:table-row>
        <table:table-row table:style-name="ro3">
          <table:table-cell table:style-name="ce135"/>
          <table:table-cell table:style-name="ce3" office:value-type="string" calcext:value-type="string" table:number-columns-spanned="8" table:number-rows-spanned="1">
            <text:p>MILLENNIUM CHALLENGE CORPORATION</text:p>
          </table:table-cell>
          <table:covered-table-cell table:number-columns-repeated="7" table:style-name="ce23"/>
          <table:table-cell table:number-columns-repeated="1015"/>
        </table:table-row>
        <table:table-row table:style-name="ro14">
          <table:table-cell table:style-name="ce135"/>
          <table:table-cell table:style-name="ce143" office:value-type="string" calcext:value-type="string" table:number-columns-spanned="8" table:number-rows-spanned="5">
            <text:p>Namibia: Tourism Marketing Activity</text:p>
          </table:table-cell>
          <table:covered-table-cell table:number-columns-repeated="7" table:style-name="ce144"/>
          <table:table-cell table:number-columns-repeated="1015"/>
        </table:table-row>
        <table:table-row table:style-name="ro14">
          <table:table-cell table:style-name="ce135"/>
          <table:covered-table-cell table:number-columns-repeated="8" table:style-name="ce144"/>
          <table:table-cell table:number-columns-repeated="1015"/>
        </table:table-row>
        <table:table-row table:style-name="ro14">
          <table:table-cell table:style-name="ce135"/>
          <table:covered-table-cell table:number-columns-repeated="8" table:style-name="ce144"/>
          <table:table-cell table:number-columns-repeated="1015"/>
        </table:table-row>
        <table:table-row table:style-name="ro14">
          <table:table-cell table:style-name="ce135"/>
          <table:covered-table-cell table:number-columns-repeated="8" table:style-name="ce144"/>
          <table:table-cell table:number-columns-repeated="1015"/>
        </table:table-row>
        <table:table-row table:style-name="ro14">
          <table:table-cell table:style-name="ce135"/>
          <table:covered-table-cell table:number-columns-repeated="8" table:style-name="ce144"/>
          <table:table-cell table:number-columns-repeated="1015"/>
        </table:table-row>
        <table:table-row table:style-name="ro9">
          <table:table-cell table:style-name="ce135"/>
          <table:table-cell table:style-name="ce145" office:value-type="string" calcext:value-type="string" table:number-columns-spanned="8" table:number-rows-spanned="1">
            <text:p>LAST UPDATED:6/5/2008</text:p>
          </table:table-cell>
          <table:covered-table-cell table:number-columns-repeated="7" table:style-name="ce166"/>
          <table:table-cell table:number-columns-repeated="1015"/>
        </table:table-row>
        <table:table-row table:style-name="ro8">
          <table:table-cell>
            <draw:frame table:end-cell-address="'ERR CALCULATION'.A12" table:end-x="0.057cm" table:end-y="0.052cm" draw:z-index="0" draw:name="CB_00000000000000000000000000000001" draw:style-name="gr1" draw:text-style-name="P1" drawooo:display="none" svg:width="0.057cm" svg:height="0.052cm" svg:x="0cm" svg:y="0cm">
              <draw:image xlink:href="Pictures/10000000000000140000000FD7E4700F.png" xlink:type="simple" xlink:show="embed" xlink:actuate="onLoad">
                <text:p/>
              </draw:image>
            </draw:frame>
            <draw:frame table:end-cell-address="'ERR CALCULATION'.A12" table:end-x="0.057cm" table:end-y="0.052cm" draw:z-index="1" draw:name="CB_00000000000000000000000000000003" draw:style-name="gr1" draw:text-style-name="P1" drawooo:display="none" svg:width="0.057cm" svg:height="0.052cm" svg:x="0cm" svg:y="0cm">
              <draw:image xlink:href="Pictures/10000000000000140000000FD7E4700F.png" xlink:type="simple" xlink:show="embed" xlink:actuate="onLoad">
                <text:p/>
              </draw:image>
            </draw:frame>
            <draw:frame table:end-cell-address="'ERR CALCULATION'.A12" table:end-x="0.057cm" table:end-y="0.052cm" draw:z-index="2" draw:name="CB_00000000000000000000000000000000" draw:style-name="gr1" draw:text-style-name="P1" drawooo:display="none" svg:width="0.057cm" svg:height="0.052cm" svg:x="0cm" svg:y="0cm">
              <draw:image xlink:href="Pictures/10000000000000140000000FD7E4700F.png" xlink:type="simple" xlink:show="embed" xlink:actuate="onLoad">
                <text:p/>
              </draw:image>
            </draw:frame>
            <draw:frame table:end-cell-address="'ERR CALCULATION'.A12" table:end-x="0.057cm" table:end-y="0.052cm" draw:z-index="3" draw:name="CB_Block_0" draw:style-name="gr1" draw:text-style-name="P1" drawooo:display="none" svg:width="0.057cm" svg:height="0.052cm" svg:x="0cm" svg:y="0cm">
              <draw:image xlink:href="Pictures/10000000000000140000000FD7E4700F.png" xlink:type="simple" xlink:show="embed" xlink:actuate="onLoad">
                <text:p/>
              </draw:image>
            </draw:frame>
          </table:table-cell>
          <table:table-cell table:style-name="ce146" table:number-columns-repeated="8"/>
          <table:table-cell table:number-columns-repeated="1015"/>
        </table:table-row>
        <table:table-row table:style-name="ro3">
          <table:table-cell table:style-name="ce137"/>
          <table:table-cell table:style-name="ce69" table:formula="of:=IF([$'ERR &amp; Sensitivity Analysis'.D22]=&quot;N&quot;;&quot;NOTE: Current calculations are based on USER INPUT and are not the original MCC estimates.&quot;;IF([$'ERR &amp; Sensitivity Analysis'.E22]=&quot;N&quot;;&quot;NOTE: Current calculations are based on USER INPUT and are not the original MCC estimates.&quot;;&quot;&quot;))" table:number-columns-spanned="9" table:number-rows-spanned="1">
            <text:p/>
          </table:table-cell>
          <table:covered-table-cell table:number-columns-repeated="8" table:style-name="ce69"/>
          <table:table-cell table:style-name="ce137" table:number-columns-repeated="19"/>
          <table:table-cell table:style-name="ce232" table:number-columns-repeated="995"/>
        </table:table-row>
        <table:table-row table:style-name="ro6">
          <table:table-cell table:style-name="ce138"/>
          <table:table-cell table:style-name="ce69" table:number-columns-repeated="9"/>
          <table:table-cell table:style-name="ce138" table:number-columns-repeated="19"/>
          <table:table-cell table:style-name="ce233" table:number-columns-repeated="995"/>
        </table:table-row>
        <table:table-row table:style-name="ro8">
          <table:table-cell table:style-name="ce139"/>
          <table:table-cell table:style-name="ce146" office:value-type="string" calcext:value-type="string" table:number-columns-spanned="8" table:number-rows-spanned="1">
            <text:p>ERR CALCULATION FOR DESTINATION MARKETING, NAMIBIA</text:p>
          </table:table-cell>
          <table:covered-table-cell table:number-columns-repeated="7" table:style-name="ce146"/>
          <table:table-cell table:style-name="ce223"/>
          <table:table-cell table:style-name="ce139" table:number-columns-repeated="19"/>
          <table:table-cell table:number-columns-repeated="995"/>
        </table:table-row>
        <table:table-row table:style-name="ro6">
          <table:table-cell table:style-name="ce139"/>
          <table:table-cell table:style-name="ce146" table:number-columns-repeated="8"/>
          <table:table-cell table:style-name="ce223"/>
          <table:table-cell table:style-name="ce139" table:number-columns-repeated="19"/>
          <table:table-cell table:number-columns-repeated="995"/>
        </table:table-row>
        <table:table-row table:style-name="ro9">
          <table:table-cell table:style-name="ce139"/>
          <table:table-cell table:style-name="ce147" office:value-type="string" calcext:value-type="string" table:number-columns-spanned="8" table:number-rows-spanned="1">
            <text:p>Notes:</text:p>
          </table:table-cell>
          <table:covered-table-cell table:number-columns-repeated="6" table:style-name="ce167"/>
          <table:covered-table-cell table:style-name="ce210"/>
          <table:table-cell table:style-name="ce139" table:number-columns-repeated="20"/>
          <table:table-cell table:number-columns-repeated="995"/>
        </table:table-row>
        <table:table-row table:style-name="ro9">
          <table:table-cell table:style-name="ce139"/>
          <table:table-cell table:style-name="ce148" office:value-type="string" calcext:value-type="string" table:number-columns-spanned="8" table:number-rows-spanned="1">
            <text:p>*All values are Namibian dollars unless otherwise specified.</text:p>
          </table:table-cell>
          <table:covered-table-cell table:number-columns-repeated="6" table:style-name="ce168"/>
          <table:covered-table-cell table:style-name="ce211"/>
          <table:table-cell table:style-name="ce139" table:number-columns-repeated="20"/>
          <table:table-cell table:number-columns-repeated="995"/>
        </table:table-row>
        <table:table-row table:style-name="ro9">
          <table:table-cell table:style-name="ce139"/>
          <table:table-cell table:style-name="ce149" office:value-type="string" calcext:value-type="string" table:number-columns-spanned="8" table:number-rows-spanned="1">
            <text:p>*Economic benefits from Namibian tourists are excluded to focus on the attractiveness to foreigners.</text:p>
          </table:table-cell>
          <table:covered-table-cell table:number-columns-repeated="6" table:style-name="ce169"/>
          <table:covered-table-cell table:style-name="ce212"/>
          <table:table-cell table:style-name="ce139" table:number-columns-repeated="20"/>
          <table:table-cell table:number-columns-repeated="995"/>
        </table:table-row>
        <table:table-row table:style-name="ro16">
          <table:table-cell table:style-name="ce139"/>
          <table:table-cell table:style-name="ce150"/>
          <table:table-cell table:style-name="ce139" table:number-columns-repeated="27"/>
          <table:table-cell table:number-columns-repeated="995"/>
        </table:table-row>
        <table:table-row table:style-name="ro22">
          <table:table-cell table:style-name="ce139"/>
          <table:table-cell table:style-name="ce151" office:value-type="string" calcext:value-type="string">
            <text:p>Ratio of new tourists by origin<text:span text:style-name="T7">1 </text:span></text:p>
          </table:table-cell>
          <table:table-cell table:style-name="ce170"/>
          <table:table-cell table:style-name="ce170" office:value-type="string" calcext:value-type="string">
            <text:p>Overseas:</text:p>
          </table:table-cell>
          <table:table-cell table:style-name="ce204" office:value-type="float" office:value="0.22" calcext:value-type="float">
            <text:p>0,22</text:p>
          </table:table-cell>
          <table:table-cell table:style-name="ce170" office:value-type="string" calcext:value-type="string">
            <text:p>South Afr.:</text:p>
          </table:table-cell>
          <table:table-cell table:style-name="ce204" office:value-type="float" office:value="0.48" calcext:value-type="float">
            <text:p>0,48</text:p>
          </table:table-cell>
          <table:table-cell table:style-name="ce170" office:value-type="string" calcext:value-type="string">
            <text:p>Namibian: </text:p>
          </table:table-cell>
          <table:table-cell table:style-name="ce213" office:value-type="float" office:value="0.3" calcext:value-type="float">
            <text:p>0,30</text:p>
          </table:table-cell>
          <table:table-cell table:style-name="ce139" table:number-columns-repeated="6"/>
          <table:table-cell table:number-columns-repeated="1009"/>
        </table:table-row>
        <table:table-row table:style-name="ro6">
          <table:table-cell table:style-name="ce139"/>
          <table:table-cell table:style-name="ce152" office:value-type="string" calcext:value-type="string">
            <text:p>N$ - US$ exchange rate</text:p>
          </table:table-cell>
          <table:table-cell table:style-name="ce171" table:formula="of:=[$'ERR &amp; Sensitivity Analysis'.G30]" office:value-type="float" office:value="7" calcext:value-type="float">
            <text:p>7,00</text:p>
          </table:table-cell>
          <table:table-cell table:style-name="ce172" table:number-columns-repeated="5"/>
          <table:table-cell table:style-name="ce214"/>
          <table:table-cell table:style-name="ce139" table:number-columns-repeated="4"/>
          <table:table-cell table:number-columns-repeated="1011"/>
        </table:table-row>
        <table:table-row table:style-name="ro22">
          <table:table-cell table:style-name="ce139"/>
          <table:table-cell table:style-name="ce152" office:value-type="string" calcext:value-type="string">
            <text:p>Expenditures per trip (US$)<text:span text:style-name="T9">2</text:span></text:p>
          </table:table-cell>
          <table:table-cell table:style-name="ce172"/>
          <table:table-cell table:style-name="ce172" office:value-type="string" calcext:value-type="string">
            <text:p>Overseas:</text:p>
          </table:table-cell>
          <table:table-cell table:style-name="ce205" table:formula="of:=[$'ERR &amp; Sensitivity Analysis'.G32]" office:value-type="float" office:value="2260" calcext:value-type="float">
            <text:p>2 260</text:p>
          </table:table-cell>
          <table:table-cell table:style-name="ce172" office:value-type="string" calcext:value-type="string">
            <text:p>South Afr.:</text:p>
          </table:table-cell>
          <table:table-cell table:style-name="ce209" office:value-type="float" office:value="600" calcext:value-type="float">
            <text:p>600</text:p>
          </table:table-cell>
          <table:table-cell table:style-name="ce172" office:value-type="string" calcext:value-type="string">
            <text:p>Namibian: </text:p>
          </table:table-cell>
          <table:table-cell table:style-name="ce215" table:formula="of:=3500/[.$C22]" office:value-type="float" office:value="500" calcext:value-type="float">
            <text:p>500</text:p>
          </table:table-cell>
          <table:table-cell table:style-name="ce142" table:number-columns-repeated="2"/>
          <table:table-cell table:style-name="ce139" table:number-columns-repeated="4"/>
          <table:table-cell table:number-columns-repeated="1009"/>
        </table:table-row>
        <table:table-row table:style-name="ro22">
          <table:table-cell table:style-name="ce139"/>
          <table:table-cell table:style-name="ce152" office:value-type="string" calcext:value-type="string">
            <text:p>Value added ratio<text:span text:style-name="T9">3</text:span></text:p>
          </table:table-cell>
          <table:table-cell table:style-name="ce171" table:formula="of:=[$'ERR &amp; Sensitivity Analysis'.G29]" office:value-type="float" office:value="0.38" calcext:value-type="float">
            <text:p>0,38</text:p>
          </table:table-cell>
          <table:table-cell table:style-name="ce172" office:value-type="string" calcext:value-type="string">
            <text:p>Overseas:</text:p>
          </table:table-cell>
          <table:table-cell table:style-name="ce206" table:formula="of:=[.C24]" office:value-type="float" office:value="0.38" calcext:value-type="float">
            <text:p>0,38</text:p>
          </table:table-cell>
          <table:table-cell table:style-name="ce172" office:value-type="string" calcext:value-type="string">
            <text:p>South Afr.:</text:p>
          </table:table-cell>
          <table:table-cell table:style-name="ce206" table:formula="of:=[.C24]" office:value-type="float" office:value="0.38" calcext:value-type="float">
            <text:p>0,38</text:p>
          </table:table-cell>
          <table:table-cell table:style-name="ce172" office:value-type="string" calcext:value-type="string">
            <text:p>Namibian: </text:p>
          </table:table-cell>
          <table:table-cell table:style-name="ce216" table:formula="of:=[.C24]" office:value-type="float" office:value="0.38" calcext:value-type="float">
            <text:p>0,38</text:p>
          </table:table-cell>
          <table:table-cell table:style-name="ce142" table:number-columns-repeated="2"/>
          <table:table-cell table:style-name="ce139" table:number-columns-repeated="4"/>
          <table:table-cell table:number-columns-repeated="1009"/>
        </table:table-row>
        <table:table-row table:style-name="ro8">
          <table:table-cell table:style-name="ce139" office:value-type="string" calcext:value-type="string">
            <text:p><text:s/></text:p>
          </table:table-cell>
          <table:table-cell table:style-name="ce153" office:value-type="string" calcext:value-type="string">
            <text:p>Direct value added per trip (US$)</text:p>
          </table:table-cell>
          <table:table-cell table:style-name="ce172"/>
          <table:table-cell table:style-name="ce184" office:value-type="string" calcext:value-type="string">
            <text:p>Overseas:</text:p>
          </table:table-cell>
          <table:table-cell table:style-name="ce207" table:formula="of:=[.E23]*[.E24]" office:value-type="float" office:value="858.8" calcext:value-type="float">
            <text:p>859</text:p>
          </table:table-cell>
          <table:table-cell table:style-name="ce184" office:value-type="string" calcext:value-type="string">
            <text:p>South Afr.:</text:p>
          </table:table-cell>
          <table:table-cell table:style-name="ce207" table:formula="of:=[.G23]*[.G24]" office:value-type="float" office:value="228" calcext:value-type="float">
            <text:p>228</text:p>
          </table:table-cell>
          <table:table-cell table:style-name="ce184" office:value-type="string" calcext:value-type="string">
            <text:p>Namibian: </text:p>
          </table:table-cell>
          <table:table-cell table:style-name="ce217" table:formula="of:=[.I23]*[.I24]" office:value-type="float" office:value="190" calcext:value-type="float">
            <text:p>190</text:p>
          </table:table-cell>
          <table:table-cell table:style-name="ce218"/>
          <table:table-cell table:style-name="ce142"/>
          <table:table-cell table:style-name="ce139" table:number-columns-repeated="4"/>
          <table:table-cell table:number-columns-repeated="1009"/>
        </table:table-row>
        <table:table-row table:style-name="ro23">
          <table:table-cell table:style-name="ce140"/>
          <table:table-cell table:style-name="ce154" office:value-type="string" calcext:value-type="string">
            <text:p>Blended direct value added per new trip, foreign tourists NAD:</text:p>
          </table:table-cell>
          <table:table-cell table:style-name="ce173" table:formula="of:=[.C22]*(([.E25]*[.E21])+([.G25]*[.G21]))/([.E21]+[.G21])" office:value-type="float" office:value="2983.76" calcext:value-type="float">
            <text:p>2984</text:p>
          </table:table-cell>
          <table:table-cell table:style-name="ce142" table:number-columns-repeated="2"/>
          <table:table-cell table:style-name="ce185"/>
          <table:table-cell table:style-name="ce142"/>
          <table:table-cell table:style-name="ce201"/>
          <table:table-cell table:style-name="ce218"/>
          <table:table-cell table:style-name="ce139" table:number-columns-repeated="18"/>
          <table:table-cell table:number-columns-repeated="997"/>
        </table:table-row>
        <table:table-row table:style-name="ro24">
          <table:table-cell table:style-name="ce140"/>
          <table:table-cell table:style-name="ce155" office:value-type="string" calcext:value-type="string">
            <text:p>Factor to reduce estimated impact: (endogeneity and diminishing returns)</text:p>
          </table:table-cell>
          <table:table-cell table:style-name="ce174" table:formula="of:=[$'ERR &amp; Sensitivity Analysis'.G31]" office:value-type="float" office:value="0.5" calcext:value-type="float">
            <text:p>0,5</text:p>
          </table:table-cell>
          <table:table-cell table:style-name="ce142" table:number-columns-repeated="2"/>
          <table:table-cell table:style-name="ce185"/>
          <table:table-cell table:style-name="ce142"/>
          <table:table-cell table:style-name="ce201"/>
          <table:table-cell table:style-name="ce218"/>
          <table:table-cell table:style-name="ce139" table:number-columns-repeated="18"/>
          <table:table-cell table:number-columns-repeated="997"/>
        </table:table-row>
        <table:table-row table:style-name="ro13">
          <table:table-cell table:style-name="ce140"/>
          <table:table-cell table:style-name="ce156" office:value-type="string" calcext:value-type="string">
            <text:p>Additional visitors per Namibian dollars spent on marketing<text:span text:style-name="T7">4</text:span></text:p>
          </table:table-cell>
          <table:table-cell table:style-name="ce175" table:formula="of:=0.0009*[.C27]" office:value-type="float" office:value="0.00045" calcext:value-type="float">
            <text:p>0,00045</text:p>
          </table:table-cell>
          <table:table-cell table:style-name="ce195" table:number-columns-repeated="4"/>
          <table:table-cell table:style-name="ce201"/>
          <table:table-cell table:style-name="ce218"/>
          <table:table-cell table:style-name="ce139" table:number-columns-repeated="18"/>
          <table:table-cell table:number-columns-repeated="997"/>
        </table:table-row>
        <table:table-row table:style-name="ro25">
          <table:table-cell table:style-name="ce140"/>
          <table:table-cell table:style-name="ce156" office:value-type="string" calcext:value-type="string">
            <text:p>Added Value per Namibian dollar spent on NTB tourism marketing<text:span text:style-name="T7">5</text:span></text:p>
          </table:table-cell>
          <table:table-cell table:style-name="ce176" table:formula="of:=+[.C28]*[.C26]" office:value-type="float" office:value="1.342692" calcext:value-type="float">
            <text:p>1,34</text:p>
          </table:table-cell>
          <table:table-cell table:style-name="ce196" table:number-columns-spanned="4" table:number-rows-spanned="1"/>
          <table:covered-table-cell table:number-columns-repeated="3" table:style-name="ce196"/>
          <table:table-cell table:style-name="ce201"/>
          <table:table-cell table:style-name="ce218"/>
          <table:table-cell table:style-name="ce139" table:number-columns-repeated="18"/>
          <table:table-cell table:number-columns-repeated="997"/>
        </table:table-row>
        <table:table-row table:style-name="ro26">
          <table:table-cell table:style-name="ce140"/>
          <table:table-cell table:style-name="ce156" office:value-type="string" calcext:value-type="string">
            <text:p>Added Value per Namibia dollar spent on route and website<text:span text:style-name="T7">6</text:span></text:p>
          </table:table-cell>
          <table:table-cell table:style-name="ce177" office:value-type="float" office:value="0.5" calcext:value-type="float">
            <text:p>0,5</text:p>
          </table:table-cell>
          <table:table-cell table:style-name="ce196" table:number-columns-spanned="4" table:number-rows-spanned="1"/>
          <table:covered-table-cell table:number-columns-repeated="3" table:style-name="ce196"/>
          <table:table-cell table:style-name="ce201"/>
          <table:table-cell table:style-name="ce218"/>
          <table:table-cell table:style-name="ce139" table:number-columns-repeated="18"/>
          <table:table-cell table:number-columns-repeated="997"/>
        </table:table-row>
        <table:table-row table:style-name="ro24">
          <table:table-cell table:style-name="ce140"/>
          <table:table-cell table:style-name="ce156" office:value-type="string" calcext:value-type="string">
            <text:p>Residual effect of additional visitors post compact (spillovers, word of mouth)</text:p>
          </table:table-cell>
          <table:table-cell table:style-name="ce177" office:value-type="float" office:value="0.1" calcext:value-type="float">
            <text:p>0,1</text:p>
          </table:table-cell>
          <table:table-cell table:style-name="ce197" table:number-columns-repeated="5"/>
          <table:table-cell table:style-name="ce218"/>
          <table:table-cell table:style-name="ce139" table:number-columns-repeated="23"/>
          <table:table-cell table:number-columns-repeated="992"/>
        </table:table-row>
        <table:table-row table:style-name="ro6">
          <table:table-cell table:style-name="ce141"/>
          <table:table-cell table:style-name="ce157" office:value-type="string" calcext:value-type="string">
            <text:p>Year</text:p>
          </table:table-cell>
          <table:table-cell table:style-name="ce178" office:value-type="float" office:value="0" calcext:value-type="float">
            <text:p>0</text:p>
          </table:table-cell>
          <table:table-cell table:style-name="ce178" office:value-type="float" office:value="1" calcext:value-type="float">
            <text:p>1</text:p>
          </table:table-cell>
          <table:table-cell table:style-name="ce178" table:formula="of:=1+[.D32]" office:value-type="float" office:value="2" calcext:value-type="float">
            <text:p>2</text:p>
          </table:table-cell>
          <table:table-cell table:style-name="ce178" table:formula="of:=1+[.E32]" office:value-type="float" office:value="3" calcext:value-type="float">
            <text:p>3</text:p>
          </table:table-cell>
          <table:table-cell table:style-name="ce178" table:formula="of:=1+[.F32]" office:value-type="float" office:value="4" calcext:value-type="float">
            <text:p>4</text:p>
          </table:table-cell>
          <table:table-cell table:style-name="ce178" table:formula="of:=1+[.G32]" office:value-type="float" office:value="5" calcext:value-type="float">
            <text:p>5</text:p>
          </table:table-cell>
          <table:table-cell table:style-name="ce178" table:formula="of:=1+[.H32]" office:value-type="float" office:value="6" calcext:value-type="float">
            <text:p>6</text:p>
          </table:table-cell>
          <table:table-cell table:style-name="ce224"/>
          <table:table-cell table:style-name="ce141" table:number-columns-repeated="24"/>
          <table:table-cell table:style-name="ce235" table:number-columns-repeated="990"/>
        </table:table-row>
        <table:table-row table:style-name="ro7">
          <table:table-cell table:style-name="ce142"/>
          <table:table-cell table:style-name="ce151" office:value-type="string" calcext:value-type="string">
            <text:p>Direct value added from additional trips</text:p>
          </table:table-cell>
          <table:table-cell table:style-name="ce179"/>
          <table:table-cell table:style-name="ce198"/>
          <table:table-cell table:style-name="ce198" table:formula="of:=+[.D36]*[.$C$29]" office:value-type="float" office:value="0" calcext:value-type="float">
            <text:p>0</text:p>
          </table:table-cell>
          <table:table-cell table:style-name="ce198" table:formula="of:=+[.E36]*[.$C$29]" office:value-type="float" office:value="14850173.52" calcext:value-type="float">
            <text:p>14 850 174</text:p>
          </table:table-cell>
          <table:table-cell table:style-name="ce198" table:formula="of:=+[.F36]*[.$C$29]" office:value-type="float" office:value="13440346.92" calcext:value-type="float">
            <text:p>13 440 347</text:p>
          </table:table-cell>
          <table:table-cell table:style-name="ce198" table:formula="of:=+[.G36]*[.$C$29]" office:value-type="float" office:value="10526705.28" calcext:value-type="float">
            <text:p>10 526 705</text:p>
          </table:table-cell>
          <table:table-cell table:style-name="ce198" table:formula="of:=+[.H36]*[.$C$29]" office:value-type="float" office:value="8176994.28" calcext:value-type="float">
            <text:p>8 176 994</text:p>
          </table:table-cell>
          <table:table-cell table:style-name="ce225"/>
          <table:table-cell table:style-name="ce229"/>
          <table:table-cell table:style-name="ce199" table:number-columns-repeated="22"/>
          <table:table-cell table:style-name="ce142"/>
          <table:table-cell table:style-name="ce236" table:number-columns-repeated="990"/>
        </table:table-row>
        <table:table-row table:style-name="ro6">
          <table:table-cell table:style-name="ce142"/>
          <table:table-cell table:style-name="ce158" office:value-type="string" calcext:value-type="string">
            <text:p>TOTAL BENEFITS</text:p>
          </table:table-cell>
          <table:table-cell table:style-name="ce180" table:formula="of:=SUM([.E34:.J34])" office:value-type="float" office:value="71699987.436" calcext:value-type="float">
            <text:p>71 699 987</text:p>
          </table:table-cell>
          <table:table-cell table:style-name="ce180" office:value-type="float" office:value="0" calcext:value-type="float">
            <text:p>0</text:p>
          </table:table-cell>
          <table:table-cell table:style-name="ce180" table:formula="of:=(+[.E36]/2*[.$C$29]+[.E37]/2*[.$C$30]+[.D36]/2*[.$C$29]+[.D37]/2*[.$C$30])*[$'ERR &amp; Sensitivity Analysis'.G27]" office:value-type="float" office:value="8737586.76" calcext:value-type="float">
            <text:p>8 737 587</text:p>
          </table:table-cell>
          <table:table-cell table:style-name="ce180" table:formula="of:=(+[.E36]*[.$C$29]+[.E37]*[.$C$30])*[$'ERR &amp; Sensitivity Analysis'.G27]" office:value-type="float" office:value="17475173.52" calcext:value-type="float">
            <text:p>17 475 174</text:p>
          </table:table-cell>
          <table:table-cell table:style-name="ce180" table:formula="of:=(+[.F36]*[.$C$29]+[.F37]*[.$C$30])*[$'ERR &amp; Sensitivity Analysis'.G27]" office:value-type="float" office:value="16065346.92" calcext:value-type="float">
            <text:p>16 065 347</text:p>
          </table:table-cell>
          <table:table-cell table:style-name="ce180" table:formula="of:=(+[.G36]*[.$C$29]+[.G37]*[.$C$30])*[$'ERR &amp; Sensitivity Analysis'.G27]" office:value-type="float" office:value="12976705.28" calcext:value-type="float">
            <text:p>12 976 705</text:p>
          </table:table-cell>
          <table:table-cell table:style-name="ce180" table:formula="of:=(+[.H36]*[.$C$29]+[.H37]*[.$C$30])*[$'ERR &amp; Sensitivity Analysis'.G27]" office:value-type="float" office:value="9926994.28" calcext:value-type="float">
            <text:p>9 926 994</text:p>
          </table:table-cell>
          <table:table-cell table:style-name="ce226" table:formula="of:=SUM([.E34:.I34])*[.C31]" office:value-type="float" office:value="6518180.676" calcext:value-type="float">
            <text:p>6 518 181</text:p>
          </table:table-cell>
          <table:table-cell table:style-name="ce230"/>
          <table:table-cell table:style-name="ce142" table:number-columns-repeated="23"/>
          <table:table-cell table:style-name="ce236" table:number-columns-repeated="990"/>
        </table:table-row>
        <table:table-row table:style-name="ro6">
          <table:table-cell table:style-name="ce142"/>
          <table:table-cell table:style-name="ce158" office:value-type="string" calcext:value-type="string">
            <text:p>COSTS Totals</text:p>
          </table:table-cell>
          <table:table-cell table:style-name="ce181"/>
          <table:table-cell table:style-name="ce182" table:number-columns-repeated="6"/>
          <table:table-cell table:style-name="ce227"/>
          <table:table-cell table:style-name="ce230"/>
          <table:table-cell table:style-name="ce142" table:number-columns-repeated="23"/>
          <table:table-cell table:style-name="ce236" table:number-columns-repeated="990"/>
        </table:table-row>
        <table:table-row table:style-name="ro7">
          <table:table-cell table:style-name="ce142"/>
          <table:table-cell table:style-name="ce153" office:value-type="string" calcext:value-type="string">
            <text:p>Direct Overseas Marketing Expenditures</text:p>
          </table:table-cell>
          <table:table-cell table:style-name="ce182"/>
          <table:table-cell table:style-name="ce180" office:value-type="float" office:value="0" calcext:value-type="float">
            <text:p>0</text:p>
          </table:table-cell>
          <table:table-cell table:style-name="ce180" office:value-type="float" office:value="11060000" calcext:value-type="float">
            <text:p>11 060 000</text:p>
          </table:table-cell>
          <table:table-cell table:style-name="ce180" office:value-type="float" office:value="10010000" calcext:value-type="float">
            <text:p>10 010 000</text:p>
          </table:table-cell>
          <table:table-cell table:style-name="ce180" office:value-type="float" office:value="7840000" calcext:value-type="float">
            <text:p>7 840 000</text:p>
          </table:table-cell>
          <table:table-cell table:style-name="ce180" office:value-type="float" office:value="6090000" calcext:value-type="float">
            <text:p>6 090 000</text:p>
          </table:table-cell>
          <table:table-cell table:style-name="ce182"/>
          <table:table-cell table:style-name="ce227"/>
          <table:table-cell table:style-name="ce230"/>
          <table:table-cell table:style-name="ce142" table:number-columns-repeated="23"/>
          <table:table-cell table:style-name="ce236" table:number-columns-repeated="990"/>
        </table:table-row>
        <table:table-row table:style-name="ro7">
          <table:table-cell table:style-name="ce142"/>
          <table:table-cell table:style-name="ce153" office:value-type="string" calcext:value-type="string">
            <text:p>Other marketing expenditures (not overseas tourists)</text:p>
          </table:table-cell>
          <table:table-cell table:style-name="ce182"/>
          <table:table-cell table:style-name="ce180" table:formula="of:=0*[.C22]" office:value-type="float" office:value="0" calcext:value-type="float">
            <text:p>0</text:p>
          </table:table-cell>
          <table:table-cell table:style-name="ce180" table:formula="of:=750000*[.C22]" office:value-type="float" office:value="5250000" calcext:value-type="float">
            <text:p>5 250 000</text:p>
          </table:table-cell>
          <table:table-cell table:style-name="ce180" table:formula="of:=750000*[.C22]" office:value-type="float" office:value="5250000" calcext:value-type="float">
            <text:p>5 250 000</text:p>
          </table:table-cell>
          <table:table-cell table:style-name="ce180" table:formula="of:=700000*[.C22]" office:value-type="float" office:value="4900000" calcext:value-type="float">
            <text:p>4 900 000</text:p>
          </table:table-cell>
          <table:table-cell table:style-name="ce180" table:formula="of:=500000*[.C22]" office:value-type="float" office:value="3500000" calcext:value-type="float">
            <text:p>3 500 000</text:p>
          </table:table-cell>
          <table:table-cell table:style-name="ce182"/>
          <table:table-cell table:style-name="ce227"/>
          <table:table-cell table:style-name="ce230"/>
          <table:table-cell table:style-name="ce142" table:number-columns-repeated="23"/>
          <table:table-cell table:style-name="ce236" table:number-columns-repeated="990"/>
        </table:table-row>
        <table:table-row table:style-name="ro6">
          <table:table-cell table:style-name="ce142"/>
          <table:table-cell table:style-name="ce158" office:value-type="string" calcext:value-type="string">
            <text:p>Staffing costs, NTB</text:p>
          </table:table-cell>
          <table:table-cell table:style-name="ce183"/>
          <table:table-cell table:style-name="ce180" office:value-type="float" office:value="0" calcext:value-type="float">
            <text:p>0</text:p>
          </table:table-cell>
          <table:table-cell table:style-name="ce180" table:formula="of:=109407.653333333*[.C22]" office:value-type="float" office:value="765853.573333331" calcext:value-type="float">
            <text:p>765 854</text:p>
          </table:table-cell>
          <table:table-cell table:style-name="ce180" table:formula="of:=126581.752*[.C22]" office:value-type="float" office:value="886072.264" calcext:value-type="float">
            <text:p>886 072</text:p>
          </table:table-cell>
          <table:table-cell table:style-name="ce180" table:formula="of:=137373.260533333*[.C22]" office:value-type="float" office:value="961612.823733331" calcext:value-type="float">
            <text:p>961 613</text:p>
          </table:table-cell>
          <table:table-cell table:style-name="ce180" table:formula="of:=145243.91992*[.C22]" office:value-type="float" office:value="1016707.43944" calcext:value-type="float">
            <text:p>1 016 707</text:p>
          </table:table-cell>
          <table:table-cell table:style-name="ce182"/>
          <table:table-cell table:style-name="ce227"/>
          <table:table-cell table:style-name="ce230"/>
          <table:table-cell table:style-name="ce142" table:number-columns-repeated="23"/>
          <table:table-cell table:style-name="ce236" table:number-columns-repeated="990"/>
        </table:table-row>
        <table:table-row table:style-name="ro7">
          <table:table-cell table:style-name="ce142"/>
          <table:table-cell table:style-name="ce153" office:value-type="string" calcext:value-type="string">
            <text:p>MCC/MCA implementation costs</text:p>
          </table:table-cell>
          <table:table-cell table:style-name="ce182"/>
          <table:table-cell table:style-name="ce180" table:formula="of:=+([.D36]+[.D37])*0.09" office:value-type="float" office:value="0" calcext:value-type="float">
            <text:p>0</text:p>
          </table:table-cell>
          <table:table-cell table:style-name="ce180" table:formula="of:=+([.E36]+[.E37])*0.09" office:value-type="float" office:value="1467900" calcext:value-type="float">
            <text:p>1 467 900</text:p>
          </table:table-cell>
          <table:table-cell table:style-name="ce180" table:formula="of:=+([.F36]+[.F37])*0.09" office:value-type="float" office:value="1373400" calcext:value-type="float">
            <text:p>1 373 400</text:p>
          </table:table-cell>
          <table:table-cell table:style-name="ce180" table:formula="of:=+([.G36]+[.G37])*0.09" office:value-type="float" office:value="1146600" calcext:value-type="float">
            <text:p>1 146 600</text:p>
          </table:table-cell>
          <table:table-cell table:style-name="ce180" table:formula="of:=+([.H36]+[.H37])*0.09" office:value-type="float" office:value="863100" calcext:value-type="float">
            <text:p>863 100</text:p>
          </table:table-cell>
          <table:table-cell table:style-name="ce182"/>
          <table:table-cell table:style-name="ce227"/>
          <table:table-cell table:style-name="ce230"/>
          <table:table-cell table:style-name="ce142" table:number-columns-repeated="23"/>
          <table:table-cell table:style-name="ce236" table:number-columns-repeated="990"/>
        </table:table-row>
        <table:table-row table:style-name="ro6">
          <table:table-cell table:style-name="ce142"/>
          <table:table-cell table:style-name="ce158" office:value-type="string" calcext:value-type="string">
            <text:p>Total Costs</text:p>
          </table:table-cell>
          <table:table-cell table:style-name="ce182"/>
          <table:table-cell table:style-name="ce180" table:formula="of:=+[.D39]+[.D38]+[.D36]" office:value-type="float" office:value="0" calcext:value-type="float">
            <text:p>0</text:p>
          </table:table-cell>
          <table:table-cell table:style-name="ce180" table:formula="of:=+[.E39]+[.E38]+[.E36]+[.E37]*[$'ERR &amp; Sensitivity Analysis'.G26]" office:value-type="float" office:value="18543753.5733333" calcext:value-type="float">
            <text:p>18 543 754</text:p>
          </table:table-cell>
          <table:table-cell table:style-name="ce180" table:formula="of:=+[.F39]+[.F38]+[.F36]+[.F37]*[$'ERR &amp; Sensitivity Analysis'.G26]" office:value-type="float" office:value="17519472.264" calcext:value-type="float">
            <text:p>17 519 472</text:p>
          </table:table-cell>
          <table:table-cell table:style-name="ce180" table:formula="of:=+[.G39]+[.G38]+[.G36]+[.G37]*[$'ERR &amp; Sensitivity Analysis'.G26]" office:value-type="float" office:value="14848212.8237333" calcext:value-type="float">
            <text:p>14 848 213</text:p>
          </table:table-cell>
          <table:table-cell table:style-name="ce180" table:formula="of:=+[.H39]+[.H38]+[.H36]+[.H37]*[$'ERR &amp; Sensitivity Analysis'.G26]" office:value-type="float" office:value="11469807.43944" calcext:value-type="float">
            <text:p>11 469 807</text:p>
          </table:table-cell>
          <table:table-cell table:style-name="ce182" office:value-type="float" office:value="0" calcext:value-type="float">
            <text:p>0</text:p>
          </table:table-cell>
          <table:table-cell table:style-name="ce227"/>
          <table:table-cell table:style-name="ce230"/>
          <table:table-cell table:style-name="ce142" table:number-columns-repeated="23"/>
          <table:table-cell table:style-name="ce236" table:number-columns-repeated="990"/>
        </table:table-row>
        <table:table-row table:style-name="ro6">
          <table:table-cell table:style-name="ce142"/>
          <table:table-cell table:style-name="ce159" office:value-type="string" calcext:value-type="string">
            <text:p>TOTAL NET BENEFITS</text:p>
          </table:table-cell>
          <table:table-cell table:style-name="ce184"/>
          <table:table-cell table:style-name="ce184" table:formula="of:=+[.D34]-[.D40]" office:value-type="float" office:value="0" calcext:value-type="float">
            <text:p>0</text:p>
          </table:table-cell>
          <table:table-cell table:style-name="ce184" table:formula="of:=+[.E34]-[.E40]" office:value-type="float" office:value="-9806166.81333333" calcext:value-type="float">
            <text:p>-9806167</text:p>
          </table:table-cell>
          <table:table-cell table:style-name="ce184" table:formula="of:=+[.F34]-[.F40]" office:value-type="float" office:value="-44298.7440000027" calcext:value-type="float">
            <text:p>-44299</text:p>
          </table:table-cell>
          <table:table-cell table:style-name="ce184" table:formula="of:=+[.G34]-[.G40]" office:value-type="float" office:value="1217134.09626667" calcext:value-type="float">
            <text:p>1217134</text:p>
          </table:table-cell>
          <table:table-cell table:style-name="ce184" table:formula="of:=+[.H34]-[.H40]" office:value-type="float" office:value="1506897.84056" calcext:value-type="float">
            <text:p>1506898</text:p>
          </table:table-cell>
          <table:table-cell table:style-name="ce184" table:formula="of:=+[.I34]-[.I40]" office:value-type="float" office:value="9926994.28" calcext:value-type="float">
            <text:p>9926994</text:p>
          </table:table-cell>
          <table:table-cell table:style-name="ce228" table:formula="of:=+[.J34]-[.J40]" office:value-type="float" office:value="6518180.676" calcext:value-type="float">
            <text:p>6518181</text:p>
          </table:table-cell>
          <table:table-cell table:style-name="ce142" table:number-columns-repeated="24"/>
          <table:table-cell table:style-name="ce236" table:number-columns-repeated="990"/>
        </table:table-row>
        <table:table-row table:style-name="ro5">
          <table:table-cell table:style-name="ce139"/>
          <table:table-cell table:style-name="ce142" table:number-columns-repeated="2"/>
          <table:table-cell table:style-name="ce199" table:number-columns-repeated="7"/>
          <table:table-cell table:style-name="ce142"/>
          <table:table-cell table:style-name="ce139" table:number-columns-repeated="23"/>
          <table:table-cell table:number-columns-repeated="990"/>
        </table:table-row>
        <table:table-row table:style-name="ro17">
          <table:table-cell table:style-name="ce139"/>
          <table:table-cell table:style-name="ce160" office:value-type="string" calcext:value-type="string">
            <text:p>Economic rate of return (ERR):</text:p>
          </table:table-cell>
          <table:table-cell/>
          <table:table-cell table:style-name="ce200" table:formula="of:=+IRR([.D41:.J41])" office:value-type="percentage" office:value="0.17751311872275" calcext:value-type="percentage">
            <text:p>17,8%</text:p>
          </table:table-cell>
          <table:table-cell table:style-name="ce208" table:number-columns-repeated="4"/>
          <table:table-cell table:style-name="ce201" table:number-columns-repeated="3"/>
          <table:table-cell table:style-name="ce231" table:number-columns-repeated="23"/>
          <table:table-cell table:number-columns-repeated="990"/>
        </table:table-row>
        <table:table-row table:style-name="ro6">
          <table:table-cell table:style-name="ce139"/>
          <table:table-cell table:style-name="ce142"/>
          <table:table-cell table:style-name="ce185"/>
          <table:table-cell table:style-name="ce201" table:number-columns-repeated="8"/>
          <table:table-cell table:style-name="ce231" table:number-columns-repeated="3"/>
          <table:table-cell table:style-name="ce139"/>
          <table:table-cell table:style-name="ce231" table:number-columns-repeated="14"/>
          <table:table-cell table:style-name="ce234" table:number-columns-repeated="4"/>
          <table:table-cell table:number-columns-repeated="991"/>
        </table:table-row>
        <table:table-row table:style-name="ro9">
          <table:table-cell table:style-name="ce139"/>
          <table:table-cell table:style-name="ce161" office:value-type="string" calcext:value-type="string" table:number-columns-spanned="8" table:number-rows-spanned="1">
            <text:p><text:span text:style-name="T5">1</text:span><text:span text:style-name="T6">World Travel and Tourism Council: Namibia, the impact of travel and tourism on jobs and the economy.  London, 2004 p.26</text:span></text:p>
          </table:table-cell>
          <table:covered-table-cell table:number-columns-repeated="6" table:style-name="ce186"/>
          <table:covered-table-cell table:style-name="ce219"/>
          <table:table-cell table:style-name="ce139" table:number-columns-repeated="20"/>
          <table:table-cell table:number-columns-repeated="995"/>
        </table:table-row>
        <table:table-row table:style-name="ro9">
          <table:table-cell table:style-name="ce139"/>
          <table:table-cell table:style-name="ce162" office:value-type="string" calcext:value-type="string" table:number-columns-spanned="8" table:number-rows-spanned="1">
            <text:p><text:span text:style-name="T5">2</text:span><text:span text:style-name="T6">Turpie et al. Economic Value and Financing of Namibia's Protected Areas. Anchor Environmental Consultants CC. 2004. p.10</text:span></text:p>
          </table:table-cell>
          <table:covered-table-cell table:number-columns-repeated="6" table:style-name="ce187"/>
          <table:covered-table-cell table:style-name="ce220"/>
          <table:table-cell table:style-name="ce139" table:number-columns-repeated="20"/>
          <table:table-cell table:number-columns-repeated="995"/>
        </table:table-row>
        <table:table-row table:style-name="ro9">
          <table:table-cell table:style-name="ce139"/>
          <table:table-cell table:style-name="ce162" office:value-type="string" calcext:value-type="string" table:number-columns-spanned="8" table:number-rows-spanned="1">
            <text:p><text:span text:style-name="T5">3</text:span><text:span text:style-name="T6">Turpie et al. Economic Value and Financing of Namibia's Protected Areas. Anchor Environmental Consultants CC. 2004. p.38</text:span></text:p>
          </table:table-cell>
          <table:covered-table-cell table:number-columns-repeated="6" table:style-name="ce187"/>
          <table:covered-table-cell table:style-name="ce220"/>
          <table:table-cell table:style-name="ce139" table:number-columns-repeated="20"/>
          <table:table-cell table:number-columns-repeated="995"/>
        </table:table-row>
        <table:table-row table:style-name="ro27">
          <table:table-cell table:style-name="ce139"/>
          <table:table-cell table:style-name="ce162" office:value-type="string" calcext:value-type="string" table:number-columns-spanned="8" table:number-rows-spanned="1">
            <text:p><text:span text:style-name="T5">4</text:span><text:span text:style-name="T6">Regression analysis of arrivals to Namibia on country dummies, a trend, and annual NTB marketing expenditures by country.  Statistically significant coefficient shows $N1 of marketing expenditure produces .0009 additional arrivals.  Here I have assumed some diminishing returns to this marketing.</text:span></text:p>
          </table:table-cell>
          <table:covered-table-cell table:number-columns-repeated="6" table:style-name="ce187"/>
          <table:covered-table-cell table:style-name="ce220"/>
          <table:table-cell table:style-name="ce201" table:number-columns-repeated="2"/>
          <table:table-cell table:style-name="ce231" table:number-columns-repeated="3"/>
          <table:table-cell table:style-name="ce139"/>
          <table:table-cell table:style-name="ce231" table:number-columns-repeated="14"/>
          <table:table-cell table:style-name="ce234" table:number-columns-repeated="4"/>
          <table:table-cell table:number-columns-repeated="991"/>
        </table:table-row>
        <table:table-row table:style-name="ro2">
          <table:table-cell table:style-name="ce139"/>
          <table:table-cell table:style-name="ce163" office:value-type="string" calcext:value-type="string" table:number-columns-spanned="8" table:number-rows-spanned="1">
            <text:p><text:span text:style-name="T5">5</text:span><text:span text:style-name="T6">Product of regression coefficient and blended direct value added per new trip, foreign tourists</text:span></text:p>
          </table:table-cell>
          <table:covered-table-cell table:number-columns-repeated="6" table:style-name="ce188"/>
          <table:covered-table-cell table:style-name="ce221"/>
          <table:table-cell table:style-name="ce142" table:number-columns-repeated="2"/>
          <table:table-cell table:style-name="ce139" table:number-columns-repeated="18"/>
          <table:table-cell table:number-columns-repeated="995"/>
        </table:table-row>
        <table:table-row table:style-name="ro2">
          <table:table-cell table:style-name="ce139"/>
          <table:table-cell table:style-name="ce164" office:value-type="string" calcext:value-type="string" table:number-columns-spanned="8" table:number-rows-spanned="1">
            <text:p><text:span text:style-name="T5">6</text:span><text:span text:style-name="T6">Evidence is not available on the effectiveness of these activities.</text:span></text:p>
          </table:table-cell>
          <table:covered-table-cell table:number-columns-repeated="6" table:style-name="ce189"/>
          <table:covered-table-cell table:style-name="ce222"/>
          <table:table-cell table:style-name="ce142" table:number-columns-repeated="2"/>
          <table:table-cell table:style-name="ce139" table:number-columns-repeated="18"/>
          <table:table-cell table:number-columns-repeated="995"/>
        </table:table-row>
        <table:table-row table:style-name="ro6">
          <table:table-cell table:style-name="ce139"/>
          <table:table-cell table:style-name="ce165" table:number-columns-repeated="8"/>
          <table:table-cell table:style-name="ce142" table:number-columns-repeated="2"/>
          <table:table-cell table:style-name="ce139" table:number-columns-repeated="18"/>
          <table:table-cell table:number-columns-repeated="995"/>
        </table:table-row>
        <table:table-row table:style-name="ro6">
          <table:table-cell table:style-name="ce139"/>
          <table:table-cell table:style-name="ce142"/>
          <table:table-cell table:style-name="ce190"/>
          <table:table-cell table:style-name="ce142" table:number-columns-repeated="8"/>
          <table:table-cell table:style-name="ce139" table:number-columns-repeated="18"/>
          <table:table-cell table:number-columns-repeated="995"/>
        </table:table-row>
        <table:table-row table:style-name="ro10">
          <table:table-cell table:style-name="ce139" table:number-columns-repeated="2"/>
          <table:table-cell table:style-name="ce191"/>
          <table:table-cell table:style-name="ce139" table:number-columns-repeated="11"/>
          <table:table-cell table:style-name="ce231"/>
          <table:table-cell table:style-name="ce139" table:number-columns-repeated="14"/>
          <table:table-cell table:number-columns-repeated="995"/>
        </table:table-row>
        <table:table-row table:style-name="ro10">
          <table:table-cell table:style-name="ce139" table:number-columns-repeated="14"/>
          <table:table-cell table:style-name="ce231"/>
          <table:table-cell table:style-name="ce139" table:number-columns-repeated="14"/>
          <table:table-cell table:number-columns-repeated="995"/>
        </table:table-row>
        <table:table-row table:style-name="ro10">
          <table:table-cell table:style-name="ce139" table:number-columns-repeated="29"/>
          <table:table-cell table:number-columns-repeated="995"/>
        </table:table-row>
        <table:table-row table:style-name="ro10">
          <table:table-cell table:style-name="ce139" table:number-columns-repeated="2"/>
          <table:table-cell table:style-name="ce192"/>
          <table:table-cell table:style-name="ce139" table:number-columns-repeated="26"/>
          <table:table-cell table:number-columns-repeated="995"/>
        </table:table-row>
        <table:table-row table:style-name="ro10" table:number-rows-repeated="2">
          <table:table-cell table:style-name="ce139" table:number-columns-repeated="2"/>
          <table:table-cell table:style-name="ce191"/>
          <table:table-cell table:style-name="ce139" table:number-columns-repeated="26"/>
          <table:table-cell table:number-columns-repeated="995"/>
        </table:table-row>
        <table:table-row table:style-name="ro10" table:number-rows-repeated="2">
          <table:table-cell table:number-columns-repeated="1024"/>
        </table:table-row>
        <table:table-row table:style-name="ro10" table:number-rows-repeated="3">
          <table:table-cell table:number-columns-repeated="2"/>
          <table:table-cell table:style-name="ce193"/>
          <table:table-cell table:number-columns-repeated="1021"/>
        </table:table-row>
        <table:table-row table:style-name="ro10" table:number-rows-repeated="3">
          <table:table-cell table:number-columns-repeated="1024"/>
        </table:table-row>
        <table:table-row table:style-name="ro10">
          <table:table-cell table:number-columns-repeated="2"/>
          <table:table-cell table:style-name="ce194"/>
          <table:table-cell table:style-name="ce202" table:number-columns-repeated="11"/>
          <table:table-cell/>
          <table:table-cell table:style-name="ce202" table:number-columns-repeated="18"/>
          <table:table-cell table:number-columns-repeated="991"/>
        </table:table-row>
        <table:table-row table:style-name="ro10" table:number-rows-repeated="3">
          <table:table-cell table:number-columns-repeated="1024"/>
        </table:table-row>
        <table:table-row table:style-name="ro10">
          <table:table-cell table:number-columns-repeated="2"/>
          <table:table-cell table:style-name="ce194"/>
          <table:table-cell table:style-name="ce203" table:number-columns-repeated="11"/>
          <table:table-cell/>
          <table:table-cell table:style-name="ce203" table:number-columns-repeated="19"/>
          <table:table-cell table:number-columns-repeated="990"/>
        </table:table-row>
        <table:table-row table:style-name="ro10">
          <table:table-cell table:number-columns-repeated="14"/>
          <table:table-cell table:style-name="ce202"/>
          <table:table-cell table:number-columns-repeated="1009"/>
        </table:table-row>
        <table:table-row table:style-name="ro10" table:number-rows-repeated="3">
          <table:table-cell table:number-columns-repeated="1024"/>
        </table:table-row>
        <table:table-row table:style-name="ro10">
          <table:table-cell table:number-columns-repeated="14"/>
          <table:table-cell table:style-name="ce203"/>
          <table:table-cell table:number-columns-repeated="1009"/>
        </table:table-row>
        <table:table-row table:style-name="ro10" table:number-rows-repeated="1048499">
          <table:table-cell table:number-columns-repeated="1024"/>
        </table:table-row>
        <table:table-row table:style-name="ro10">
          <table:table-cell table:number-columns-repeated="1024"/>
        </table:table-row>
        <table:named-expressions>
          <table:named-expression table:name="CBWorkbookPriority" table:base-cell-address="$'User''s Guide'.$A$1" table:expression="-290197251"/>
          <table:named-expression table:name="CBx_Sheet_Guid" table:base-cell-address="$'User''s Guide'.$A$1" table:expression="&quot;'e87bbaba-d58f-4dd2-81d5-accea7a5e598&quot;"/>
          <table:named-expression table:name="CBx_StorageType" table:base-cell-address="$'User''s Guide'.$A$1" table:expression="1"/>
          <table:named-range table:name="CB_ec1e7cc435464f7ca4e45371369da5e3" table:base-cell-address="$'User''s Guide'.$A$1" table:cell-range-address="$'ERR CALCULATION'.$D$43"/>
          <table:named-range table:name="Excel_BuiltIn_Print_Area" table:base-cell-address="$'User''s Guide'.$A$1" table:cell-range-address="$'ERR CALCULATION'.$A$1:.$K$78" table:range-usable-as="print-range"/>
        </table:named-expressions>
      </table:table>
      <table:table table:name="Value Added per Tourist" table:style-name="ta5" table:print-ranges="'Value Added per Tourist'.A1:'Value Added per Tourist'.G31">
        <table:table-column table:style-name="co4" table:default-cell-style-name="ce240"/>
        <table:table-column table:style-name="co28" table:default-cell-style-name="ce240"/>
        <table:table-column table:style-name="co29" table:default-cell-style-name="ce240"/>
        <table:table-column table:style-name="co30" table:default-cell-style-name="ce240"/>
        <table:table-column table:style-name="co31" table:default-cell-style-name="ce240"/>
        <table:table-column table:style-name="co32" table:default-cell-style-name="ce240"/>
        <table:table-column table:style-name="co17" table:default-cell-style-name="ce240"/>
        <table:table-column table:style-name="co22" table:default-cell-style-name="ce240"/>
        <table:table-column table:style-name="co23" table:default-cell-style-name="ce240"/>
        <table:table-column table:style-name="co24" table:default-cell-style-name="ce240"/>
        <table:table-column table:style-name="co25" table:default-cell-style-name="ce240"/>
        <table:table-column table:style-name="co26" table:default-cell-style-name="ce240"/>
        <table:table-column table:style-name="co27" table:default-cell-style-name="ce240"/>
        <table:table-column table:style-name="co24" table:number-columns-repeated="244" table:default-cell-style-name="ce240"/>
        <table:table-column table:style-name="co24" table:number-columns-repeated="767" table:default-cell-style-name="Default"/>
        <table:table-row table:style-name="ro16" table:number-rows-repeated="4">
          <table:table-cell table:style-name="ce2" table:number-columns-repeated="6"/>
          <table:table-cell table:number-columns-repeated="1018"/>
        </table:table-row>
        <table:table-row table:style-name="ro3">
          <table:table-cell table:style-name="ce2"/>
          <table:table-cell table:style-name="ce3" office:value-type="string" calcext:value-type="string" table:number-columns-spanned="5" table:number-rows-spanned="1">
            <text:p>MILLENNIUM CHALLENGE CORPORATION</text:p>
          </table:table-cell>
          <table:covered-table-cell table:number-columns-repeated="4" table:style-name="ce23"/>
          <table:table-cell table:style-name="ce44" table:number-columns-repeated="3"/>
          <table:table-cell table:number-columns-repeated="1015"/>
        </table:table-row>
        <table:table-row table:style-name="ro14">
          <table:table-cell table:style-name="ce237"/>
          <table:table-cell table:style-name="ce4" office:value-type="string" calcext:value-type="string" table:number-columns-spanned="5" table:number-rows-spanned="5">
            <text:p>Namibia: Tourists by Origin</text:p>
          </table:table-cell>
          <table:covered-table-cell table:number-columns-repeated="4" table:style-name="ce5"/>
          <table:table-cell table:style-name="ce237" table:number-columns-repeated="2"/>
          <table:table-cell table:number-columns-repeated="1016"/>
        </table:table-row>
        <table:table-row table:style-name="ro14">
          <table:table-cell table:style-name="ce237"/>
          <table:covered-table-cell table:number-columns-repeated="5" table:style-name="ce5"/>
          <table:table-cell table:style-name="ce237" table:number-columns-repeated="2"/>
          <table:table-cell table:number-columns-repeated="1016"/>
        </table:table-row>
        <table:table-row table:style-name="ro14">
          <table:table-cell table:style-name="ce237"/>
          <table:covered-table-cell table:number-columns-repeated="5" table:style-name="ce5"/>
          <table:table-cell table:style-name="ce237" table:number-columns-repeated="2"/>
          <table:table-cell table:number-columns-repeated="1016"/>
        </table:table-row>
        <table:table-row table:style-name="ro14">
          <table:table-cell table:style-name="ce237"/>
          <table:covered-table-cell table:number-columns-repeated="5" table:style-name="ce5"/>
          <table:table-cell table:style-name="ce237" table:number-columns-repeated="2"/>
          <table:table-cell table:number-columns-repeated="1016"/>
        </table:table-row>
        <table:table-row table:style-name="ro14">
          <table:table-cell table:style-name="ce237"/>
          <table:covered-table-cell table:number-columns-repeated="5" table:style-name="ce5"/>
          <table:table-cell table:style-name="ce237" table:number-columns-repeated="2"/>
          <table:table-cell table:number-columns-repeated="1016"/>
        </table:table-row>
        <table:table-row table:style-name="ro14">
          <table:table-cell table:style-name="ce6" office:value-type="string" calcext:value-type="string" table:number-columns-spanned="6" table:number-rows-spanned="1">
            <text:p>LAST UPDATED:6/5/2008</text:p>
          </table:table-cell>
          <table:covered-table-cell table:number-columns-repeated="5" table:style-name="ce24"/>
          <table:table-cell table:style-name="ce2" table:number-columns-repeated="2"/>
          <table:table-cell table:number-columns-repeated="1016"/>
        </table:table-row>
        <table:table-row table:style-name="ro5">
          <table:table-cell table:style-name="ce24"/>
          <table:table-cell table:style-name="ce241" table:number-columns-repeated="5"/>
          <table:table-cell table:number-columns-repeated="1018"/>
        </table:table-row>
        <table:table-row table:style-name="ro5">
          <table:table-cell table:style-name="ce238">
            <draw:frame table:end-cell-address="'Value Added per Tourist'.A13" table:end-x="0.029cm" table:end-y="0.026cm" draw:z-index="1" draw:name="CB_00000000000000000000000000000001" draw:style-name="gr1" draw:text-style-name="P1" drawooo:display="none" svg:width="0.029cm" svg:height="0.026cm" svg:x="0cm" svg:y="0cm">
              <draw:image xlink:href="Pictures/10000000000000140000000FD7E4700F.png" xlink:type="simple" xlink:show="embed" xlink:actuate="onLoad">
                <text:p/>
              </draw:image>
            </draw:frame>
            <draw:frame table:end-cell-address="'Value Added per Tourist'.A13" table:end-x="0.029cm" table:end-y="0.026cm" draw:z-index="2" draw:name="CB_00000000000000000000000000000003" draw:style-name="gr1" draw:text-style-name="P1" drawooo:display="none" svg:width="0.029cm" svg:height="0.026cm" svg:x="0cm" svg:y="0cm">
              <draw:image xlink:href="Pictures/10000000000000140000000FD7E4700F.png" xlink:type="simple" xlink:show="embed" xlink:actuate="onLoad">
                <text:p/>
              </draw:image>
            </draw:frame>
            <draw:frame table:end-cell-address="'Value Added per Tourist'.A13" table:end-x="0.029cm" table:end-y="0.026cm" draw:z-index="3" draw:name="CB_00000000000000000000000000000000" draw:style-name="gr1" draw:text-style-name="P1" drawooo:display="none" svg:width="0.029cm" svg:height="0.026cm" svg:x="0cm" svg:y="0cm">
              <draw:image xlink:href="Pictures/10000000000000140000000FD7E4700F.png" xlink:type="simple" xlink:show="embed" xlink:actuate="onLoad">
                <text:p/>
              </draw:image>
            </draw:frame>
          </table:table-cell>
          <table:table-cell table:style-name="ce238" table:number-columns-repeated="2"/>
          <table:table-cell table:style-name="ce248" office:value-type="string" calcext:value-type="string">
            <text:p>Overseas</text:p>
          </table:table-cell>
          <table:table-cell table:style-name="ce248" office:value-type="string" calcext:value-type="string">
            <text:p>South African</text:p>
          </table:table-cell>
          <table:table-cell table:style-name="ce248" office:value-type="string" calcext:value-type="string">
            <text:p>Namibian</text:p>
          </table:table-cell>
          <table:table-cell table:style-name="ce238"/>
          <table:table-cell table:style-name="ce47" table:number-columns-repeated="3"/>
          <table:table-cell table:style-name="ce255" table:number-columns-repeated="27"/>
          <table:table-cell table:style-name="ce255" office:value-type="string" calcext:value-type="string">
            <text:p>Sources</text:p>
          </table:table-cell>
          <table:table-cell table:style-name="ce255" table:number-columns-repeated="11"/>
          <table:table-cell table:number-columns-repeated="975"/>
        </table:table-row>
        <table:table-row table:style-name="ro6">
          <table:table-cell table:style-name="ce239"/>
          <table:table-cell table:style-name="ce242" office:value-type="string" calcext:value-type="string">
            <text:p>Ratio of new tourists by origin </text:p>
          </table:table-cell>
          <table:table-cell table:style-name="ce243"/>
          <table:table-cell table:style-name="ce249" office:value-type="float" office:value="0.22" calcext:value-type="float">
            <text:p>0,22</text:p>
          </table:table-cell>
          <table:table-cell table:style-name="ce249" office:value-type="float" office:value="0.48" calcext:value-type="float">
            <text:p>0,48</text:p>
          </table:table-cell>
          <table:table-cell table:style-name="ce249" office:value-type="float" office:value="0.3" calcext:value-type="float">
            <text:p>0,30</text:p>
          </table:table-cell>
          <table:table-cell table:style-name="ce239"/>
          <table:table-cell table:style-name="ce47" table:number-columns-repeated="3"/>
          <table:table-cell table:style-name="ce256" table:number-columns-repeated="18"/>
          <table:table-cell table:style-name="ce255" table:number-columns-repeated="21"/>
          <table:table-cell table:number-columns-repeated="975"/>
        </table:table-row>
        <table:table-row table:style-name="ro6">
          <table:table-cell table:style-name="ce239"/>
          <table:table-cell table:style-name="ce242" office:value-type="string" calcext:value-type="string">
            <text:p>N$ - US$ exchange rate</text:p>
          </table:table-cell>
          <table:table-cell table:style-name="ce243"/>
          <table:table-cell table:style-name="ce245" office:value-type="float" office:value="6.87" calcext:value-type="float">
            <text:p>6,87</text:p>
          </table:table-cell>
          <table:table-cell table:number-columns-repeated="2" table:style-name="ce253" office:value-type="string" calcext:value-type="string">
            <text:p>-</text:p>
          </table:table-cell>
          <table:table-cell table:style-name="ce239"/>
          <table:table-cell table:style-name="ce47" table:number-columns-repeated="3"/>
          <table:table-cell table:style-name="ce256" table:number-columns-repeated="18"/>
          <table:table-cell table:style-name="ce255" table:number-columns-repeated="21"/>
          <table:table-cell table:number-columns-repeated="975"/>
        </table:table-row>
        <table:table-row table:style-name="ro6">
          <table:table-cell table:style-name="ce239"/>
          <table:table-cell table:style-name="ce242" office:value-type="string" calcext:value-type="string">
            <text:p>Expenditures per trip (US$)</text:p>
          </table:table-cell>
          <table:table-cell table:style-name="ce244"/>
          <table:table-cell table:style-name="ce250" office:value-type="float" office:value="3130" calcext:value-type="float">
            <text:p>3 130</text:p>
          </table:table-cell>
          <table:table-cell table:style-name="ce250" office:value-type="float" office:value="873" calcext:value-type="float">
            <text:p>873</text:p>
          </table:table-cell>
          <table:table-cell table:style-name="ce250" office:value-type="float" office:value="509" calcext:value-type="float">
            <text:p>509</text:p>
          </table:table-cell>
          <table:table-cell table:style-name="ce239"/>
          <table:table-cell table:style-name="ce47" table:number-columns-repeated="3"/>
          <table:table-cell table:style-name="ce256" table:number-columns-repeated="18"/>
          <table:table-cell table:style-name="ce255" table:number-columns-repeated="21"/>
          <table:table-cell table:number-columns-repeated="975"/>
        </table:table-row>
        <table:table-row table:style-name="ro6">
          <table:table-cell table:style-name="ce239"/>
          <table:table-cell table:style-name="ce242" office:value-type="string" calcext:value-type="string">
            <text:p>Value added ratio</text:p>
          </table:table-cell>
          <table:table-cell table:style-name="ce245" office:value-type="float" office:value="0.48" calcext:value-type="float">
            <text:p>0,48</text:p>
          </table:table-cell>
          <table:table-cell table:style-name="ce245" table:formula="of:=[.C17]" office:value-type="float" office:value="0.48" calcext:value-type="float">
            <text:p>0,48</text:p>
          </table:table-cell>
          <table:table-cell table:style-name="ce245" table:formula="of:=[.C17]" office:value-type="float" office:value="0.48" calcext:value-type="float">
            <text:p>0,48</text:p>
          </table:table-cell>
          <table:table-cell table:style-name="ce245" table:formula="of:=[.C17]" office:value-type="float" office:value="0.48" calcext:value-type="float">
            <text:p>0,48</text:p>
          </table:table-cell>
          <table:table-cell table:style-name="ce239"/>
          <table:table-cell table:style-name="ce47" table:number-columns-repeated="3"/>
          <table:table-cell table:style-name="ce256" table:number-columns-repeated="18"/>
          <table:table-cell table:style-name="ce255" table:number-columns-repeated="21"/>
          <table:table-cell table:number-columns-repeated="975"/>
        </table:table-row>
        <table:table-row table:style-name="ro6">
          <table:table-cell table:style-name="ce239"/>
          <table:table-cell table:style-name="ce242" office:value-type="string" calcext:value-type="string">
            <text:p>Direct value added per trip (US$)</text:p>
          </table:table-cell>
          <table:table-cell table:style-name="ce246"/>
          <table:table-cell table:style-name="ce251" table:formula="of:=[.D16]*[.D17]" office:value-type="float" office:value="1502.4" calcext:value-type="float">
            <text:p>1502</text:p>
          </table:table-cell>
          <table:table-cell table:style-name="ce251" table:formula="of:=[.E16]*[.E17]" office:value-type="float" office:value="419.04" calcext:value-type="float">
            <text:p>419</text:p>
          </table:table-cell>
          <table:table-cell table:style-name="ce251" table:formula="of:=[.F16]*[.F17]" office:value-type="float" office:value="244.32" calcext:value-type="float">
            <text:p>244</text:p>
          </table:table-cell>
          <table:table-cell table:style-name="ce239"/>
          <table:table-cell table:style-name="ce47" table:number-columns-repeated="3"/>
          <table:table-cell table:style-name="ce256" table:number-columns-repeated="18"/>
          <table:table-cell table:style-name="ce255" table:number-columns-repeated="21"/>
          <table:table-cell table:number-columns-repeated="975"/>
        </table:table-row>
        <table:table-row table:style-name="ro6">
          <table:table-cell table:style-name="ce239"/>
          <table:table-cell table:style-name="ce242" office:value-type="string" calcext:value-type="string">
            <text:p>Income multiplier</text:p>
          </table:table-cell>
          <table:table-cell table:style-name="ce245" office:value-type="float" office:value="1" calcext:value-type="float">
            <text:p>1,00</text:p>
          </table:table-cell>
          <table:table-cell table:style-name="ce245" table:formula="of:=[.C19]" office:value-type="float" office:value="1" calcext:value-type="float">
            <text:p>1,00</text:p>
          </table:table-cell>
          <table:table-cell table:style-name="ce245" table:formula="of:=[.C19]" office:value-type="float" office:value="1" calcext:value-type="float">
            <text:p>1,00</text:p>
          </table:table-cell>
          <table:table-cell table:style-name="ce245" office:value-type="float" office:value="2.21" calcext:value-type="float">
            <text:p>2,21</text:p>
          </table:table-cell>
          <table:table-cell table:style-name="ce239"/>
          <table:table-cell table:style-name="ce47" table:number-columns-repeated="3"/>
          <table:table-cell table:style-name="ce256" table:number-columns-repeated="4"/>
          <table:table-cell table:style-name="ce255" table:number-columns-repeated="9"/>
          <table:table-cell/>
          <table:table-cell table:style-name="ce255" table:number-columns-repeated="11"/>
          <table:table-cell table:number-columns-repeated="989"/>
        </table:table-row>
        <table:table-row table:style-name="ro6">
          <table:table-cell table:style-name="ce239"/>
          <table:table-cell table:style-name="ce242" office:value-type="string" calcext:value-type="string">
            <text:p>Total value added per trip (US$)</text:p>
          </table:table-cell>
          <table:table-cell table:style-name="ce247"/>
          <table:table-cell table:style-name="ce251" table:formula="of:=([.D18]*[.D19])" office:value-type="float" office:value="1502.4" calcext:value-type="float">
            <text:p>1502</text:p>
          </table:table-cell>
          <table:table-cell table:style-name="ce251" table:formula="of:=([.E18]*[.E19])" office:value-type="float" office:value="419.04" calcext:value-type="float">
            <text:p>419</text:p>
          </table:table-cell>
          <table:table-cell table:style-name="ce251" table:formula="of:=([.F18]*[.F19])" office:value-type="float" office:value="539.9472" calcext:value-type="float">
            <text:p>540</text:p>
          </table:table-cell>
          <table:table-cell table:style-name="ce239"/>
          <table:table-cell table:style-name="ce47" table:number-columns-repeated="3"/>
          <table:table-cell table:style-name="ce256" table:number-columns-repeated="4"/>
          <table:table-cell table:style-name="ce255" table:number-columns-repeated="9"/>
          <table:table-cell/>
          <table:table-cell table:style-name="ce255" table:number-columns-repeated="11"/>
          <table:table-cell table:number-columns-repeated="989"/>
        </table:table-row>
        <table:table-row table:style-name="ro6">
          <table:table-cell table:style-name="ce239"/>
          <table:table-cell table:style-name="ce242" office:value-type="string" calcext:value-type="string">
            <text:p>Consumer surplus per trip (US$)</text:p>
          </table:table-cell>
          <table:table-cell table:style-name="ce243"/>
          <table:table-cell table:style-name="ce252" office:value-type="float" office:value="0" calcext:value-type="float">
            <text:p>0</text:p>
          </table:table-cell>
          <table:table-cell table:style-name="ce251" table:formula="of:=0.28*0" office:value-type="float" office:value="0" calcext:value-type="float">
            <text:p>0</text:p>
          </table:table-cell>
          <table:table-cell table:style-name="ce251" table:formula="of:=[.F16]*0.28" office:value-type="float" office:value="142.52" calcext:value-type="float">
            <text:p>143</text:p>
          </table:table-cell>
          <table:table-cell table:style-name="ce239"/>
          <table:table-cell table:style-name="ce47" table:number-columns-repeated="3"/>
          <table:table-cell table:style-name="ce256" table:number-columns-repeated="4"/>
          <table:table-cell table:style-name="ce255" table:number-columns-repeated="9"/>
          <table:table-cell/>
          <table:table-cell table:style-name="ce255" table:number-columns-repeated="11"/>
          <table:table-cell table:number-columns-repeated="989"/>
        </table:table-row>
        <table:table-row table:style-name="ro6">
          <table:table-cell table:style-name="ce239"/>
          <table:table-cell table:style-name="ce242" office:value-type="string" calcext:value-type="string">
            <text:p>Blended direct value added per new trip (US$)</text:p>
          </table:table-cell>
          <table:table-cell table:style-name="ce243"/>
          <table:table-cell table:style-name="ce253" table:formula="of:=([.D18]*[.D14])+([.E18]*[.E14])+([.F18]*[.F14])" office:value-type="float" office:value="604.9632" calcext:value-type="float">
            <text:p>604,9632</text:p>
          </table:table-cell>
          <table:table-cell table:number-columns-repeated="2" table:style-name="ce251" office:value-type="string" calcext:value-type="string">
            <text:p>-</text:p>
          </table:table-cell>
          <table:table-cell table:style-name="ce239"/>
          <table:table-cell table:style-name="ce47" table:number-columns-repeated="3"/>
          <table:table-cell table:style-name="ce256" table:number-columns-repeated="4"/>
          <table:table-cell table:style-name="ce255" table:number-columns-repeated="9"/>
          <table:table-cell/>
          <table:table-cell table:style-name="ce255" table:number-columns-repeated="11"/>
          <table:table-cell table:number-columns-repeated="989"/>
        </table:table-row>
        <table:table-row table:style-name="ro6">
          <table:table-cell table:style-name="ce239"/>
          <table:table-cell table:style-name="ce242" office:value-type="string" calcext:value-type="string">
            <text:p>Blended total value added per new trip (US$)</text:p>
          </table:table-cell>
          <table:table-cell table:style-name="ce243"/>
          <table:table-cell table:style-name="ce253" table:formula="of:=([.D20]*[.D14])+([.E20]*[.E14])+([.F20]*[.F14])" office:value-type="float" office:value="693.65136" calcext:value-type="float">
            <text:p>693,65136</text:p>
          </table:table-cell>
          <table:table-cell table:number-columns-repeated="2" table:style-name="ce251" office:value-type="string" calcext:value-type="string">
            <text:p>-</text:p>
          </table:table-cell>
          <table:table-cell table:style-name="ce239"/>
          <table:table-cell table:style-name="ce47" table:number-columns-repeated="3"/>
          <table:table-cell table:style-name="ce256" table:number-columns-repeated="4"/>
          <table:table-cell table:style-name="ce255" table:number-columns-repeated="21"/>
          <table:table-cell table:number-columns-repeated="989"/>
        </table:table-row>
        <table:table-row table:style-name="ro6">
          <table:table-cell table:style-name="ce239"/>
          <table:table-cell table:style-name="ce242" office:value-type="string" calcext:value-type="string">
            <text:p>Blended total economic value per new trip (US$)</text:p>
          </table:table-cell>
          <table:table-cell table:style-name="ce243"/>
          <table:table-cell table:style-name="ce253" table:formula="of:=[.D23]" office:value-type="float" office:value="693.65136" calcext:value-type="float">
            <text:p>693,65136</text:p>
          </table:table-cell>
          <table:table-cell table:number-columns-repeated="2" table:style-name="ce251" office:value-type="string" calcext:value-type="string">
            <text:p>-</text:p>
          </table:table-cell>
          <table:table-cell table:style-name="ce239"/>
          <table:table-cell table:style-name="ce47" table:number-columns-repeated="3"/>
          <table:table-cell table:style-name="ce256" table:number-columns-repeated="18"/>
          <table:table-cell table:style-name="ce255" table:number-columns-repeated="21"/>
          <table:table-cell table:number-columns-repeated="975"/>
        </table:table-row>
        <table:table-row table:style-name="ro6" table:number-rows-repeated="2">
          <table:table-cell table:style-name="ce239" table:number-columns-repeated="7"/>
          <table:table-cell table:style-name="ce47" table:number-columns-repeated="3"/>
          <table:table-cell table:style-name="ce256" table:number-columns-repeated="18"/>
          <table:table-cell table:style-name="ce255" table:number-columns-repeated="21"/>
          <table:table-cell table:number-columns-repeated="975"/>
        </table:table-row>
        <table:table-row table:style-name="ro6">
          <table:table-cell table:style-name="ce239" table:number-columns-repeated="3"/>
          <table:table-cell table:style-name="ce254"/>
          <table:table-cell table:style-name="ce239" table:number-columns-repeated="3"/>
          <table:table-cell table:style-name="ce47" table:number-columns-repeated="3"/>
          <table:table-cell table:style-name="ce256" table:number-columns-repeated="18"/>
          <table:table-cell table:style-name="ce255" table:number-columns-repeated="21"/>
          <table:table-cell table:number-columns-repeated="975"/>
        </table:table-row>
        <table:table-row table:style-name="ro6">
          <table:table-cell table:style-name="ce239" table:number-columns-repeated="7"/>
          <table:table-cell table:style-name="ce47" table:number-columns-repeated="3"/>
          <table:table-cell table:style-name="ce256" table:number-columns-repeated="18"/>
          <table:table-cell table:style-name="ce255" table:number-columns-repeated="21"/>
          <table:table-cell table:number-columns-repeated="208"/>
          <table:table-cell table:style-name="ce240" table:number-columns-repeated="767"/>
        </table:table-row>
        <table:table-row table:style-name="ro16">
          <table:table-cell table:style-name="ce47" table:number-columns-repeated="10"/>
          <table:table-cell table:style-name="ce257" table:number-columns-repeated="21"/>
          <table:table-cell table:style-name="ce264">
            <office:annotation office:display="true" draw:style-name="gr4" draw:text-style-name="P4" svg:width="3.579cm" svg:height="2.116cm" svg:x="76.34cm" svg:y="21.431cm" draw:caption-point-x="8.907cm" draw:caption-point-y="-4.303cm">
              <dc:date>2015-06-15T00:00:00</dc:date>
              <text:p text:style-name="P4"><text:span text:style-name="T1">berningcc:</text:span></text:p>
              <text:p text:style-name="P4"><text:span text:style-name="T2">I took this number from the LB RD&amp;M sheet. <text:s/></text:span></text:p>
            </office:annotation>
          </table:table-cell>
          <table:table-cell table:style-name="ce256"/>
          <table:table-cell table:style-name="ce255" table:number-columns-repeated="16"/>
          <table:table-cell table:number-columns-repeated="975"/>
        </table:table-row>
        <table:table-row table:style-name="ro16">
          <table:table-cell table:style-name="ce47" table:number-columns-repeated="10"/>
          <table:table-cell table:style-name="ce258" table:number-columns-repeated="23"/>
          <table:table-cell table:number-columns-repeated="991"/>
        </table:table-row>
        <table:table-row table:style-name="ro16">
          <table:table-cell table:style-name="ce47" table:number-columns-repeated="10"/>
          <table:table-cell table:style-name="ce256" table:number-columns-repeated="3"/>
          <table:table-cell table:style-name="ce258"/>
          <table:table-cell table:style-name="ce256" table:number-columns-repeated="19"/>
          <table:table-cell table:style-name="ce255" table:number-columns-repeated="16"/>
          <table:table-cell table:number-columns-repeated="975"/>
        </table:table-row>
        <table:table-row table:style-name="ro16">
          <table:table-cell table:style-name="ce47" table:number-columns-repeated="10"/>
          <table:table-cell table:style-name="ce256" table:number-columns-repeated="3"/>
          <table:table-cell table:style-name="ce258"/>
          <table:table-cell table:style-name="ce256" table:number-columns-repeated="19"/>
          <table:table-cell table:style-name="ce255" table:number-columns-repeated="16"/>
          <table:table-cell table:number-columns-repeated="208"/>
          <table:table-cell table:style-name="ce240" table:number-columns-repeated="767"/>
        </table:table-row>
        <table:table-row table:style-name="ro16" table:number-rows-repeated="3">
          <table:table-cell table:style-name="ce47" table:number-columns-repeated="10"/>
          <table:table-cell table:style-name="ce256" table:number-columns-repeated="23"/>
          <table:table-cell table:style-name="ce255" table:number-columns-repeated="16"/>
          <table:table-cell table:number-columns-repeated="208"/>
          <table:table-cell table:style-name="ce240" table:number-columns-repeated="767"/>
        </table:table-row>
        <table:table-row table:style-name="ro16" table:number-rows-repeated="3">
          <table:table-cell table:style-name="ce47" table:number-columns-repeated="10"/>
          <table:table-cell table:style-name="ce256" table:number-columns-repeated="23"/>
          <table:table-cell table:style-name="ce255" table:number-columns-repeated="16"/>
          <table:table-cell table:number-columns-repeated="975"/>
        </table:table-row>
        <table:table-row table:style-name="ro16">
          <table:table-cell table:style-name="ce47" table:number-columns-repeated="10"/>
          <table:table-cell table:style-name="ce256" table:number-columns-repeated="3"/>
          <table:table-cell table:style-name="ce262"/>
          <table:table-cell table:style-name="ce256" table:number-columns-repeated="19"/>
          <table:table-cell table:style-name="ce255" table:number-columns-repeated="16"/>
          <table:table-cell table:number-columns-repeated="975"/>
        </table:table-row>
        <table:table-row table:style-name="ro16">
          <table:table-cell table:style-name="ce47" table:number-columns-repeated="10"/>
          <table:table-cell table:style-name="ce256" table:number-columns-repeated="23"/>
          <table:table-cell table:style-name="ce255" table:number-columns-repeated="16"/>
          <table:table-cell table:number-columns-repeated="975"/>
        </table:table-row>
        <table:table-row table:style-name="ro16">
          <table:table-cell table:style-name="ce47" table:number-columns-repeated="10"/>
          <table:table-cell table:style-name="ce256" table:number-columns-repeated="23"/>
          <table:table-cell table:style-name="ce255" table:number-columns-repeated="16"/>
          <table:table-cell table:number-columns-repeated="208"/>
          <table:table-cell table:style-name="ce240" table:number-columns-repeated="767"/>
        </table:table-row>
        <table:table-row table:style-name="ro17">
          <table:table-cell table:style-name="ce47" table:number-columns-repeated="10"/>
          <table:table-cell table:style-name="ce259" table:number-columns-repeated="23"/>
          <table:table-cell table:style-name="ce255" table:number-columns-repeated="16"/>
          <table:table-cell table:number-columns-repeated="975"/>
        </table:table-row>
        <table:table-row table:style-name="ro16">
          <table:table-cell table:style-name="ce47" table:number-columns-repeated="10"/>
          <table:table-cell table:style-name="ce259" table:number-columns-repeated="3"/>
          <table:table-cell table:style-name="ce258"/>
          <table:table-cell table:style-name="ce259" table:number-columns-repeated="14"/>
          <table:table-cell table:style-name="ce263" table:number-columns-repeated="4"/>
          <table:table-cell table:style-name="ce255" table:number-columns-repeated="17"/>
          <table:table-cell table:number-columns-repeated="975"/>
        </table:table-row>
        <table:table-row table:style-name="ro16" table:number-rows-repeated="3">
          <table:table-cell table:style-name="ce47" table:number-columns-repeated="10"/>
          <table:table-cell table:style-name="ce256" table:number-columns-repeated="18"/>
          <table:table-cell table:style-name="ce255" table:number-columns-repeated="21"/>
          <table:table-cell table:number-columns-repeated="975"/>
        </table:table-row>
        <table:table-row table:style-name="ro27">
          <table:table-cell table:style-name="ce47" table:number-columns-repeated="10"/>
          <table:table-cell table:style-name="ce259" table:number-columns-repeated="3"/>
          <table:table-cell table:style-name="ce258"/>
          <table:table-cell table:style-name="ce259" table:number-columns-repeated="14"/>
          <table:table-cell table:style-name="ce263" table:number-columns-repeated="4"/>
          <table:table-cell table:style-name="ce255" table:number-columns-repeated="17"/>
          <table:table-cell table:number-columns-repeated="975"/>
        </table:table-row>
        <table:table-row table:style-name="ro16" table:number-rows-repeated="5">
          <table:table-cell table:style-name="ce47" table:number-columns-repeated="10"/>
          <table:table-cell table:style-name="ce256" table:number-columns-repeated="18"/>
          <table:table-cell table:style-name="ce255" table:number-columns-repeated="21"/>
          <table:table-cell table:number-columns-repeated="975"/>
        </table:table-row>
        <table:table-row table:style-name="ro16" table:number-rows-repeated="2">
          <table:table-cell table:style-name="ce47" table:number-columns-repeated="10"/>
          <table:table-cell table:style-name="ce256" table:number-columns-repeated="3"/>
          <table:table-cell table:style-name="ce259"/>
          <table:table-cell table:style-name="ce256" table:number-columns-repeated="14"/>
          <table:table-cell table:style-name="ce255" table:number-columns-repeated="21"/>
          <table:table-cell table:number-columns-repeated="975"/>
        </table:table-row>
        <table:table-row table:style-name="ro16" table:number-rows-repeated="4">
          <table:table-cell table:style-name="ce47" table:number-columns-repeated="10"/>
          <table:table-cell table:style-name="ce256" table:number-columns-repeated="18"/>
          <table:table-cell table:style-name="ce255" table:number-columns-repeated="21"/>
          <table:table-cell table:number-columns-repeated="975"/>
        </table:table-row>
        <table:table-row table:style-name="ro16" table:number-rows-repeated="7">
          <table:table-cell table:style-name="ce47" table:number-columns-repeated="10"/>
          <table:table-cell table:style-name="ce255" table:number-columns-repeated="39"/>
          <table:table-cell table:number-columns-repeated="975"/>
        </table:table-row>
        <table:table-row table:style-name="ro16">
          <table:table-cell table:style-name="ce47" table:number-columns-repeated="10"/>
          <table:table-cell table:number-columns-repeated="3"/>
          <table:table-cell table:style-name="ce255"/>
          <table:table-cell table:number-columns-repeated="1010"/>
        </table:table-row>
        <table:table-row table:style-name="ro16">
          <table:table-cell table:style-name="ce47" table:number-columns-repeated="10"/>
          <table:table-cell table:style-name="ce260" table:number-columns-repeated="3"/>
          <table:table-cell table:style-name="ce255"/>
          <table:table-cell table:style-name="ce260" table:number-columns-repeated="18"/>
          <table:table-cell table:number-columns-repeated="992"/>
        </table:table-row>
        <table:table-row table:style-name="ro16" table:number-rows-repeated="3">
          <table:table-cell table:style-name="ce47" table:number-columns-repeated="10"/>
          <table:table-cell table:number-columns-repeated="3"/>
          <table:table-cell table:style-name="ce255"/>
          <table:table-cell table:number-columns-repeated="1010"/>
        </table:table-row>
        <table:table-row table:style-name="ro16">
          <table:table-cell table:style-name="ce47" table:number-columns-repeated="10"/>
          <table:table-cell table:style-name="ce261" table:number-columns-repeated="3"/>
          <table:table-cell/>
          <table:table-cell table:style-name="ce261" table:number-columns-repeated="19"/>
          <table:table-cell table:number-columns-repeated="991"/>
        </table:table-row>
        <table:table-row table:style-name="ro16">
          <table:table-cell table:style-name="ce47" table:number-columns-repeated="10"/>
          <table:table-cell table:number-columns-repeated="3"/>
          <table:table-cell table:style-name="ce260"/>
          <table:table-cell table:number-columns-repeated="1010"/>
        </table:table-row>
        <table:table-row table:style-name="ro16" table:number-rows-repeated="3">
          <table:table-cell table:number-columns-repeated="1024"/>
        </table:table-row>
        <table:table-row table:style-name="ro16">
          <table:table-cell table:number-columns-repeated="13"/>
          <table:table-cell table:style-name="ce261"/>
          <table:table-cell table:number-columns-repeated="1010"/>
        </table:table-row>
        <table:table-row table:style-name="ro16" table:number-rows-repeated="1048499">
          <table:table-cell table:number-columns-repeated="1024"/>
        </table:table-row>
        <table:table-row table:style-name="ro16">
          <table:table-cell table:number-columns-repeated="1024"/>
        </table:table-row>
        <table:named-expressions>
          <table:named-expression table:name="CBWorkbookPriority" table:base-cell-address="$'User''s Guide'.$A$1" table:expression="-290197251"/>
          <table:named-expression table:name="CBx_Sheet_Guid" table:base-cell-address="$'User''s Guide'.$A$1" table:expression="&quot;'7988d893-f426-428d-8958-ae23bfa5fba7&quot;"/>
          <table:named-expression table:name="CBx_StorageType" table:base-cell-address="$'User''s Guide'.$A$1" table:expression="1"/>
          <table:named-range table:name="Excel_BuiltIn_Print_Area" table:base-cell-address="$'User''s Guide'.$A$1" table:cell-range-address="$'Value Added per Tourist'.$A$1:.$G$31" table:range-usable-as="print-range"/>
        </table:named-expressions>
      </table:table>
      <table:table table:name="CB_DATA_" table:style-name="ta6">
        <table:table-column table:style-name="co33" table:number-columns-repeated="1024" table:default-cell-style-name="Default"/>
        <table:table-row table:style-name="ro1">
          <table:table-cell>
            <draw:frame table:end-cell-address="CB_DATA_.A1" table:end-x="0.029cm" table:end-y="0.026cm" draw:z-index="0" draw:name="CB_Block_0" draw:style-name="gr1" draw:text-style-name="P1" drawooo:display="none" svg:width="0.029cm" svg:height="0.026cm" svg:x="0cm" svg:y="0cm">
              <draw:image xlink:href="Pictures/10000000000000140000000FD7E4700F.png" xlink:type="simple" xlink:show="embed" xlink:actuate="onLoad">
                <text:p/>
              </draw:image>
            </draw:frame>
            <draw:frame table:end-cell-address="CB_DATA_.A1" table:end-x="0.029cm" table:end-y="0.026cm" draw:z-index="1" draw:name="CB_00000000000000000000000000000001" draw:style-name="gr1" draw:text-style-name="P1" drawooo:display="none" svg:width="0.029cm" svg:height="0.026cm" svg:x="0cm" svg:y="0cm">
              <draw:image xlink:href="Pictures/10000000000000140000000FD7E4700F.png" xlink:type="simple" xlink:show="embed" xlink:actuate="onLoad">
                <text:p/>
              </draw:image>
            </draw:frame>
          </table:table-cell>
          <table:table-cell table:number-columns-repeated="1023"/>
        </table:table-row>
        <table:table-row table:style-name="ro1" table:number-rows-repeated="1048574">
          <table:table-cell table:number-columns-repeated="1024"/>
        </table:table-row>
        <table:table-row table:style-name="ro1">
          <table:table-cell table:number-columns-repeated="1024"/>
        </table:table-row>
        <table:named-expressions>
          <table:named-expression table:name="CBx_4e867520307c43a496bbe8a15c7e392b" table:base-cell-address="$'User''s Guide'.$A$1" table:expression="&quot;'CB_DATA_'!$A$1&quot;"/>
          <table:named-expression table:name="CBx_7988d893f426428d8958ae23bfa5fba7" table:base-cell-address="$'User''s Guide'.$A$1" table:expression="&quot;'Value Added per Tourist'!$A$1&quot;"/>
          <table:named-expression table:name="CBx_e87bbabad58f4dd281d5accea7a5e598" table:base-cell-address="$'User''s Guide'.$A$1" table:expression="&quot;'ERR CALCULATION'!$A$1&quot;"/>
          <table:named-expression table:name="CBx_efb6a8180e6b440197211dfc6d35eb9e" table:base-cell-address="$'User''s Guide'.$A$1" table:expression="&quot;'ERR &amp; Sensitivity Analysis'!$A$1&quot;"/>
          <table:named-expression table:name="CBx_Sheet_Guid" table:base-cell-address="$'User''s Guide'.$A$1" table:expression="&quot;'4e867520-307c-43a4-96bb-e8a15c7e392b&quot;"/>
          <table:named-expression table:name="CBx_StorageType" table:base-cell-address="$'User''s Guide'.$A$1" table:expression="1"/>
        </table:named-expressions>
      </table:table>
      <table:named-expressions>
        <table:named-range table:name="Addgrow" table:base-cell-address="$'User''s Guide'.$A$1" table:cell-range-address="#REF!"/>
        <table:named-range table:name="annwage" table:base-cell-address="$'User''s Guide'.$A$1" table:cell-range-address="#REF!"/>
        <table:named-range table:name="asset_life" table:base-cell-address="$'User''s Guide'.$A$1" table:cell-range-address="#REF!"/>
        <table:named-expression table:name="avgwage" table:base-cell-address="$'User''s Guide'.$A$1" table:expression="['file:///F:/Tanzania/Roads-Transport%20ERR%20Template.xls'#$'Key Assumptions'.$G$9]"/>
        <table:named-range table:name="billing_hydro" table:base-cell-address="$'User''s Guide'.$A$1" table:cell-range-address="#REF!"/>
        <table:named-range table:name="billing_subsea" table:base-cell-address="$'User''s Guide'.$A$1" table:cell-range-address="#REF!"/>
        <table:named-range table:name="billing_td" table:base-cell-address="$'User''s Guide'.$A$1" table:cell-range-address="#REF!"/>
        <table:named-expression table:name="cablife" table:base-cell-address="$'User''s Guide'.$A$1" table:expression="['http://www.mcc.gov/_divisions%5CEconomic%20Analysis%5CERR%20Spreadsheets%5CWeb%20Dissemination%5COngoing%20Work%5CTanzania%5CTanzania%20Energy%20Zanzibar.xls'#$Assumptions.$H$29]"/>
        <table:named-expression table:name="CBWorkbookPriority" table:base-cell-address="$'User''s Guide'.$A$1" table:expression="-1802552942"/>
        <table:named-range table:name="Costs" table:base-cell-address="$'User''s Guide'.$A$1" table:cell-range-address="#REF!"/>
        <table:named-expression table:name="Costs2" table:base-cell-address="$'User''s Guide'.$A$1" table:expression="['http://www.mcc.gov/_divisions%5CEconomic%20Analysis%5CERR%20Spreadsheets%5CWeb%20Dissemination%5COngoing%20Work%5CTanzania%5CTanzania%20Energy%20Zanzibar.xls'#$Assumptions.$W$7:.$AB$15]"/>
        <table:named-expression table:name="c_tax" table:base-cell-address="$'User''s Guide'.$A$1" table:expression="['file:///F:/PROJECTS/234171%20CLP%20Gasification/Work/Model/CLP%20model%20-%20Draft%20v5%2023.03.07.xls'#$Assumptions.$D$129]"/>
        <table:named-range table:name="debt" table:base-cell-address="$'User''s Guide'.$A$1" table:cell-range-address="#REF!"/>
        <table:named-range table:name="debt_cost" table:base-cell-address="$'User''s Guide'.$A$1" table:cell-range-address="#REF!"/>
        <table:named-range table:name="DEP" table:base-cell-address="$'User''s Guide'.$A$1" table:cell-range-address="#REF!"/>
        <table:named-range table:name="diesel_price" table:base-cell-address="$'User''s Guide'.$A$1" table:cell-range-address="#REF!"/>
        <table:named-expression table:name="disc" table:base-cell-address="$'User''s Guide'.$A$1" table:expression="['http://www.mcc.gov/_divisions%5CEconomic%20Analysis%5CERR%20Spreadsheets%5CWeb%20Dissemination%5COngoing%20Work%5CTanzania%5CTanzania%20Water%20&amp;%20Sanitation%20-%20v3.xls'#$Assumptions.$F$12]"/>
        <table:named-range table:name="discount" table:base-cell-address="$'User''s Guide'.$A$1" table:cell-range-address="#REF!"/>
        <table:named-expression table:name="disease_cases" table:base-cell-address="$'User''s Guide'.$A$1" table:expression="['http://www.mcc.gov/_divisions%5CEconomic%20Analysis%5CERR%20Spreadsheets%5CWeb%20Dissemination%5COngoing%20Work%5CTanzania%5CTanzania%20Water%20&amp;%20Sanitation%20-%20v3.xls'#$Assumptions.$F$47:.$F$49]"/>
        <table:named-expression table:name="DPY" table:base-cell-address="$'User''s Guide'.$A$1" table:expression="['file:///F:/Tanzania/Roads-Transport%20ERR%20Template.xls'#$'Key Assumptions'.$G$24]"/>
        <table:named-expression table:name="ECF" table:base-cell-address="$'User''s Guide'.$A$1" table:expression="['file://mcc.gov/root/home/dennisbn/Country%20TTs/Vanuatu/ERR%20spreadsheet/Copy%20of%20Econ%20Model%20-%20Revised%20-%20April%202006.xls'#$LU.$AF$8]"/>
        <table:named-range table:name="ECON" table:base-cell-address="$'User''s Guide'.$A$1" table:cell-range-address="#REF!"/>
        <table:named-expression table:name="eduwageadd" table:base-cell-address="$'User''s Guide'.$A$1" table:expression="['http://www.mcc.gov/_divisions%5CEconomic%20Analysis%5CERR%20Spreadsheets%5CWeb%20Dissemination%5COngoing%20Work%5CTanzania%5CTanzania%20Water%20&amp;%20Sanitation%20-%20v3.xls'#$Morogoro.$K$31]"/>
        <table:named-expression table:name="eduwagenr" table:base-cell-address="$'User''s Guide'.$A$1" table:expression="['http://www.mcc.gov/_divisions%5CEconomic%20Analysis%5CERR%20Spreadsheets%5CWeb%20Dissemination%5COngoing%20Work%5CTanzania%5CTanzania%20Water%20&amp;%20Sanitation%20-%20v3.xls'#$Morogoro.$K$29]"/>
        <table:named-range table:name="equity" table:base-cell-address="$'User''s Guide'.$A$1" table:cell-range-address="#REF!"/>
        <table:named-expression table:name="exch" table:base-cell-address="$'User''s Guide'.$A$1" table:expression="['http://www.mcc.gov/DOCUME~1%5CBREITB~1%5CLOCALS~1%5CTemp%5CTemporary%20Directory%203%20for%20Tanzania%20Compact%20ERR.zip%5CWater-Sanitation%20Zanzibar%20Rural%20v4.xls'#$Assumptions.$F$7]"/>
        <table:named-expression table:name="exch2" table:base-cell-address="$'User''s Guide'.$A$1" table:expression="['file:///F:/Documents%20and%20Settings/DOY25040/Desktop/MCC/Energy%20ERR%20Template%20modified%202.xls'#$Basics.$G$8]"/>
        <table:named-range table:name="ex_rate" table:base-cell-address="$'User''s Guide'.$A$1" table:cell-range-address="#REF!"/>
        <table:named-expression table:name="gasswitch" table:base-cell-address="$'User''s Guide'.$A$1" table:expression="['http://www.mcc.gov/_divisions%5CEconomic%20Analysis%5CERR%20Spreadsheets%5CWeb%20Dissemination%5COngoing%20Work%5CTanzania%5CTanzania%20Energy%20Zanzibar.xls'#$Assumptions.$H$47]"/>
        <table:named-range table:name="grow" table:base-cell-address="$'User''s Guide'.$A$1" table:cell-range-address="#REF!"/>
        <table:named-range table:name="hydro_cap" table:base-cell-address="$'User''s Guide'.$A$1" table:cell-range-address="#REF!"/>
        <table:named-range table:name="hydro_opex" table:base-cell-address="$'User''s Guide'.$A$1" table:cell-range-address="#REF!"/>
        <table:named-range table:name="income_comm" table:base-cell-address="$'User''s Guide'.$A$1" table:cell-range-address="#REF!"/>
        <table:named-range table:name="income_dom" table:base-cell-address="$'User''s Guide'.$A$1" table:cell-range-address="#REF!"/>
        <table:named-range table:name="income_ind" table:base-cell-address="$'User''s Guide'.$A$1" table:cell-range-address="#REF!"/>
        <table:named-range table:name="income_street" table:base-cell-address="$'User''s Guide'.$A$1" table:cell-range-address="#REF!"/>
        <table:named-expression table:name="infl" table:base-cell-address="$'User''s Guide'.$A$1" table:expression="['file:///F:/Tanzania/Roads-Transport%20ERR%20Template.xls'#$'Key Assumptions'.$G$38]"/>
        <table:named-range table:name="inflation" table:base-cell-address="$'User''s Guide'.$A$1" table:cell-range-address="#REF!"/>
        <table:named-expression table:name="LCC" table:base-cell-address="$'User''s Guide'.$A$1" table:expression="['file:///F:/Tanzania/Roads-Transport%20ERR%20Template.xls'#$'Key Assumptions'.$G$38]"/>
        <table:named-range table:name="Lessgrow" table:base-cell-address="$'User''s Guide'.$A$1" table:cell-range-address="#REF!"/>
        <table:named-expression table:name="LF0913" table:base-cell-address="$'User''s Guide'.$A$1" table:expression="['http://www.mcc.gov/_divisions%5CEconomic%20Analysis%5CERR%20Spreadsheets%5CWeb%20Dissemination%5COngoing%20Work%5CTanzania%5CTanzania%20Energy%20Zanzibar.xls'#$Assumptions.$G$12]"/>
        <table:named-expression table:name="LF1423" table:base-cell-address="$'User''s Guide'.$A$1" table:expression="['http://www.mcc.gov/_divisions%5CEconomic%20Analysis%5CERR%20Spreadsheets%5CWeb%20Dissemination%5COngoing%20Work%5CTanzania%5CTanzania%20Energy%20Zanzibar.xls'#$Assumptions.$H$12]"/>
        <table:named-expression table:name="LF2433" table:base-cell-address="$'User''s Guide'.$A$1" table:expression="['http://www.mcc.gov/_divisions%5CEconomic%20Analysis%5CERR%20Spreadsheets%5CWeb%20Dissemination%5COngoing%20Work%5CTanzania%5CTanzania%20Energy%20Zanzibar.xls'#$Assumptions.$I$12]"/>
        <table:named-expression table:name="LF2434" table:base-cell-address="$'User''s Guide'.$A$1" table:expression="['http://www.mcc.gov/_divisions%5CEconomic%20Analysis%5CERR%20Spreadsheets%5CWeb%20Dissemination%5COngoing%20Work%5CTanzania%5CTanzania%20Energy%20Zanzibar.xls'#$Assumptions.$I$12]"/>
        <table:named-expression table:name="list" table:base-cell-address="$'User''s Guide'.$A$1" table:expression="['http://www.mcc.gov/_divisions%5CEconomic%20Analysis%5CERR%20Spreadsheets%5CWeb%20Dissemination%5COngoing%20Work%5CTanzania%5CTanzania%20Water%20&amp;%20Sanitation%20-%20v3.xls'#$Assumptions.$F$47:.$F$49]"/>
        <table:named-expression table:name="loadshed" table:base-cell-address="$'User''s Guide'.$A$1" table:expression="['http://www.mcc.gov/_divisions%5CEconomic%20Analysis%5CERR%20Spreadsheets%5CWeb%20Dissemination%5COngoing%20Work%5CTanzania%5CTanzania%20Energy%20Zanzibar.xls'#$Assumptions.$G$20]"/>
        <table:named-range table:name="LOAN" table:base-cell-address="$'User''s Guide'.$A$1" table:cell-range-address="#REF!"/>
        <table:named-range table:name="loan_period" table:base-cell-address="$'User''s Guide'.$A$1" table:cell-range-address="#REF!"/>
        <table:named-expression table:name="lpb" table:base-cell-address="$'User''s Guide'.$A$1" table:expression="['http://www.mcc.gov/_divisions%5CEconomic%20Analysis%5CERR%20Spreadsheets%5CWeb%20Dissemination%5COngoing%20Work%5CTanzania%5CTanzania%20Water%20&amp;%20Sanitation%20-%20v3.xls'#$Assumptions.$F$6]"/>
        <table:named-expression table:name="LU1" table:base-cell-address="$'User''s Guide'.$A$1" table:expression="['file://mcc.gov/root/home/dennisbn/Country%20TTs/Vanuatu/ERR%20spreadsheet/Copy%20of%20Econ%20Model%20-%20Revised%20-%20April%202006.xls'#$LU.$A$3:.$V$57]"/>
        <table:named-expression table:name="LUsum" table:base-cell-address="$'User''s Guide'.$A$1" table:expression="['file://mcc.gov/root/home/dennisbn/Country%20TTs/Vanuatu/ERR%20spreadsheet/Copy%20of%20Econ%20Model%20-%20Revised%20-%20April%202006.xls'#$Summary.$A$6:.$S$16]"/>
        <table:named-expression table:name="lva" table:base-cell-address="$'User''s Guide'.$A$1" table:expression="['file:///F:/Tanzania/Roads-Transport%20ERR%20Template.xls'#$'Key Assumptions'.$G$37]"/>
        <table:named-expression table:name="mat_rate" table:base-cell-address="$'User''s Guide'.$A$1" table:expression="['file:///F:/PROJECTS/234171%20CLP%20Gasification/Work/Model/CLP%20model%20-%20Draft%20v5%2023.03.07.xls'#$Assumptions.$D$125]"/>
        <table:named-expression table:name="mat_years" table:base-cell-address="$'User''s Guide'.$A$1" table:expression="['file:///F:/PROJECTS/234171%20CLP%20Gasification/Work/Model/CLP%20model%20-%20Draft%20v5%2023.03.07.xls'#$Assumptions.$D$127]"/>
        <table:named-range table:name="miniprojrange" table:base-cell-address="$'User''s Guide'.$A$1" table:cell-range-address="#REF!"/>
        <table:named-range table:name="model_start" table:base-cell-address="$'User''s Guide'.$A$1" table:cell-range-address="#REF!"/>
        <table:named-expression table:name="mvacap" table:base-cell-address="$'User''s Guide'.$A$1" table:expression="['http://www.mcc.gov/_divisions%5CEconomic%20Analysis%5CERR%20Spreadsheets%5CWeb%20Dissemination%5COngoing%20Work%5CTanzania%5CTanzania%20Energy%20Zanzibar.xls'#$Assumptions.$H$31]"/>
        <table:named-expression table:name="nmarkup" table:base-cell-address="$'User''s Guide'.$A$1" table:expression="['http://www.mcc.gov/_divisions%5CEconomic%20Analysis%5CERR%20Spreadsheets%5CWeb%20Dissemination%5COngoing%20Work%5CTanzania%5CTanzania%20Water%20&amp;%20Sanitation%20-%20v3.xls'#$Assumptions.$F$45]"/>
        <table:named-expression table:name="omcost" table:base-cell-address="$'User''s Guide'.$A$1" table:expression="['http://www.mcc.gov/_divisions%5CEconomic%20Analysis%5CERR%20Spreadsheets%5CWeb%20Dissemination%5COngoing%20Work%5CTanzania%5CTanzania%20Water%20&amp;%20Sanitation%20-%20v3.xls'#$Assumptions.$F$9]"/>
        <table:named-range table:name="ops_end" table:base-cell-address="$'User''s Guide'.$A$1" table:cell-range-address="#REF!"/>
        <table:named-range table:name="ops_start" table:base-cell-address="$'User''s Guide'.$A$1" table:cell-range-address="#REF!"/>
        <table:named-expression table:name="pfactor" table:base-cell-address="$'User''s Guide'.$A$1" table:expression="['http://www.mcc.gov/_divisions%5CEconomic%20Analysis%5CERR%20Spreadsheets%5CWeb%20Dissemination%5COngoing%20Work%5CTanzania%5CTanzania%20Energy%20Zanzibar.xls'#$Assumptions.$H$13]"/>
        <table:named-range table:name="Phasing" table:base-cell-address="$'User''s Guide'.$A$1" table:cell-range-address="#REF!"/>
        <table:named-expression table:name="Phasing2" table:base-cell-address="$'User''s Guide'.$A$1" table:expression="['http://www.mcc.gov/_divisions%5CEconomic%20Analysis%5CERR%20Spreadsheets%5CWeb%20Dissemination%5COngoing%20Work%5CTanzania%5CTanzania%20Energy%20Zanzibar.xls'#$Planting.$F$4:.$S$10]"/>
        <table:named-expression table:name="pow_importprice" table:base-cell-address="$'User''s Guide'.$A$1" table:expression="['http://www.mcc.gov/_divisions%5CEconomic%20Analysis%5CERR%20Spreadsheets%5CWeb%20Dissemination%5COngoing%20Work%5CTanzania%5CTanzania%20Energy%20Zanzibar.xls'#$Assumptions.$M$8:.$O$35]"/>
        <table:named-expression table:name="ppatable" table:base-cell-address="$'User''s Guide'.$A$1" table:expression="['http://www.mcc.gov/_divisions%5CEconomic%20Analysis%5CERR%20Spreadsheets%5CWeb%20Dissemination%5COngoing%20Work%5CTanzania%5CTanzania%20Energy%20Zanzibar.xls'#$Assumptions.$L$9:.$P$35]"/>
        <table:named-range table:name="price_comm" table:base-cell-address="$'User''s Guide'.$A$1" table:cell-range-address="#REF!"/>
        <table:named-range table:name="price_dom" table:base-cell-address="$'User''s Guide'.$A$1" table:cell-range-address="#REF!"/>
        <table:named-expression table:name="price_ind" table:base-cell-address="$'User''s Guide'.$A$1" table:expression="[#REF!]+[#REF!]"/>
        <table:named-range table:name="price_street" table:base-cell-address="$'User''s Guide'.$A$1" table:cell-range-address="#REF!"/>
        <table:named-expression table:name="prod" table:base-cell-address="$'User''s Guide'.$A$1" table:expression="['http://www.mcc.gov/Tanzania%5CEconomic%20Analysis%5CRoads%5CRoads-Transport%20ERR%20Tanga_Horohoro%20ED%20AR%20BND%20final%20report%20costs.xls'#$'Key Assumptions'.$H$41]"/>
        <table:named-expression table:name="PROJECT_NAME" table:base-cell-address="$'User''s Guide'.$A$1" table:expression="CONCATENATE([$'User''s Guide'.$C$11];&quot; (&quot;;[$'User''s Guide'.$C$12];&quot;)&quot;)"/>
        <table:named-range table:name="project_switch" table:base-cell-address="$'User''s Guide'.$A$1" table:cell-range-address="#REF!"/>
        <table:named-range table:name="proj_life" table:base-cell-address="$'User''s Guide'.$A$1" table:cell-range-address="#REF!"/>
        <table:named-range table:name="real_disc_rate" table:base-cell-address="$'User''s Guide'.$A$1" table:cell-range-address="#REF!"/>
        <table:named-expression table:name="req_ret" table:base-cell-address="$'User''s Guide'.$A$1" table:expression="['file:///F:/PROJECTS/234171%20CLP%20Gasification/Work/Model/CLP%20model%20-%20Draft%20v5%2023.03.07.xls'#$Assumptions.$D$129]"/>
        <table:named-expression table:name="residcapex" table:base-cell-address="$'User''s Guide'.$A$1" table:expression="['http://www.mcc.gov/_divisions%5CEconomic%20Analysis%5CERR%20Spreadsheets%5CWeb%20Dissemination%5COngoing%20Work%5CTanzania%5CTanzania%20Energy%20Zanzibar.xls'#$Assumptions.$H$49]"/>
        <table:named-range table:name="selected_cap" table:base-cell-address="$'User''s Guide'.$A$1" table:cell-range-address="#REF!"/>
        <table:named-expression table:name="startyear" table:base-cell-address="$'User''s Guide'.$A$1" table:expression="['http://www.mcc.gov/_divisions%5CEconomic%20Analysis%5CERR%20Spreadsheets%5CWeb%20Dissemination%5COngoing%20Work%5CTanzania%5CTanzania%20Energy%20Zanzibar.xls'#$Assumptions.$H$36]"/>
        <table:named-range table:name="STAT" table:base-cell-address="$'User''s Guide'.$A$1" table:cell-range-address="'User''s Guide'.$A$1:'User''s Guide'.$N$401"/>
        <table:named-range table:name="sub_cap" table:base-cell-address="$'User''s Guide'.$A$1" table:cell-range-address="#REF!"/>
        <table:named-range table:name="SUM" table:base-cell-address="$'User''s Guide'.$A$1" table:cell-range-address="#REF!"/>
        <table:named-range table:name="tariff_case" table:base-cell-address="$'User''s Guide'.$A$1" table:cell-range-address="#REF!"/>
        <table:named-range table:name="tax_dep" table:base-cell-address="$'User''s Guide'.$A$1" table:cell-range-address="#REF!"/>
        <table:named-range table:name="tax_rate" table:base-cell-address="$'User''s Guide'.$A$1" table:cell-range-address="#REF!"/>
        <table:named-range table:name="td_cap" table:base-cell-address="$'User''s Guide'.$A$1" table:cell-range-address="#REF!"/>
        <table:named-range table:name="td_opex" table:base-cell-address="$'User''s Guide'.$A$1" table:cell-range-address="#REF!"/>
        <table:named-expression table:name="unserved" table:base-cell-address="$'User''s Guide'.$A$1" table:expression="['http://www.mcc.gov/_divisions%5CEconomic%20Analysis%5CERR%20Spreadsheets%5CWeb%20Dissemination%5COngoing%20Work%5CTanzania%5CTanzania%20Energy%20Zanzibar.xls'#$Assumptions.$H$35]"/>
        <table:named-expression table:name="UWSSA" table:base-cell-address="$'User''s Guide'.$A$1" table:expression="['http://www.mcc.gov/_divisions%5CEconomic%20Analysis%5CERR%20Spreadsheets%5CWeb%20Dissemination%5COngoing%20Work%5CTanzania%5CTanzania%20Water%20&amp;%20Sanitation%20-%20v3.xls'#$Assumptions.$E$14:.$E$16]"/>
        <table:named-expression table:name="voll" table:base-cell-address="$'User''s Guide'.$A$1" table:expression="['http://www.mcc.gov/_divisions%5CEconomic%20Analysis%5CERR%20Spreadsheets%5CWeb%20Dissemination%5COngoing%20Work%5CTanzania%5CTanzania%20Energy%20Zanzibar.xls'#$Assumptions.$H$30]"/>
        <table:named-expression table:name="Year1" table:base-cell-address="$'User''s Guide'.$A$1" table:expression="['http://www.mcc.gov/DOCUME~1%5CBREITB~1%5CLOCALS~1%5CTemp%5CTemporary%20Directory%203%20for%20Tanzania%20Compact%20ERR.zip%5CWater-Sanitation%20Zanzibar%20Rural%20v4.xls'#$Assumptions.$F$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Tahoma1" svg:font-family="Tahoma"/>
    <style:font-face style:name="Times New Roman" svg:font-family="'Times New Roman'"/>
    <style:font-face style:name="Arial1"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ru" fo:country="RU"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ru" fo:country="RU"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
      <number:number number:decimal-places="0" number:min-integer-digits="1"/>
    </number:number-style>
    <number:percentage-style style:name="N10">
      <number:number number:decimal-places="0" number:min-integer-digits="1"/>
      <number:text>%</number:text>
    </number:percentage-style>
    <number:number-style style:name="N125P0" style:volatile="true">
      <number:text> </number:text>
      <loext:fill-character> </loext:fill-character>
      <number:number number:decimal-places="2" number:min-integer-digits="1" number:grouping="true"/>
      <number:text> </number:text>
    </number:number-style>
    <number:number-style style:name="N125P1" style:volatile="true">
      <number:text>-</number:text>
      <loext:fill-character> </loext:fill-character>
      <number:number number:decimal-places="2" number:min-integer-digits="1" number:grouping="true"/>
      <number:text> </number:text>
    </number:number-style>
    <number:number-style style:name="N125P2" style:volatile="true">
      <number:text> </number:text>
      <loext:fill-character> </loext:fill-character>
      <number:text>-</number:text>
      <number:number number: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currency-style style:name="N181P0" style:volatile="true">
      <number:number number:decimal-places="2" number:min-integer-digits="1" number:grouping="true"/>
      <number:text> </number:text>
      <number:currency-symbol number:language="ru" number:country="RU">руб.</number:currency-symbol>
    </number:currency-style>
    <number:currency-style style:name="N181">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81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loext:fill-character> </loext:fill-character>
      <number:number number:decimal-places="0" number:min-integer-digits="1" number:grouping="true"/>
      <number:text> </number:text>
    </number:number-style>
    <number:number-style style:name="N114P1" style:volatile="true">
      <number:text> </number:text>
      <loext:fill-character> </loext:fill-character>
      <number:text>(</number:text>
      <number:number number:decimal-places="0" number:min-integer-digits="1" number:grouping="true"/>
      <number:text>)</number:text>
    </number:number-style>
    <number:number-style style:name="N114P2" style:volatile="true">
      <number:text> </number:text>
      <loext:fill-character> </loext:fill-character>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loext:fill-character> </loext:fill-character>
      <number:number number:decimal-places="0" number:min-integer-digits="1" number:grouping="true"/>
      <number:text> </number:text>
    </number:number-style>
    <number:number-style style:name="N115P1" style:volatile="true">
      <number:text> $</number:text>
      <loext:fill-character> </loext:fill-character>
      <number:text>(</number:text>
      <number:number number:decimal-places="0" number:min-integer-digits="1" number:grouping="true"/>
      <number:text>)</number:text>
    </number:number-style>
    <number:number-style style:name="N115P2" style:volatile="true">
      <number:text> $</number: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loext:fill-character> </loext:fill-character>
      <number:number number:decimal-places="2" number:min-integer-digits="1" number:grouping="true"/>
      <number:text> </number:text>
    </number:number-style>
    <number:number-style style:name="N116P1" style:volatile="true">
      <number:text> </number:text>
      <loext:fill-character> </loext:fill-character>
      <number:text>(</number:text>
      <number:number number:decimal-places="2" number:min-integer-digits="1" number:grouping="true"/>
      <number:text>)</number:text>
    </number:number-style>
    <number:number-style style:name="N116P2" style:volatile="true">
      <number:text> </number:text>
      <loext:fill-character> </loext:fill-character>
      <number:text>-</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loext:fill-character> </loext:fill-character>
      <number:number number:decimal-places="2" number:min-integer-digits="1" number:grouping="true"/>
      <number:text> </number:text>
    </number:number-style>
    <number:number-style style:name="N117P1" style:volatile="true">
      <number:text> $</number:text>
      <loext:fill-character> </loext:fill-character>
      <number:text>(</number:text>
      <number:number number:decimal-places="2" number:min-integer-digits="1" number:grouping="true"/>
      <number:text>)</number:text>
    </number:number-style>
    <number:number-style style:name="N117P2" style:volatile="true">
      <number:text> $</number:text>
      <loext:fill-character> </loext:fill-character>
      <number:text>-</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text> £</number:text>
      <loext:fill-character> </loext:fill-character>
      <number:number number:decimal-places="0" number:min-integer-digits="1" number:grouping="true"/>
      <number:text> </number:text>
    </number:number-style>
    <number:number-style style:name="N122P1" style:volatile="true">
      <number:text>-£</number:text>
      <loext:fill-character> </loext:fill-character>
      <number:number number:decimal-places="0" number:min-integer-digits="1" number:grouping="true"/>
      <number:text> </number:text>
    </number:number-style>
    <number:number-style style:name="N122P2" style:volatile="true">
      <number:text> £</number:text>
      <loext:fill-character> </loext: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loext:fill-character> </loext:fill-character>
      <number:number number:decimal-places="0" number:min-integer-digits="1" number:grouping="true"/>
      <number:text> </number:text>
    </number:number-style>
    <number:number-style style:name="N123P1" style:volatile="true">
      <number:text>-</number:text>
      <loext:fill-character> </loext:fill-character>
      <number:number number:decimal-places="0" number:min-integer-digits="1" number:grouping="true"/>
      <number:text> </number:text>
    </number:number-style>
    <number:number-style style:name="N123P2" style:volatile="true">
      <number:text> </number:text>
      <loext:fill-character> </loext: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loext:fill-character> </loext:fill-character>
      <number:number number:decimal-places="2" number:min-integer-digits="1" number:grouping="true"/>
      <number:text> </number:text>
    </number:number-style>
    <number:number-style style:name="N124P1" style:volatile="true">
      <number:text>-£</number:text>
      <loext:fill-character> </loext:fill-character>
      <number:number number:decimal-places="2" number:min-integer-digits="1" number:grouping="true"/>
      <number:text> </number:text>
    </number:number-style>
    <number:number-style style:name="N124P2" style:volatile="true">
      <number:text> £</number:text>
      <loext:fill-character> </loext:fill-character>
      <number:text>-</number:text>
      <number:number number: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6">
      <number:number number:decimal-places="1" number:min-integer-digits="1" number:grouping="true"/>
    </number:number-style>
    <number:percentage-style style:name="N127">
      <number:number number:decimal-places="1" number:min-integer-digits="1"/>
      <number:text>%</number:text>
    </number:percentage-style>
    <number:number-style style:name="N128">
      <number:number number:decimal-places="1" number:min-integer-digits="1"/>
    </number:number-style>
    <number:number-style style:name="N129">
      <number:number number:decimal-places="5" number:min-integer-digits="1"/>
    </number:number-style>
    <number:number-style style:name="N130P0" style:volatile="true">
      <number:number number:decimal-places="0" number:min-integer-digits="1" number:grouping="true"/>
      <number:text> </number:text>
    </number:number-style>
    <number:number-style style:name="N130">
      <number:text>-</number:text>
      <number:number number:decimal-places="0" number:min-integer-digits="1" number:grouping="true"/>
      <number:text> </number:text>
      <style:map style:condition="value()&gt;=0" style:apply-style-name="N130P0"/>
    </number:number-style>
    <number:number-style style:name="N131P0" style:volatile="true">
      <number:number number:decimal-places="0" number:min-integer-digits="1"/>
      <number:text> </number:text>
    </number:number-style>
    <number:number-style style:name="N131">
      <number:text>-</number:text>
      <number:number number:decimal-places="0" number:min-integer-digits="1"/>
      <number:text> </number:text>
      <style:map style:condition="value()&gt;=0" style:apply-style-name="N131P0"/>
    </number:number-style>
    <number:currency-style style:name="N132">
      <number:currency-symbol>NAD</number:currency-symbol>
      <number:text> </number:text>
      <number:number number:decimal-places="0" number:min-integer-digits="1" number:grouping="true"/>
    </number:currency-style>
    <number:currency-style style:name="N133">
      <number:currency-symbol number:language="ru" number:country="RU">€</number:currency-symbol>
      <number:text> </number:text>
      <number:number number:decimal-places="2" number:min-integer-digits="1" number:grouping="true"/>
    </number:currency-style>
    <number:currency-style style:name="N134">
      <number:currency-symbol number:language="ru" number:country="RU">€</number:currency-symbol>
      <number:text> </number:text>
      <number:number number:decimal-places="0" number:min-integer-digits="1" number:grouping="true"/>
    </number:currency-style>
    <number:number-style style:name="N135P0" style:volatile="true">
      <number:text>£</number:text>
      <number:number number:decimal-places="0" number:min-integer-digits="1" number:grouping="true"/>
    </number:number-style>
    <number:number-style style:name="N135">
      <number:text>-£</number:text>
      <number:number number:decimal-places="0" number:min-integer-digits="1" number:grouping="true"/>
      <style:map style:condition="value()&gt;=0" style:apply-style-name="N135P0"/>
    </number:number-style>
    <number:number-style style:name="N136P0" style:volatile="true">
      <number:text>£</number:text>
      <number:number number:decimal-places="0" number:min-integer-digits="1" number:grouping="true"/>
    </number:number-style>
    <number:number-style style:name="N136">
      <style:text-properties fo:color="#ff0000"/>
      <number:text>-£</number:text>
      <number:number number:decimal-places="0" number:min-integer-digits="1" number:grouping="true"/>
      <style:map style:condition="value()&gt;=0" style:apply-style-name="N136P0"/>
    </number:number-style>
    <number:number-style style:name="N137P0" style:volatile="true">
      <number:text>£</number:text>
      <number:number number:decimal-places="2" number:min-integer-digits="1" number:grouping="true"/>
    </number:number-style>
    <number:number-style style:name="N137">
      <number:text>-£</number:text>
      <number:number number:decimal-places="2" number:min-integer-digits="1" number:grouping="true"/>
      <style:map style:condition="value()&gt;=0" style:apply-style-name="N137P0"/>
    </number:number-style>
    <number:number-style style:name="N138P0" style:volatile="true">
      <number:text>£</number:text>
      <number:number number:decimal-places="2" number:min-integer-digits="1" number:grouping="true"/>
    </number:number-style>
    <number:number-style style:name="N138">
      <style:text-properties fo:color="#ff0000"/>
      <number:text>-£</number:text>
      <number:number number:decimal-places="2" number:min-integer-digits="1" number:grouping="true"/>
      <style:map style:condition="value()&gt;=0" style:apply-style-name="N138P0"/>
    </number:number-style>
    <number:number-style style:name="N139P0" style:volatile="true">
      <number:number number:decimal-places="1" number:min-integer-digits="1" number:grouping="true"/>
      <number:text> </number:text>
    </number:number-style>
    <number:number-style style:name="N139">
      <style:text-properties fo:color="#ff0000"/>
      <number:text>-</number:text>
      <number:number number:decimal-places="1" number:min-integer-digits="1" number:grouping="true"/>
      <number:text> </number:text>
      <style:map style:condition="value()&gt;=0" style:apply-style-name="N139P0"/>
    </number:number-style>
    <number:date-style style:name="N140P0" style:volatile="true">
      <number:day number:style="long"/>
      <number:text>.</number:text>
      <number:month number:style="long"/>
      <number:text>.</number:text>
      <number:year/>
    </number:date-style>
    <number:text-style style:name="N140">
      <number:text-content/>
      <style:map style:condition="value()&gt;=0" style:apply-style-name="N140P0"/>
    </number:text-style>
    <number:number-style style:name="N141P0" style:volatile="true">
      <number:number number:decimal-places="2" number:min-integer-digits="1" number:grouping="true"/>
      <number:text> </number:text>
    </number:number-style>
    <number:number-style style:name="N141">
      <style:text-properties fo:color="#ff0000"/>
      <number:text>-</number:text>
      <number:number number:decimal-places="2" number:min-integer-digits="1" number:grouping="true"/>
      <number:text> </number:text>
      <style:map style:condition="value()&gt;=0" style:apply-style-name="N141P0"/>
    </number:number-style>
    <number:number-style style:name="N142P0" style:volatile="true">
      <number:text>£</number:text>
      <number:number number:decimal-places="3" number:min-integer-digits="1" number:grouping="true"/>
    </number:number-style>
    <number:number-style style:name="N142">
      <style:text-properties fo:color="#ff0000"/>
      <number:text>-£</number:text>
      <number:number number:decimal-places="3" number:min-integer-digits="1" number:grouping="true"/>
      <style:map style:condition="value()&gt;=0" style:apply-style-name="N142P0"/>
    </number:number-style>
    <number:number-style style:name="N143P0" style:volatile="true">
      <number:text>£</number:text>
      <number:number number:decimal-places="1" number:min-integer-digits="1" number:grouping="true"/>
    </number:number-style>
    <number:number-style style:name="N143">
      <style:text-properties fo:color="#ff0000"/>
      <number:text>-£</number:text>
      <number:number number:decimal-places="1" number:min-integer-digits="1" number:grouping="true"/>
      <style:map style:condition="value()&gt;=0" style:apply-style-name="N143P0"/>
    </number:number-style>
    <number:number-style style:name="N144">
      <number:number number:decimal-places="3" number:min-integer-digits="1"/>
    </number:number-style>
    <number:number-style style:name="N145">
      <number:number number:decimal-places="4" number:min-integer-digits="1"/>
    </number:number-style>
    <number:number-style style:name="N146P0" style:volatile="true">
      <number:number number:decimal-places="4" number:min-integer-digits="1" number:grouping="true"/>
      <number:text> </number:text>
    </number:number-style>
    <number:number-style style:name="N146">
      <style:text-properties fo:color="#ff0000"/>
      <number:text>-</number:text>
      <number:number number:decimal-places="4" number:min-integer-digits="1" number:grouping="true"/>
      <number:text> </number:text>
      <style:map style:condition="value()&gt;=0" style:apply-style-name="N146P0"/>
    </number:number-style>
    <number:number-style style:name="N147P0" style:volatile="true">
      <number:text> </number:text>
      <loext:fill-character> </loext:fill-character>
      <number:number number:decimal-places="0" number:min-integer-digits="1" number:grouping="true"/>
      <number:text> </number:text>
    </number:number-style>
    <number:number-style style:name="N147P1" style:volatile="true">
      <number:text> </number:text>
      <loext:fill-character> </loext:fill-character>
      <number:text>(</number:text>
      <number:number number:decimal-places="0" number:min-integer-digits="1" number:grouping="true"/>
      <number:text>)</number:text>
    </number:number-style>
    <number:number-style style:name="N147P2" style:volatile="true">
      <number:text> </number:text>
      <loext:fill-character> </loext:fill-character>
      <number:text>-</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percentage-style style:name="N148">
      <number:number number:decimal-places="3" number:min-integer-digits="1"/>
      <number:text>%</number:text>
    </number:percentage-style>
    <number:number-style style:name="N149">
      <number:number number:decimal-places="9" number:min-integer-digits="1"/>
    </number:number-style>
    <number:number-style style:name="N150">
      <number:number number:decimal-places="8" number:min-integer-digits="1"/>
    </number:number-style>
    <number:number-style style:name="N151">
      <number:number number:decimal-places="7" number:min-integer-digits="1"/>
    </number:number-style>
    <number:number-style style:name="N152">
      <number:number number:decimal-places="6" number:min-integer-digits="1"/>
    </number:number-style>
    <number:number-style style:name="N153">
      <number:number number:decimal-places="3" number:min-integer-digits="1" number:grouping="true"/>
    </number:number-style>
    <number:number-style style:name="N154P0" style:volatile="true">
      <number:text> </number:text>
      <loext:fill-character> </loext:fill-character>
      <number:number number:decimal-places="1" number:min-integer-digits="1" number:grouping="true"/>
      <number:text> </number:text>
    </number:number-style>
    <number:number-style style:name="N154P1" style:volatile="true">
      <number:text>-</number:text>
      <loext:fill-character> </loext:fill-character>
      <number:number number:decimal-places="1" number:min-integer-digits="1" number:grouping="true"/>
      <number:text> </number:text>
    </number:number-style>
    <number:number-style style:name="N154P2" style:volatile="true">
      <number:text> </number:text>
      <loext:fill-character> </loext:fill-character>
      <number:text>-</number:text>
      <number:number number:decimal-places="0" number:min-integer-digits="0"/>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5P0" style:volatile="true">
      <number:text> </number:text>
      <loext:fill-character> </loext:fill-character>
      <number:number number:decimal-places="0" number:min-integer-digits="1" number:grouping="true"/>
      <number:text> </number:text>
    </number:number-style>
    <number:number-style style:name="N155P1" style:volatile="true">
      <number:text>-</number:text>
      <loext:fill-character> </loext:fill-character>
      <number:number number:decimal-places="0" number:min-integer-digits="1" number:grouping="true"/>
      <number:text> </number:text>
    </number:number-style>
    <number:number-style style:name="N155P2" style:volatile="true">
      <number:text> </number:text>
      <loext:fill-character> </loext:fill-character>
      <number:text>-</number:text>
      <number:number number:decimal-places="0" number:min-integer-digits="0"/>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6P0" style:volatile="true">
      <number:text> </number:text>
      <loext:fill-character> </loext:fill-character>
      <number:number number:decimal-places="1" number:min-integer-digits="1" number:grouping="true"/>
      <number:text> </number:text>
    </number:number-style>
    <number:number-style style:name="N156P1" style:volatile="true">
      <number:text> </number:text>
      <loext:fill-character> </loext:fill-character>
      <number:text>(</number:text>
      <number:number number:decimal-places="1" number:min-integer-digits="1" number:grouping="true"/>
      <number:text>)</number:text>
    </number:number-style>
    <number:number-style style:name="N156P2" style:volatile="true">
      <number:text> </number:text>
      <loext:fill-character> </loext:fill-character>
      <number:text>-</number:text>
      <number:number number:decimal-places="0" number:min-integer-digits="0"/>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57P0" style:volatile="true">
      <number:text> </number:text>
      <loext:fill-character> </loext:fill-character>
      <number:number number:decimal-places="3" number:min-integer-digits="1" number:grouping="true"/>
      <number:text> </number:text>
    </number:number-style>
    <number:number-style style:name="N157P1" style:volatile="true">
      <number:text>-</number:text>
      <loext:fill-character> </loext:fill-character>
      <number:number number:decimal-places="3" number:min-integer-digits="1" number:grouping="true"/>
      <number:text> </number:text>
    </number:number-style>
    <number:number-style style:name="N157P2" style:volatile="true">
      <number:text> </number:text>
      <loext:fill-character> </loext:fill-character>
      <number:text>-</number:text>
      <number:number number: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P0" style:volatile="true">
      <number:text> </number:text>
      <loext:fill-character> </loext:fill-character>
      <number:number number:decimal-places="3" number:min-integer-digits="1" number:grouping="true"/>
      <number:text> </number:text>
    </number:number-style>
    <number:number-style style:name="N158P1" style:volatile="true">
      <number:text>-</number:text>
      <loext:fill-character> </loext:fill-character>
      <number:number number:decimal-places="3" number:min-integer-digits="1" number:grouping="true"/>
      <number:text> </number:text>
    </number:number-style>
    <number:number-style style:name="N158P2" style:volatile="true">
      <number:text> </number:text>
      <loext:fill-character> </loext:fill-character>
      <number:text>-</number:text>
      <number:number number: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
      <number:number number:decimal-places="10" number:min-integer-digits="1"/>
    </number:number-style>
    <number:number-style style:name="N160">
      <number:number number:decimal-places="4" number:min-integer-digits="1" number:grouping="true"/>
    </number:number-style>
    <number:number-style style:name="N161">
      <number:number number:decimal-places="11" number:min-integer-digits="1"/>
    </number:number-style>
    <number:number-style style:name="N162">
      <number:number number:decimal-places="12" number:min-integer-digits="1"/>
    </number:number-style>
    <number:number-style style:name="N163P0" style:volatile="true">
      <number:text> </number:text>
      <loext:fill-character> </loext:fill-character>
      <number:number number:decimal-places="4" number:min-integer-digits="1" number:grouping="true"/>
      <number:text> </number:text>
    </number:number-style>
    <number:number-style style:name="N163P1" style:volatile="true">
      <number:text>-</number:text>
      <loext:fill-character> </loext:fill-character>
      <number:number number:decimal-places="4" number:min-integer-digits="1" number:grouping="true"/>
      <number:text> </number:text>
    </number:number-style>
    <number:number-style style:name="N163P2" style:volatile="true">
      <number:text> </number:text>
      <loext:fill-character> </loext:fill-character>
      <number:text>-</number:text>
      <number:number number:decimal-places="0" number:min-integer-digits="0"/>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number:number number:decimal-places="3" number:min-integer-digits="1" number:grouping="true"/>
    </number:number-style>
    <number:number-style style:name="N164">
      <style:text-properties fo:color="#ff0000"/>
      <number:text>-</number:text>
      <number:number number:decimal-places="3" number:min-integer-digits="1" number:grouping="true"/>
      <style:map style:condition="value()&gt;=0" style:apply-style-name="N164P0"/>
    </number:number-style>
    <number:number-style style:name="N165P0" style:volatile="true">
      <number:number number:decimal-places="1" number:min-integer-digits="1" number:grouping="true"/>
    </number:number-style>
    <number:number-style style:name="N165">
      <style:text-properties fo:color="#ff0000"/>
      <number:text>-</number:text>
      <number:number number:decimal-places="1" number:min-integer-digits="1" number:grouping="true"/>
      <style:map style:condition="value()&gt;=0" style:apply-style-name="N165P0"/>
    </number:number-style>
    <number:number-style style:name="N166P0" style:volatile="true">
      <number:text> </number:text>
      <loext:fill-character> </loext:fill-character>
      <number:number number:decimal-places="1" number:min-integer-digits="1" number:grouping="true"/>
      <number:text> </number:text>
    </number:number-style>
    <number:number-style style:name="N166P1" style:volatile="true">
      <number:text>-</number:text>
      <loext:fill-character> </loext:fill-character>
      <number:number number:decimal-places="1" number:min-integer-digits="1" number:grouping="true"/>
      <number:text> </number:text>
    </number:number-style>
    <number:number-style style:name="N166P2" style:volatile="true">
      <number:text> </number:text>
      <loext:fill-character> </loext:fill-character>
      <number:text>-</number:text>
      <number:number number:decimal-places="0" number:min-integer-digits="0"/>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67P0" style:volatile="true">
      <number:number number:decimal-places="0" number:min-integer-digits="1" number:grouping="true"/>
      <number:text> </number:text>
    </number:number-style>
    <number:number-style style:name="N167">
      <style:text-properties fo:color="#ff0000"/>
      <number:text>-</number:text>
      <number:number number:decimal-places="0" number:min-integer-digits="1" number:grouping="true"/>
      <number:text> </number:text>
      <style:map style:condition="value()&gt;=0" style:apply-style-name="N167P0"/>
    </number:number-style>
    <number:number-style style:name="N168P0" style:volatile="true">
      <number:text> </number:text>
      <loext:fill-character> </loext:fill-character>
      <number:number number:decimal-places="3" number:min-integer-digits="1" number:grouping="true"/>
      <number:text> </number:text>
    </number:number-style>
    <number:number-style style:name="N168P1" style:volatile="true">
      <number:text> </number:text>
      <loext:fill-character> </loext:fill-character>
      <number:text>(</number:text>
      <number:number number:decimal-places="3" number:min-integer-digits="1" number:grouping="true"/>
      <number:text>)</number:text>
    </number:number-style>
    <number:number-style style:name="N168P2" style:volatile="true">
      <number:text> </number:text>
      <loext:fill-character> </loext:fill-character>
      <number:text>-</number:text>
      <number:number number: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number:text> </number:text>
      <loext:fill-character> </loext:fill-character>
      <number:number number:decimal-places="2" number:min-integer-digits="1" number:grouping="true"/>
      <number:text> </number:text>
    </number:number-style>
    <number:number-style style:name="N169P1" style:volatile="true">
      <number:text> </number:text>
      <loext:fill-character> </loext:fill-character>
      <number:text>(</number:text>
      <number:number number:decimal-places="2" number:min-integer-digits="1" number:grouping="true"/>
      <number:text>)</number:text>
    </number:number-style>
    <number:number-style style:name="N169P2" style:volatile="true">
      <number:text> </number:text>
      <loext:fill-character> </loext:fill-character>
      <number:text>-</number:text>
      <number:number number: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 </number:text>
      <loext:fill-character> </loext:fill-character>
      <number:number number:decimal-places="1" number:min-integer-digits="1" number:grouping="true"/>
      <number:text> </number:text>
    </number:number-style>
    <number:number-style style:name="N170P1" style:volatile="true">
      <number:text> </number:text>
      <loext:fill-character> </loext:fill-character>
      <number:text>(</number:text>
      <number:number number:decimal-places="1" number:min-integer-digits="1" number:grouping="true"/>
      <number:text>)</number:text>
    </number:number-style>
    <number:number-style style:name="N170P2" style:volatile="true">
      <number:text> </number:text>
      <loext:fill-character> </loext:fill-character>
      <number:text>-</number:text>
      <number:number number: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1P0" style:volatile="true">
      <number:text> </number:text>
      <loext:fill-character> </loext:fill-character>
      <number:number number:decimal-places="0" number:min-integer-digits="1" number:grouping="true"/>
      <number:text> </number:text>
    </number:number-style>
    <number:number-style style:name="N171P1" style:volatile="true">
      <number:text> </number:text>
      <loext:fill-character> </loext:fill-character>
      <number:text>(</number:text>
      <number:number number:decimal-places="0" number:min-integer-digits="1" number:grouping="true"/>
      <number:text>)</number:text>
    </number:number-style>
    <number:number-style style:name="N171P2" style:volatile="true">
      <number:text> </number:text>
      <loext:fill-character> </loext:fill-character>
      <number:text>-</number:text>
      <number:number number: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P0" style:volatile="true">
      <number:text>Yes</number:text>
    </number:number-style>
    <number:number-style style:name="N172P1" style:volatile="true">
      <number:text>Yes</number:text>
    </number:number-style>
    <number:number-style style:name="N172">
      <number:text>No</number:text>
      <style:map style:condition="value()&gt;0" style:apply-style-name="N172P0"/>
      <style:map style:condition="value()&lt;0" style:apply-style-name="N172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4P0" style:volatile="true">
      <number:text>On</number:text>
    </number:number-style>
    <number:number-style style:name="N174P1" style:volatile="true">
      <number:text>On</number:text>
    </number:number-style>
    <number:number-style style:name="N174">
      <number:text>Off</number:text>
      <style:map style:condition="value()&gt;0" style:apply-style-name="N174P0"/>
      <style:map style:condition="value()&lt;0" style:apply-style-name="N174P1"/>
    </number:number-style>
    <number:currency-style style:name="N175P0" style:volatile="true">
      <number:currency-symbol number:language="ru" number:country="RU">€</number:currency-symbol>
      <number:text> </number:text>
      <number:number number:decimal-places="2" number:min-integer-digits="1" number:grouping="true"/>
      <number:text> </number:text>
    </number:currency-style>
    <number:currency-style style:name="N175">
      <style:text-properties fo:color="#ff0000"/>
      <number:text>(</number:text>
      <number:currency-symbol number:language="ru" number:country="RU">€</number:currency-symbol>
      <number:text> </number:text>
      <number:number number:decimal-places="2" number:min-integer-digits="1" number:grouping="true"/>
      <number:text>)</number:text>
      <style:map style:condition="value()&gt;=0" style:apply-style-name="N175P0"/>
    </number:currency-style>
    <number:number-style style:name="N176P0" style:volatile="true">
      <number:text> </number:text>
      <loext:fill-character> </loext:fill-character>
      <number:number number:decimal-places="5" number:min-integer-digits="1" number:grouping="true"/>
      <number:text> </number:text>
    </number:number-style>
    <number:number-style style:name="N176P1" style:volatile="true">
      <number:text>-</number:text>
      <loext:fill-character> </loext:fill-character>
      <number:number number:decimal-places="5" number:min-integer-digits="1" number:grouping="true"/>
      <number:text> </number:text>
    </number:number-style>
    <number:number-style style:name="N176P2" style:volatile="true">
      <number:text> </number:text>
      <loext:fill-character> </loext:fill-character>
      <number:text>-</number:text>
      <number:number number: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
      <number:number number:decimal-places="0" number:min-integer-digits="1" number:grouping="true"/>
      <number:text> </number:text>
    </number:number-style>
    <number:percentage-style style:name="N178">
      <number:number number:decimal-places="1" number:min-integer-digits="1"/>
      <number:text> %</number:text>
    </number:percentage-style>
    <number:number-style style:name="N179">
      <number:number number:decimal-places="0" number:min-integer-digits="5"/>
    </number:number-style>
    <number:number-style style:name="N180">
      <number:text>$</number:text>
      <number:number number:decimal-places="0" number:min-integer-digits="1" number:grouping="true"/>
    </number:number-style>
    <number:time-style style:name="N10120" number:language="en" number:country="US">
      <number:hours/>
      <number:text>:</number:text>
      <number:minutes number:style="long"/>
      <number:text>:</number:text>
      <number:seconds number:style="long"/>
      <number:text> </number:text>
      <number:am-pm/>
    </number:time-style>
    <number:date-style style:name="N10121" number:language="en" number:country="US">
      <number:day-of-week number:style="long"/>
      <number:text>, </number:text>
      <number:month number:style="long" number:textual="true"/>
      <number:text> </number:text>
      <number:day number:style="long"/>
      <number:text>, </number:text>
      <number:year number:style="long"/>
    </number:date-style>
    <style:style style:name="Default" style:family="table-cell">
      <style:table-cell-properties fo:padding="0.071cm" style:rotation-align="none"/>
      <style:text-properties style:font-name="Arial1" fo:font-family="Arial" style:font-family-generic="swiss" style:font-pitch="variable" style:font-name-asian="Microsoft YaHei" style:font-family-asian="'Microsoft YaHei'" style:font-family-generic-asian="system" style:font-pitch-asian="variable" style:font-name-complex="Arial1"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8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 style:family="table-cell" style:parent-style-name="Default">
      <style:table-cell-properties fo:background-color="#ccffff" style:cell-protect="none" style:print-content="true" fo:padding="0.071cm"/>
      <style:text-properties style:use-window-font-color="true" style:text-outline="false" style:text-line-through-style="none" style:text-line-through-type="none" style:font-name="Times New Roman" fo:font-family="'Times New Roman'" fo:font-size="10pt" fo:font-style="normal" fo:text-shadow="none" style:text-underline-style="none" fo:font-weight="normal" style:font-size-asian="10pt" style:font-style-asian="normal" style:font-weight-asian="normal" style:font-name-complex="Times New Roman" style:font-family-complex="'Times New Roman'" style:font-size-complex="10pt" style:font-style-complex="normal" style:font-weight-complex="normal"/>
    </style:style>
    <style:style style:name="F2" style:family="table-cell" style:parent-style-name="Default" style:data-style-name="N1">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fo:font-size="18pt" fo:font-style="normal" fo:text-shadow="none" style:text-underline-style="none" fo:font-weight="normal" style:font-size-asian="18pt" style:font-style-asian="normal" style:font-weight-asian="normal" style:font-name-complex="Times New Roman" style:font-family-complex="'Times New Roman'" style:font-size-complex="18pt" style:font-style-complex="normal" style:font-weight-complex="normal"/>
    </style:style>
    <style:style style:name="F3" style:family="table-cell" style:parent-style-name="Default" style:data-style-name="N1">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fo:font-size="8pt" fo:font-style="normal" fo:text-shadow="none" style:text-underline-style="none" fo:font-weight="normal" style:font-size-asian="8pt" style:font-style-asian="normal" style:font-weight-asian="normal" style:font-name-complex="Times New Roman" style:font-family-complex="'Times New Roman'" style:font-size-complex="8pt" style:font-style-complex="normal" style:font-weight-complex="normal"/>
    </style:style>
    <style:style style:name="F4" style:family="table-cell" style:parent-style-name="Default" style:data-style-name="N1">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fo:font-size="12pt" fo:font-style="italic" fo:text-shadow="none" style:text-underline-style="none" fo:font-weight="normal" style:font-size-asian="12pt" style:font-style-asian="italic" style:font-weight-asian="normal" style:font-name-complex="Times New Roman" style:font-family-complex="'Times New Roman'" style:font-size-complex="12pt" style:font-style-complex="italic" style:font-weight-complex="normal"/>
    </style:style>
    <style:style style:name="F5" style:family="table-cell" style:parent-style-name="Default" style:data-style-name="N1">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fo:font-size="12pt" fo:font-style="normal" fo:text-shadow="none" style:text-underline-style="none" fo:font-weight="normal" style:font-size-asian="12pt" style:font-style-asian="normal" style:font-weight-asian="normal" style:font-name-complex="Arial" style:font-family-complex="Arial" style:font-size-complex="12pt" style:font-style-complex="normal" style:font-weight-complex="normal"/>
    </style:style>
    <style:style style:name="F6" style:family="table-cell" style:parent-style-name="Default" style:data-style-name="N1">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fo:font-size="18pt" fo:font-style="normal" fo:text-shadow="none" style:text-underline-style="none" fo:font-weight="normal" style:font-size-asian="18pt" style:font-style-asian="normal" style:font-weight-asian="normal" style:font-name-complex="Arial" style:font-family-complex="Arial" style:font-size-complex="18pt" style:font-style-complex="normal" style:font-weight-complex="normal"/>
    </style:style>
    <style:style style:name="F7" style:family="table-cell" style:parent-style-name="Default" style:data-style-name="N1">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fo:font-size="8pt" fo:font-style="normal" fo:text-shadow="none" style:text-underline-style="none" fo:font-weight="normal" style:font-size-asian="8pt" style:font-style-asian="normal" style:font-weight-asian="normal" style:font-name-complex="Arial" style:font-family-complex="Arial" style:font-size-complex="8pt" style:font-style-complex="normal" style:font-weight-complex="normal"/>
    </style:style>
    <style:style style:name="F8" style:family="table-cell" style:parent-style-name="Default" style:data-style-name="N1">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fo:font-size="12pt" fo:font-style="italic" fo:text-shadow="none" style:text-underline-style="none" fo:font-weight="normal" style:font-size-asian="12pt" style:font-style-asian="italic" style:font-weight-asian="normal" style:font-name-complex="Arial" style:font-family-complex="Arial" style:font-size-complex="12pt" style:font-style-complex="italic" style:font-weight-complex="normal"/>
    </style:style>
    <style:style style:name="Normal_5f_ERR_20_Namibia_20_marketing" style:display-name="Normal_ERR Namibia marketing"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Normal_5f_jwwREPMCA_20_ERR_20_Model_20_Tourism_20_Component_20_DRAFT_20_FINAL_20_V3_20_JB_20_July_20_2007" style:display-name="Normal_jwwREPMCA ERR Model Tourism Component DRAFT FINAL V3 JB July 200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fo:font-size="12pt" fo:font-style="normal" fo:text-shadow="none" style:text-underline-style="none" fo:font-weight="normal" style:font-size-asian="12pt" style:font-style-asian="normal" style:font-weight-asian="normal" style:font-name-complex="Times New Roman" style:font-family-complex="'Times New Roman'" style:font-size-complex="12pt" style:font-style-complex="normal" style:font-weight-complex="normal"/>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style:style style:name="Excel_5f_CondFormat_5f_3_5f_1_5f_1" style:display-name="Excel_CondFormat_3_1_1" style:family="table-cell" style:parent-style-name="Default">
      <style:table-cell-properties fo:background-color="transparent"/>
      <style:text-properties fo:color="#ffffff"/>
    </style:style>
    <style:style style:name="Excel_5f_CondFormat_5f_3_5f_1_5f_2" style:display-name="Excel_CondFormat_3_1_2" style:family="table-cell" style:parent-style-name="Default">
      <style:text-properties fo:color="#ff0000"/>
    </style:style>
    <style:style style:name="Excel_5f_BuiltIn_5f_Percent" style:display-name="Excel_BuiltIn_Percent" style:family="table-cell" style:parent-style-name="Default" style:data-style-name="N10">
      <style:table-cell-properties fo:padding="0.071cm"/>
    </style:style>
    <style:style style:name="Excel_5f_BuiltIn_5f_Comma" style:display-name="Excel_BuiltIn_Comma" style:family="table-cell" style:parent-style-name="Default" style:data-style-name="N125">
      <style:table-cell-properties fo:padding="0.071cm"/>
    </style:style>
    <draw:marker draw:name="Arrowhead_20_1" draw:display-name="Arrowhead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27cm" fo:margin-bottom="0.914cm" fo:margin-left="0.635cm" fo:margin-right="0.635cm" style:first-page-number="continue" style:scale-to="51%" style:table-centering="horizontal" style:writing-mode="lr-tb"/>
      <style:header-style>
        <style:header-footer-properties svg:height="1.229cm" fo:margin-left="1.265cm" fo:margin-right="1.265cm" fo:margin-bottom="0cm"/>
      </style:header-style>
      <style:footer-style>
        <style:header-footer-properties fo:min-height="0.75cm" fo:margin-left="1.265cm" fo:margin-right="1.265cm" fo:margin-top="1.233cm"/>
      </style:footer-style>
    </style:page-layout>
    <style:page-layout style:name="Mpm4">
      <style:page-layout-properties fo:page-width="21.59cm" fo:page-height="27.94cm" style:num-format="1" style:print-orientation="portrait" fo:margin-top="1.27cm" fo:margin-bottom="0.914cm" fo:margin-left="1.27cm" fo:margin-right="1.27cm" style:first-page-number="continue" style:scale-to="60%" style:table-centering="horizontal" style:writing-mode="lr-tb"/>
      <style:header-style>
        <style:header-footer-properties svg:height="1.229cm" fo:margin-left="0.63cm" fo:margin-right="0.63cm" fo:margin-bottom="0cm"/>
      </style:header-style>
      <style:footer-style>
        <style:header-footer-properties fo:min-height="0.75cm" fo:margin-left="0.63cm" fo:margin-right="0.63cm" fo:margin-top="1.233cm"/>
      </style:footer-style>
    </style:page-layout>
    <style:page-layout style:name="Mpm5">
      <style:page-layout-properties fo:page-width="21.59cm" fo:page-height="27.94cm" style:num-format="1" style:print-orientation="portrait" fo:margin-top="1.27cm" fo:margin-bottom="2.499cm" fo:margin-left="0.635cm" fo:margin-right="0.635cm" style:first-page-number="continue" style:scale-to="49%" style:table-centering="horizontal" style:writing-mode="lr-tb"/>
      <style:header-style>
        <style:header-footer-properties svg:height="1.229cm" fo:margin-left="1.265cm" fo:margin-right="1.265cm" fo:margin-bottom="0cm"/>
      </style:header-style>
      <style:footer-style>
        <style:header-footer-properties fo:min-height="0.75cm" fo:margin-left="1.265cm" fo:margin-right="1.265cm" fo:margin-top="0cm"/>
      </style:footer-style>
    </style:page-layout>
    <style:page-layout style:name="Mpm6">
      <style:page-layout-properties style:num-format="1" style:print-orientation="portrait" fo:margin-top="1.27cm" fo:margin-bottom="0.914cm" fo:margin-left="0.635cm" fo:margin-right="0.635cm" style:first-page-number="continue" style:scale-to-X="1" style:scale-to-Y="1" style:table-centering="horizontal" style:writing-mode="lr-tb"/>
      <style:header-style>
        <style:header-footer-properties svg:height="1.229cm" fo:margin-left="1.265cm" fo:margin-right="1.265cm" fo:margin-bottom="0cm"/>
      </style:header-style>
      <style:footer-style>
        <style:header-footer-properties fo:min-height="0.75cm" fo:margin-left="1.265cm" fo:margin-right="1.265cm" fo:margin-top="1.233cm"/>
      </style:footer-style>
    </style:page-layout>
    <style:page-layout style:name="Mpm7">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line-through-type="none" style:text-position="0% 100%" style:font-name="Arial" fo:font-size="27pt" fo:font-style="normal" fo:text-shadow="none" style:text-underline-style="none" fo:font-weight="normal" style:font-size-asian="27pt" style:font-style-asian="normal" style:font-weight-asian="normal" style:font-name-complex="Arial" style:font-size-complex="27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T3" style:family="text">
      <style:text-properties style:use-window-font-color="true" style:text-outline="false" style:text-line-through-style="none" style:text-line-through-type="none" style:text-position="0% 100%" style:font-name="Arial" fo:font-size="28pt" fo:font-style="normal" fo:text-shadow="none" style:text-underline-style="none" fo:font-weight="normal" style:font-size-asian="28pt" style:font-style-asian="normal" style:font-weight-asian="normal" style:font-name-complex="Arial" style:font-size-complex="28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5">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User_27_s_20_Guide" style:display-name="PageStyle_User's Guide" style:page-layout-name="Mpm3">
      <style:header>
        <style:region-right>
          <text:p><text:span text:style-name="MT1"><text:sheet-name>???</text:sheet-name></text:span><text:span text:style-name="MT1"> <text:s/></text:span></text:p>
          <text:p><text:span text:style-name="MT2"/></text:p>
          <text:p><text:span text:style-name="MT2"><text:s text:c="2"/></text:span></text:p>
        </style:region-right>
      </style:header>
      <style:header-left style:display="false">
        <style:region-right>
          <text:p><text:span text:style-name="MT1"><text:sheet-name>???</text:sheet-name></text:span><text:span text:style-name="MT1"> <text:s/></text:span></text:p>
          <text:p><text:span text:style-name="MT2"/></text:p>
          <text:p><text:span text:style-name="MT2"><text:s text:c="2"/></text:span></text:p>
        </style:region-right>
      </style:header-left>
      <style:footer>
        <style:region-right>
          <text:p><text:span text:style-name="MT2"><text:page-number>1</text:page-number></text:span></text:p>
        </style:region-right>
      </style:footer>
      <style:footer-left style:display="false">
        <style:region-right>
          <text:p><text:span text:style-name="MT2"><text:page-number>1</text:page-number></text:span></text:p>
        </style:region-right>
      </style:footer-left>
    </style:master-page>
    <style:master-page style:name="PageStyle_5f_Activity_20_Description" style:display-name="PageStyle_Activity Description" style:page-layout-name="Mpm4">
      <style:header>
        <style:region-right>
          <text:p><text:span text:style-name="MT1"><text:sheet-name>???</text:sheet-name></text:span><text:span text:style-name="MT1"> <text:s/></text:span></text:p>
          <text:p><text:span text:style-name="MT2"/></text:p>
          <text:p><text:span text:style-name="MT2"><text:s text:c="2"/></text:span></text:p>
        </style:region-right>
      </style:header>
      <style:header-left style:display="false">
        <style:region-right>
          <text:p><text:span text:style-name="MT1"><text:sheet-name>???</text:sheet-name></text:span><text:span text:style-name="MT1"> <text:s/></text:span></text:p>
          <text:p><text:span text:style-name="MT2"/></text:p>
          <text:p><text:span text:style-name="MT2"><text:s text:c="2"/></text:span></text:p>
        </style:region-right>
      </style:header-left>
      <style:footer>
        <style:region-right>
          <text:p><text:span text:style-name="MT2"><text:page-number>1</text:page-number></text:span></text:p>
        </style:region-right>
      </style:footer>
      <style:footer-left style:display="false">
        <style:region-right>
          <text:p><text:span text:style-name="MT2"><text:page-number>1</text:page-number></text:span></text:p>
        </style:region-right>
      </style:footer-left>
    </style:master-page>
    <style:master-page style:name="PageStyle_5f_ERR_20__26__20_Sensitivity_20_Analysis" style:display-name="PageStyle_ERR &amp; Sensitivity Analysis" style:page-layout-name="Mpm5">
      <style:header>
        <style:region-right>
          <text:p><text:span text:style-name="MT1"><text:sheet-name>???</text:sheet-name></text:span><text:span text:style-name="MT1"> <text:s/></text:span></text:p>
          <text:p><text:span text:style-name="MT2"/></text:p>
          <text:p><text:span text:style-name="MT2"><text:s text:c="2"/></text:span></text:p>
        </style:region-right>
      </style:header>
      <style:header-left style:display="false">
        <style:region-right>
          <text:p><text:span text:style-name="MT1"><text:sheet-name>???</text:sheet-name></text:span><text:span text:style-name="MT1"> <text:s/></text:span></text:p>
          <text:p><text:span text:style-name="MT2"/></text:p>
          <text:p><text:span text:style-name="MT2"><text:s text:c="2"/></text:span></text:p>
        </style:region-right>
      </style:header-left>
      <style:footer style:display="false"/>
      <style:footer-left style:display="false"/>
    </style:master-page>
    <style:master-page style:name="PageStyle_5f_ERR_20_CALCULATION" style:display-name="PageStyle_ERR CALCULATION" style:page-layout-name="Mpm6">
      <style:header>
        <style:region-right>
          <text:p><text:span text:style-name="MT1"><text:sheet-name>???</text:sheet-name></text:span><text:span text:style-name="MT1"> </text:span><text:span text:style-name="MT3"><text:s/></text:span></text:p>
          <text:p><text:span text:style-name="MT2"/></text:p>
          <text:p><text:span text:style-name="MT2"/></text:p>
        </style:region-right>
      </style:header>
      <style:header-left style:display="false">
        <style:region-right>
          <text:p><text:span text:style-name="MT1"><text:sheet-name>???</text:sheet-name></text:span><text:span text:style-name="MT1"> </text:span><text:span text:style-name="MT3"><text:s/></text:span></text:p>
          <text:p><text:span text:style-name="MT2"/></text:p>
          <text:p><text:span text:style-name="MT2"/></text:p>
        </style:region-right>
      </style:header-left>
      <style:footer>
        <style:region-right>
          <text:p><text:span text:style-name="MT2"><text:page-number>1</text:page-number></text:span></text:p>
        </style:region-right>
      </style:footer>
      <style:footer-left style:display="false">
        <style:region-right>
          <text:p><text:span text:style-name="MT2"><text:page-number>1</text:page-number></text:span></text:p>
        </style:region-right>
      </style:footer-left>
    </style:master-page>
    <style:master-page style:name="PageStyle_5f_Value_20_Added_20_per_20_Tourist" style:display-name="PageStyle_Value Added per Tourist" style:page-layout-name="Mpm6">
      <style:header>
        <style:region-right>
          <text:p><text:span text:style-name="MT1"><text:sheet-name>???</text:sheet-name></text:span><text:span text:style-name="MT1"> <text:s/></text:span></text:p>
          <text:p><text:span text:style-name="MT2"/></text:p>
          <text:p><text:span text:style-name="MT2"/></text:p>
        </style:region-right>
      </style:header>
      <style:header-left style:display="false">
        <style:region-right>
          <text:p><text:span text:style-name="MT1"><text:sheet-name>???</text:sheet-name></text:span><text:span text:style-name="MT1"> <text:s/></text:span></text:p>
          <text:p><text:span text:style-name="MT2"/></text:p>
          <text:p><text:span text:style-name="MT2"/></text:p>
        </style:region-right>
      </style:header-left>
      <style:footer>
        <style:region-right>
          <text:p><text:span text:style-name="MT2"><text:page-number>1</text:page-number></text:span></text:p>
        </style:region-right>
      </style:footer>
      <style:footer-left style:display="false">
        <style:region-right>
          <text:p><text:span text:style-name="MT2"><text:page-number>1</text:page-number></text:span></text:p>
        </style:region-right>
      </style:footer-left>
    </style:master-page>
    <style:master-page style:name="PageStyle_5f_CB_5f_DATA_5f_" style:display-name="PageStyle_CB_DATA_"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l23481</meta:initial-creator>
    <meta:creation-date>2007-03-21T04:43:29</meta:creation-date>
    <dc:date>2015-06-15T20:43:35.077000000</dc:date>
    <meta:print-date>2008-09-29T17:11:02</meta:print-date>
    <meta:editing-duration>PT27S</meta:editing-duration>
    <meta:editing-cycles>1</meta:editing-cycles>
    <meta:document-statistic meta:table-count="6" meta:cell-count="283" meta:object-count="18"/>
    <meta:generator>LibreOffice/4.3.4.1$Windows_x86 LibreOffice_project/bc356b2f991740509f321d70e4512a6a54c5f243</meta:generator>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accept_disclaimer()
'
' accept_disclaimer Macro
' Macro recorded 13/04/2007 by hol37187
'

'
    ActiveWorkbook.Unprotect
    ActiveWindow.DisplayWorkbookTabs = True
    Sheets("Results").Select
End Sub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save()
'
' save Macro
' Macro recorded 16/04/2007 by hol37187
'

'
    Sheets("Title").Select
    ActiveWindow.DisplayWorkbookTabs = False
    ActiveWorkbook.Protect Structure:=True, Windows:=False
    ChDir "F:\PROJECTS\232626 Tanzania DD MCC (GBDPI1DC01)\Financial Working Docs"
    ActiveWorkbook.SaveAs Filename:= _
        "F:\PROJECTS\232626 Tanzania DD MCC (GBDPI1DC01)\Financial Working Docs\Subsea cable model.xls" _
        , FileFormat:=xlNormal, Password:="", WriteResPassword:="", _
        ReadOnlyRecommended:=True, CreateBackup:=False
End Sub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Macro3()
'
' Macro3 Macro
' Macro recorded 06/07/2007 by DOY25040
'
' Keyboard Shortcut: Ctrl+e
'
    Range("A5:AJ243").Select
    Selection.Sort Key1:=Range("AI5"), Order1:=xlDescending, Header:=xlGuess _
        , OrderCustom:=1, MatchCase:=False, Orientation:=xlTopToBottom, _
        DataOption1:=xlSortNormal
    Range("A5").Select
End Sub
Sub Macro2()
'
' Macro2 Macro
' Macro recorded 06/07/2007 by DOY25040
'
' Keyboard Shortcut: Ctrl+r
'
    Application.Goto Reference:="miniprojrange"
    Selection.Sort Key1:=Range("AI5"), Order1:=xlDescending, Header:=xlGuess _
        , OrderCustom:=1, MatchCase:=False, Orientation:=xlTopToBottom, _
        DataOption1:=xlSortNormal
    Range("A5").Select
End Sub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Reset1()
'
' Reset1 Macro
' Macro recorded 6/5/2008
'

'
    Range("D10").Select
    ActiveCell.FormulaR1C1 = "100%"
    Range("D11").Select
    ActiveCell.FormulaR1C1 = "100%"
    Range("D13").Select
    ActiveCell.FormulaR1C1 = "0.0129"
    Range("D14").Select
    ActiveCell.FormulaR1C1 = "119.4"
    Range("D15").Select
    ActiveCell.FormulaR1C1 = "146.05"
    Range("D16").Select
    ActiveCell.FormulaR1C1 = "6.4%"
    Range("D17").Select
    ActiveCell.FormulaR1C1 = "1300"
    Range("A1").Select
End Sub
</script:module>
</file>

<file path=Basic/VBAProject/ResetModule.xml><?xml version="1.0" encoding="utf-8"?>
<!DOCTYPE module  PUBLIC '-//OpenOffice.org//DTD OfficeDocument 1.0//EN'  'module.dtd'>
<script:module xmlns:script="http://openoffice.org/2000/script" script:name="ResetModule" script:language="StarBasic" script:moduleType="normal">Rem Attribute VBA_ModuleType=VBAModule
Option VBASupport 1
Sub Reset1()
'
' Reset1 Macro
' Macro recorded 6/5/2008
'
'
    Range("D26").Select
    ActiveCell.FormulaR1C1 = "100%"
    Range("D27").Select
    ActiveCell.FormulaR1C1 = "100%"
    Range("D29").Select
    ActiveCell.FormulaR1C1 = "0.38"
    Range("D30").Select
    ActiveCell.FormulaR1C1 = "7.0"
    Range("D31").Select
    ActiveCell.FormulaR1C1 = "0.5"
    Range("D32").Select
    ActiveCell.FormulaR1C1 = "2260"
End Sub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Private Sub Worksheet_Activate()

End Sub

Private Sub Worksheet_BeforeDoubleClick(ByVal Target As Range, Cancel As Boolean)

End Sub

Private Sub Worksheet_FollowHyperlink(ByVal Target As Hyperlink)

End Sub

Private Sub Worksheet_SelectionChange(ByVal Target As Range)

End Sub
</script:module>
</file>

<file path=Basic/VBAProject/Sheet19.xml><?xml version="1.0" encoding="utf-8"?>
<!DOCTYPE module  PUBLIC '-//OpenOffice.org//DTD OfficeDocument 1.0//EN'  'module.dtd'>
<script:module xmlns:script="http://openoffice.org/2000/script" script:name="Sheet19"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UserForm1.xml><?xml version="1.0" encoding="utf-8"?>
<!DOCTYPE module  PUBLIC '-//OpenOffice.org//DTD OfficeDocument 1.0//EN'  'module.dtd'>
<script:module xmlns:script="http://openoffice.org/2000/script" script:name="UserForm1" script:language="StarBasic" script:moduleType="form">Rem Attribute VBA_ModuleType=VBAForm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2"/>
  <library:element library:name="Module3"/>
  <library:element library:name="Module4"/>
  <library:element library:name="Module5"/>
  <library:element library:name="ResetModule"/>
  <library:element library:name="Sheet1"/>
  <library:element library:name="Sheet19"/>
  <library:element library:name="Sheet2"/>
  <library:element library:name="Sheet3"/>
  <library:element library:name="Sheet8"/>
  <library:element library:name="Sheet9"/>
  <library:element library:name="ThisWorkbook"/>
  <library:element library:name="UserForm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VBAProject/UserForm1.xml><?xml version="1.0" encoding="utf-8"?>
<!DOCTYPE window  PUBLIC '-//OpenOffice.org//DTD OfficeDocument 1.0//EN'  'dialog.dtd'>
<dlg:window xmlns:dlg="http://openoffice.org/2000/dialog" xmlns:script="http://openoffice.org/2000/script" dlg:style-id="0" dlg:id="UserForm1" dlg:left="0" dlg:top="0" dlg:width="150" dlg:height="111" dlg:closeable="true" dlg:moveable="true" dlg:title="UserForm1">
  <dlg:styles>
    <dlg:style dlg:style-id="0" dlg:background-color="0xece9d8"/>
  </dlg:styles>
</dlg:window>
</file>

<file path=Dialogs/VBAProject/dialog-lb.xml><?xml version="1.0" encoding="utf-8"?>
<!DOCTYPE library  PUBLIC '-//OpenOffice.org//DTD OfficeDocument 1.0//EN'  'library.dtd'>
<library:library xmlns:library="http://openoffice.org/2000/library" library:name="VBAProject" library:readonly="false" library:passwordprotected="false">
  <library:element library:name="UserForm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style:style style:name="ch1" style:family="chart">
      <style:graphic-properties draw:stroke="solid"/>
    </style:style>
    <style:style style:name="ch2" style:family="chart">
      <style:chart-properties chart:auto-position="true" style:rotation-angle="0"/>
      <style:text-properties fo:color="#000000" fo:font-family="Arial" fo:font-size="12.75pt" fo:font-weight="bold" style:font-size-asian="12.75pt" style:font-weight-asian="bold" style:font-family-complex="Arial" style:font-size-complex="12.75pt" style:font-weight-complex="bold"/>
    </style:style>
    <style:style style:name="ch3" style:family="chart">
      <style:chart-properties chart:include-hidden-cells="false" chart:auto-position="true" chart:auto-size="true" chart:treat-empty-cells="leave-gap" chart:series-source="rows"/>
    </style:style>
    <style:style style:name="ch4" style:family="chart" style:data-style-name="N1">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11pt" style:font-size-asian="11pt" style:font-family-complex="Arial" style:font-size-complex="11pt"/>
    </style:style>
    <style:style style:name="ch5" style:family="chart" style:data-style-name="N1">
      <style:chart-properties chart:display-label="true" chart:logarithmic="false" chart:reverse-direction="false" text:line-break="false" chart:link-data-style-to-source="true" chart:axis-position="1" chart:tick-mark-position="at-axis"/>
      <style:text-properties fo:color="#000000" fo:font-family="Arial" fo:font-size="11pt" style:font-size-asian="11pt" style:font-family-complex="Arial" style:font-size-complex="11pt"/>
    </style:style>
    <style:style style:name="ch6" style:family="chart">
      <style:chart-properties chart:auto-position="true" style:rotation-angle="90"/>
      <style:text-properties fo:color="#000000" fo:font-family="Arial" fo:font-size="12.75pt" fo:font-weight="bold" style:font-size-asian="12.75pt" style:font-weight-asian="bold" style:font-family-complex="Arial" style:font-size-complex="12.75pt" style:font-weight-complex="bold"/>
    </style:style>
    <style:style style:name="ch7" style:family="chart" style:data-style-name="N1">
      <style:chart-properties chart:link-data-style-to-source="true"/>
      <style:graphic-properties svg:stroke-width="0.035cm" draw:fill-color="#0066cc"/>
      <style:text-properties fo:font-size="10pt" style:font-size-asian="10pt" style:font-size-complex="10pt"/>
    </style:style>
    <style:style style:name="ch8" style:family="chart">
      <style:graphic-properties draw:stroke="solid" svg:stroke-width="0.035cm" svg:stroke-color="#808080" draw:fill="solid" draw:fill-color="#c0c0c0"/>
    </style:style>
    <style:style style:name="ch9" style:family="chart">
      <style:graphic-properties draw:fill-color="#d9d9d9"/>
    </style:style>
  </office:automatic-styles>
  <office:body>
    <office:chart>
      <chart:chart svg:width="32.14cm" svg:height="16.457cm" xlink:href=".." xlink:type="simple" chart:class="chart:area" chart:style-name="ch1">
        <chart:title svg:x="14.137cm" svg:y="0.465cm" chart:style-name="ch2">
          <text:p>Total Net Benefits</text:p>
        </chart:title>
        <chart:plot-area chart:style-name="ch3" table:cell-range-address="'ERR CALCULATION'.C32:'ERR CALCULATION'.I32 'ERR CALCULATION'.D41:'ERR CALCULATION'.J41" chart:data-source-has-labels="both" svg:x="1.866cm" svg:y="1.567cm" svg:width="29.632cm" svg:height="13.367cm">
          <chartooo:coordinate-region svg:x="3.943cm" svg:y="1.793cm" svg:width="27.447cm" svg:height="12.916cm"/>
          <chart:axis chart:dimension="x" chart:name="primary-x" chart:style-name="ch4" chartooo:axis-type="auto">
            <chartooo:date-scale/>
            <chart:title svg:x="16.138cm" svg:y="15.264cm" chart:style-name="ch2">
              <text:p>Year</text:p>
            </chart:title>
            <chart:categories table:cell-range-address="'ERR CALCULATION'.C32:'ERR CALCULATION'.I32"/>
          </chart:axis>
          <chart:axis chart:dimension="y" chart:name="primary-y" chart:style-name="ch5">
            <chart:title svg:x="0.451cm" svg:y="8.755cm" chart:style-name="ch6">
              <text:p>US$</text:p>
            </chart:title>
            <chart:grid chart:class="major"/>
          </chart:axis>
          <chart:series chart:style-name="ch7" chart:values-cell-range-address="'ERR CALCULATION'.D41:'ERR CALCULATION'.J41" chart:label-cell-address="'ERR CALCULATION'.D41:'ERR CALCULATION'.J41" chart:class="chart:area">
            <chart:data-point chart:repeated="7"/>
          </chart:series>
          <chart:wall chart:style-name="ch8"/>
          <chart:floor chart:style-name="ch9"/>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float" office:value="0">
                <text:p/>
                <draw:g>
                  <svg:desc>'ERR CALCULATION'.C32:'ERR CALCULATION'.I32</svg:desc>
                </draw:g>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cell office:value-type="float" office:value="6">
                <text:p>10</text:p>
              </table:table-cell>
            </table:table-row>
          </table:table-header-rows>
          <table:table-rows>
            <table:table-row>
              <table:table-cell office:value-type="string">
                <text:p>0 -9806167 -44299 1217134 1506898 9926994 6518181</text:p>
                <text:list>
                  <text:list-item>
                    <text:p>0</text:p>
                  </text:list-item>
                  <text:list-item>
                    <text:p>-9806167</text:p>
                  </text:list-item>
                  <text:list-item>
                    <text:p>-44299</text:p>
                  </text:list-item>
                  <text:list-item>
                    <text:p>1217134</text:p>
                  </text:list-item>
                  <text:list-item>
                    <text:p>1506898</text:p>
                  </text:list-item>
                  <text:list-item>
                    <text:p>9926994</text:p>
                  </text:list-item>
                  <text:list-item>
                    <text:p>6518181</text:p>
                  </text:list-item>
                </text:list>
                <draw:g>
                  <svg:desc>'ERR CALCULATION'.D41:'ERR CALCULATION'.J41</svg:desc>
                </draw:g>
              </table:table-cell>
              <table:table-cell office:value-type="float" office:value="0">
                <text:p>0</text:p>
                <draw:g>
                  <svg:desc>'ERR CALCULATION'.D41:'ERR CALCULATION'.J41</svg:desc>
                </draw:g>
              </table:table-cell>
              <table:table-cell office:value-type="float" office:value="-9806166.81333333">
                <text:p>-9806166.81333333</text:p>
              </table:table-cell>
              <table:table-cell office:value-type="float" office:value="-44298.7440000027">
                <text:p>-44298.7440000027</text:p>
              </table:table-cell>
              <table:table-cell office:value-type="float" office:value="1217134.09626667">
                <text:p>1217134.09626667</text:p>
              </table:table-cell>
              <table:table-cell office:value-type="float" office:value="1506897.84056">
                <text:p>1506897.84056</text:p>
              </table:table-cell>
              <table:table-cell office:value-type="float" office:value="9926994.28">
                <text:p>9926994.28</text:p>
              </table:table-cell>
              <table:table-cell office:value-type="float" office:value="6518180.676">
                <text:p>6518180.67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solid"/>
    </style:style>
    <style:style style:name="ch2" style:family="chart">
      <style:chart-properties chart:auto-position="true" style:rotation-angle="0"/>
      <style:text-properties fo:color="#000000" fo:font-family="Arial" fo:font-size="11pt" style:font-size-asian="11pt" style:font-family-complex="Arial" style:font-size-complex="11pt"/>
    </style:style>
    <style:style style:name="ch3" style:family="chart">
      <style:chart-properties chart:stacked="true" chart:include-hidden-cells="false" chart:treat-empty-cells="leave-gap"/>
    </style:style>
    <style:style style:name="ch4" style:family="chart" style:data-style-name="N11">
      <style:chart-properties chart:display-label="true" chart:logarithmic="false" chart:text-overlap="true" chart:reverse-direction="false" text:line-break="true" chart:label-arrangement="side-by-side" chart:link-data-style-to-source="true" chart:axis-position="0" chart:tick-mark-position="at-axis"/>
      <style:text-properties fo:color="#000000" fo:font-family="Arial" fo:font-size="11pt" style:font-size-asian="11pt" style:font-family-complex="Arial" style:font-size-complex="11pt"/>
    </style:style>
    <style:style style:name="ch5" style:family="chart" style:data-style-name="N0">
      <style:chart-properties chart:display-label="true" chart:logarithmic="false" chart:minimum="0" chart:gap-width="10" chart:overlap="100" chart:reverse-direction="false" text:line-break="false" chart:link-data-style-to-source="true" chart:axis-position="1" chart:tick-mark-position="at-axis"/>
      <style:text-properties fo:color="#000000" fo:font-family="Arial" fo:font-size="11pt" style:font-size-asian="11pt" style:font-family-complex="Arial" style:font-size-complex="11pt"/>
    </style:style>
    <style:style style:name="ch6" style:family="chart">
      <style:chart-properties chart:auto-position="true" style:rotation-angle="90"/>
      <style:text-properties fo:color="#000000" fo:font-family="Arial" fo:font-size="11pt" style:font-size-asian="11pt" style:font-family-complex="Arial" style:font-size-complex="11pt"/>
    </style:style>
    <style:style style:name="ch7" style:family="chart" style:data-style-name="N0">
      <style:chart-properties chart:link-data-style-to-source="true"/>
      <style:graphic-properties draw:stroke="none" draw:fill-color="#0000ff"/>
      <style:text-properties fo:font-size="10pt" style:font-size-asian="10pt" style:font-size-complex="10pt"/>
    </style:style>
    <style:style style:name="ch8" style:family="chart">
      <style:graphic-properties draw:stroke="solid" draw:fill="solid" draw:fill-color="#ffffff"/>
    </style:style>
    <style:style style:name="ch9" style:family="chart">
      <style:graphic-properties draw:fill-color="#d9d9d9"/>
    </style:style>
  </office:automatic-styles>
  <office:body>
    <office:chart>
      <chart:chart svg:width="31.694cm" svg:height="14.923cm" xlink:href=".." xlink:type="simple" chart:class="chart:bar" chart:style-name="ch1">
        <chart:title svg:x="10.908cm" svg:y="0.433cm" chart:style-name="ch2">
          <text:p>Distribution of ERR Given Uncertainty in Key Parameters
(as of 7/15/2008)</text:p>
        </chart:title>
        <chart:plot-area chart:style-name="ch3" svg:x="1.139cm" svg:y="1.739cm" svg:width="30.282cm" svg:height="12.921cm">
          <chartooo:coordinate-region svg:x="1.139cm" svg:y="1.965cm" svg:width="30.282cm" svg:height="12.47cm"/>
          <chart:axis chart:dimension="x" chart:name="primary-x" chart:style-name="ch4"/>
          <chart:axis chart:dimension="y" chart:name="primary-y" chart:style-name="ch5">
            <chart:title svg:x="0cm" svg:y="9.182cm" chart:style-name="ch6">
              <text:p>Frequency</text:p>
            </chart:title>
          </chart:axis>
          <chart:series chart:style-name="ch7" chart:values-cell-range-address="" chart:class="chart:bar">
            <chart:data-point/>
          </chart:series>
          <chart:wall chart:style-name="ch8"/>
          <chart:floor chart:style-name="ch9"/>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